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9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 style:data-style-name="N121">
      <style:table-cell-properties fo:border="0.74pt solid #000000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 / 9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 / 8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1/training_po_full_v1/user11/aso/training_set.lp</text:p>
          </table:table-cell>
          <table:table-cell office:value-type="float" office:value="42.2077" calcext:value-type="float">
            <text:p>42.2077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42.2077" calcext:value-type="float">
            <text:p>42.2077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42.2077" calcext:value-type="float">
            <text:p>42.2077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42.2077" calcext:value-type="float">
            <text:p>42.2077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5/aso/training_set.lp</text:p>
          </table:table-cell>
          <table:table-cell office:value-type="float" office:value="48.2709" calcext:value-type="float">
            <text:p>48.2709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48.2709" calcext:value-type="float">
            <text:p>48.2709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48.2709" calcext:value-type="float">
            <text:p>48.2709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48.2709" calcext:value-type="float">
            <text:p>48.2709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7/aso/training_set.lp</text:p>
          </table:table-cell>
          <table:table-cell office:value-type="float" office:value="50.0869" calcext:value-type="float">
            <text:p>50.0869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50.0869" calcext:value-type="float">
            <text:p>50.0869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50.0869" calcext:value-type="float">
            <text:p>50.0869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50.0869" calcext:value-type="float">
            <text:p>50.0869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9/aso/training_set.lp</text:p>
          </table:table-cell>
          <table:table-cell office:value-type="float" office:value="42.5801" calcext:value-type="float">
            <text:p>42.5801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42.5801" calcext:value-type="float">
            <text:p>42.5801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42.5801" calcext:value-type="float">
            <text:p>42.5801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42.5801" calcext:value-type="float">
            <text:p>42.5801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1/aso/training_set.lp</text:p>
          </table:table-cell>
          <table:table-cell office:value-type="float" office:value="45.2145" calcext:value-type="float">
            <text:p>45.2145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45.2145" calcext:value-type="float">
            <text:p>45.2145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45.2145" calcext:value-type="float">
            <text:p>45.2145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45.2145" calcext:value-type="float">
            <text:p>45.2145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17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/training_po_full_v1/user23/aso/training_set.lp</text:p>
          </table:table-cell>
          <table:table-cell office:value-type="float" office:value="43.8178" calcext:value-type="float">
            <text:p>43.8178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43.8178" calcext:value-type="float">
            <text:p>43.8178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43.8178" calcext:value-type="float">
            <text:p>43.8178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43.8178" calcext:value-type="float">
            <text:p>43.8178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1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6/aso/training_set.lp</text:p>
          </table:table-cell>
          <table:table-cell office:value-type="float" office:value="55.5341" calcext:value-type="float">
            <text:p>55.5341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55.5341" calcext:value-type="float">
            <text:p>55.5341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55.5341" calcext:value-type="float">
            <text:p>55.5341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55.5341" calcext:value-type="float">
            <text:p>55.5341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3/aso/training_set.lp</text:p>
          </table:table-cell>
          <table:table-cell office:value-type="float" office:value="47.4061" calcext:value-type="float">
            <text:p>47.4061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47.4061" calcext:value-type="float">
            <text:p>47.4061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47.4061" calcext:value-type="float">
            <text:p>47.4061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47.4061" calcext:value-type="float">
            <text:p>47.4061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32/aso/training_set.lp</text:p>
          </table:table-cell>
          <table:table-cell office:value-type="float" office:value="39.6394" calcext:value-type="float">
            <text:p>39.6394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39.6394" calcext:value-type="float">
            <text:p>39.6394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39.6394" calcext:value-type="float">
            <text:p>39.6394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39.6394" calcext:value-type="float">
            <text:p>39.6394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8/aso/training_set.lp</text:p>
          </table:table-cell>
          <table:table-cell office:value-type="float" office:value="47.5587" calcext:value-type="float">
            <text:p>47.5587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47.5587" calcext:value-type="float">
            <text:p>47.5587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47.5587" calcext:value-type="float">
            <text:p>47.5587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47.5587" calcext:value-type="float">
            <text:p>47.5587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39/aso/training_set.lp</text:p>
          </table:table-cell>
          <table:table-cell office:value-type="float" office:value="44.3356" calcext:value-type="float">
            <text:p>44.3356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44.3356" calcext:value-type="float">
            <text:p>44.3356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44.3356" calcext:value-type="float">
            <text:p>44.3356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44.3356" calcext:value-type="float">
            <text:p>44.3356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3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/aso/training_set.lp</text:p>
          </table:table-cell>
          <table:table-cell office:value-type="float" office:value="49.3776" calcext:value-type="float">
            <text:p>49.3776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49.3776" calcext:value-type="float">
            <text:p>49.3776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49.3776" calcext:value-type="float">
            <text:p>49.3776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49.3776" calcext:value-type="float">
            <text:p>49.3776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8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3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2/aso/training_set.lp</text:p>
          </table:table-cell>
          <table:table-cell office:value-type="float" office:value="42.2989" calcext:value-type="float">
            <text:p>42.2989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42.2989" calcext:value-type="float">
            <text:p>42.2989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42.2989" calcext:value-type="float">
            <text:p>42.2989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42.2989" calcext:value-type="float">
            <text:p>42.2989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3/aso/training_set.lp</text:p>
          </table:table-cell>
          <table:table-cell office:value-type="float" office:value="45.4113" calcext:value-type="float">
            <text:p>45.4113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45.4113" calcext:value-type="float">
            <text:p>45.4113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45.4113" calcext:value-type="float">
            <text:p>45.4113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45.4113" calcext:value-type="float">
            <text:p>45.4113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4/aso/training_set.lp</text:p>
          </table:table-cell>
          <table:table-cell office:value-type="float" office:value="43.9912" calcext:value-type="float">
            <text:p>43.9912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43.9912" calcext:value-type="float">
            <text:p>43.9912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43.9912" calcext:value-type="float">
            <text:p>43.9912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43.9912" calcext:value-type="float">
            <text:p>43.9912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45/aso/training_set.lp</text:p>
          </table:table-cell>
          <table:table-cell office:value-type="float" office:value="39.7931" calcext:value-type="float">
            <text:p>39.7931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39.7931" calcext:value-type="float">
            <text:p>39.7931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39.7931" calcext:value-type="float">
            <text:p>39.7931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39.7931" calcext:value-type="float">
            <text:p>39.7931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1/aso/training_set.lp</text:p>
          </table:table-cell>
          <table:table-cell office:value-type="float" office:value="29.6681" calcext:value-type="float">
            <text:p>29.6681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29.6681" calcext:value-type="float">
            <text:p>29.668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29.6681" calcext:value-type="float">
            <text:p>29.668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29.6681" calcext:value-type="float">
            <text:p>29.6681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1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8-[.L5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5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2/aso/training_set.lp</text:p>
          </table:table-cell>
          <table:table-cell office:value-type="float" office:value="58.2365" calcext:value-type="float">
            <text:p>58.2365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58.2365" calcext:value-type="float">
            <text:p>58.2365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58.2365" calcext:value-type="float">
            <text:p>58.2365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58.2365" calcext:value-type="float">
            <text:p>58.2365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5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5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6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/training_po_full_v1/user53/aso/training_set.lp</text:p>
          </table:table-cell>
          <table:table-cell office:value-type="float" office:value="13.6122" calcext:value-type="float">
            <text:p>13.6122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3.6122" calcext:value-type="float">
            <text:p>13.6122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3.6122" calcext:value-type="float">
            <text:p>13.6122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3.6122" calcext:value-type="float">
            <text:p>13.6122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5/aso/training_set.lp</text:p>
          </table:table-cell>
          <table:table-cell office:value-type="float" office:value="36.7347" calcext:value-type="float">
            <text:p>36.7347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36.7347" calcext:value-type="float">
            <text:p>36.7347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36.7347" calcext:value-type="float">
            <text:p>36.7347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36.7347" calcext:value-type="float">
            <text:p>36.7347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6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7/aso/training_set.lp</text:p>
          </table:table-cell>
          <table:table-cell office:value-type="float" office:value="46.5323" calcext:value-type="float">
            <text:p>46.5323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46.5323" calcext:value-type="float">
            <text:p>46.5323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46.5323" calcext:value-type="float">
            <text:p>46.5323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46.5323" calcext:value-type="float">
            <text:p>46.5323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/training_po_full_v1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5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11/aso/training_set.lp</text:p>
          </table:table-cell>
          <table:table-cell office:value-type="float" office:value="48.4501" calcext:value-type="float">
            <text:p>48.4501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48.4501" calcext:value-type="float">
            <text:p>48.4501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48.4501" calcext:value-type="float">
            <text:p>48.4501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48.4501" calcext:value-type="float">
            <text:p>48.4501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6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15/aso/training_set.lp</text:p>
          </table:table-cell>
          <table:table-cell office:value-type="float" office:value="45.2941" calcext:value-type="float">
            <text:p>45.2941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45.2941" calcext:value-type="float">
            <text:p>45.2941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45.2941" calcext:value-type="float">
            <text:p>45.2941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45.2941" calcext:value-type="float">
            <text:p>45.2941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7/aso/training_set.lp</text:p>
          </table:table-cell>
          <table:table-cell office:value-type="float" office:value="47.4132" calcext:value-type="float">
            <text:p>47.4132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47.4132" calcext:value-type="float">
            <text:p>47.4132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47.4132" calcext:value-type="float">
            <text:p>47.4132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47.4132" calcext:value-type="float">
            <text:p>47.4132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7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9/aso/training_set.lp</text:p>
          </table:table-cell>
          <table:table-cell office:value-type="float" office:value="36.468" calcext:value-type="float">
            <text:p>36.468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36.468" calcext:value-type="float">
            <text:p>36.468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36.468" calcext:value-type="float">
            <text:p>36.468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36.468" calcext:value-type="float">
            <text:p>36.468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7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7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7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21/aso/training_set.lp</text:p>
          </table:table-cell>
          <table:table-cell office:value-type="float" office:value="47.6252" calcext:value-type="float">
            <text:p>47.6252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47.6252" calcext:value-type="float">
            <text:p>47.6252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47.6252" calcext:value-type="float">
            <text:p>47.6252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47.6252" calcext:value-type="float">
            <text:p>47.6252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7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3/aso/training_set.lp</text:p>
          </table:table-cell>
          <table:table-cell office:value-type="float" office:value="41.9221" calcext:value-type="float">
            <text:p>41.9221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41.9221" calcext:value-type="float">
            <text:p>41.9221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41.9221" calcext:value-type="float">
            <text:p>41.9221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41.9221" calcext:value-type="float">
            <text:p>41.9221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8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8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3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8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26/aso/training_set.lp</text:p>
          </table:table-cell>
          <table:table-cell office:value-type="float" office:value="45.7553" calcext:value-type="float">
            <text:p>45.7553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45.7553" calcext:value-type="float">
            <text:p>45.7553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45.7553" calcext:value-type="float">
            <text:p>45.7553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45.7553" calcext:value-type="float">
            <text:p>45.7553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8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8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/aso/training_set.lp</text:p>
          </table:table-cell>
          <table:table-cell office:value-type="float" office:value="40.5163" calcext:value-type="float">
            <text:p>40.5163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40.5163" calcext:value-type="float">
            <text:p>40.5163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40.5163" calcext:value-type="float">
            <text:p>40.5163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40.5163" calcext:value-type="float">
            <text:p>40.5163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8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88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8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89])/9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formula="of:=(8-[.L89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0/training_po_full_v10/user32/aso/training_set.lp</text:p>
          </table:table-cell>
          <table:table-cell office:value-type="float" office:value="51.5544" calcext:value-type="float">
            <text:p>51.5544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51.5544" calcext:value-type="float">
            <text:p>51.5544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51.5544" calcext:value-type="float">
            <text:p>51.5544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51.5544" calcext:value-type="float">
            <text:p>51.5544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8/aso/training_set.lp</text:p>
          </table:table-cell>
          <table:table-cell office:value-type="float" office:value="39.5727" calcext:value-type="float">
            <text:p>39.5727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39.5727" calcext:value-type="float">
            <text:p>39.5727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39.5727" calcext:value-type="float">
            <text:p>39.5727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39.5727" calcext:value-type="float">
            <text:p>39.5727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9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9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9/aso/training_set.lp</text:p>
          </table:table-cell>
          <table:table-cell office:value-type="float" office:value="52.9972" calcext:value-type="float">
            <text:p>52.9972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52.9972" calcext:value-type="float">
            <text:p>52.9972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52.9972" calcext:value-type="float">
            <text:p>52.9972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52.9972" calcext:value-type="float">
            <text:p>52.9972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9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9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/aso/training_set.lp</text:p>
          </table:table-cell>
          <table:table-cell office:value-type="float" office:value="43.4872" calcext:value-type="float">
            <text:p>43.4872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43.4872" calcext:value-type="float">
            <text:p>43.4872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43.4872" calcext:value-type="float">
            <text:p>43.4872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43.4872" calcext:value-type="float">
            <text:p>43.4872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9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10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10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2/aso/training_set.lp</text:p>
          </table:table-cell>
          <table:table-cell office:value-type="float" office:value="40.3244" calcext:value-type="float">
            <text:p>40.3244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40.3244" calcext:value-type="float">
            <text:p>40.3244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40.3244" calcext:value-type="float">
            <text:p>40.3244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40.3244" calcext:value-type="float">
            <text:p>40.3244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0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3/aso/training_set.lp</text:p>
          </table:table-cell>
          <table:table-cell office:value-type="float" office:value="51.8618" calcext:value-type="float">
            <text:p>51.8618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51.8618" calcext:value-type="float">
            <text:p>51.8618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51.8618" calcext:value-type="float">
            <text:p>51.8618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51.8618" calcext:value-type="float">
            <text:p>51.8618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10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4/aso/training_set.lp</text:p>
          </table:table-cell>
          <table:table-cell office:value-type="float" office:value="43.0601" calcext:value-type="float">
            <text:p>43.0601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43.0601" calcext:value-type="float">
            <text:p>43.0601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43.0601" calcext:value-type="float">
            <text:p>43.0601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43.0601" calcext:value-type="float">
            <text:p>43.0601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0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1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5/aso/training_set.lp</text:p>
          </table:table-cell>
          <table:table-cell office:value-type="float" office:value="38.1632" calcext:value-type="float">
            <text:p>38.1632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38.1632" calcext:value-type="float">
            <text:p>38.1632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38.1632" calcext:value-type="float">
            <text:p>38.1632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38.1632" calcext:value-type="float">
            <text:p>38.1632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11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10/training_po_full_v10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13])/9" office:value-type="float" office:value="0.111111111111111" calcext:value-type="float">
            <text:p>0.111</text:p>
          </table:table-cell>
          <table:table-cell office:value-type="float" office:value="2" calcext:value-type="float">
            <text:p>2</text:p>
          </table:table-cell>
          <table:table-cell table:formula="of:=(8-[.L113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0/training_po_full_v10/user51/aso/training_set.lp</text:p>
          </table:table-cell>
          <table:table-cell office:value-type="float" office:value="33.6362" calcext:value-type="float">
            <text:p>33.6362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33.6362" calcext:value-type="float">
            <text:p>33.6362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33.6362" calcext:value-type="float">
            <text:p>33.6362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33.6362" calcext:value-type="float">
            <text:p>33.6362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1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6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8-[.L116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10/training_po_full_v10/user52/aso/training_set.lp</text:p>
          </table:table-cell>
          <table:table-cell office:value-type="float" office:value="49.6755" calcext:value-type="float">
            <text:p>49.6755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49.6755" calcext:value-type="float">
            <text:p>49.6755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49.6755" calcext:value-type="float">
            <text:p>49.6755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49.6755" calcext:value-type="float">
            <text:p>49.6755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1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3/aso/training_set.lp</text:p>
          </table:table-cell>
          <table:table-cell office:value-type="float" office:value="16.2426" calcext:value-type="float">
            <text:p>16.2426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6.2426" calcext:value-type="float">
            <text:p>16.2426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6.2426" calcext:value-type="float">
            <text:p>16.2426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6.2426" calcext:value-type="float">
            <text:p>16.2426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2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1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5/aso/training_set.lp</text:p>
          </table:table-cell>
          <table:table-cell office:value-type="float" office:value="44.5813" calcext:value-type="float">
            <text:p>44.5813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44.5813" calcext:value-type="float">
            <text:p>44.5813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44.5813" calcext:value-type="float">
            <text:p>44.5813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44.5813" calcext:value-type="float">
            <text:p>44.5813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7/aso/training_set.lp</text:p>
          </table:table-cell>
          <table:table-cell office:value-type="float" office:value="45.8463" calcext:value-type="float">
            <text:p>45.8463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45.8463" calcext:value-type="float">
            <text:p>45.8463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45.8463" calcext:value-type="float">
            <text:p>45.8463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45.8463" calcext:value-type="float">
            <text:p>45.8463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2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10/training_po_full_v10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1/aso/training_set.lp</text:p>
          </table:table-cell>
          <table:table-cell office:value-type="float" office:value="40.909" calcext:value-type="float">
            <text:p>40.909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40.909" calcext:value-type="float">
            <text:p>40.909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40.909" calcext:value-type="float">
            <text:p>40.909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40.909" calcext:value-type="float">
            <text:p>40.909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2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5/aso/training_set.lp</text:p>
          </table:table-cell>
          <table:table-cell office:value-type="float" office:value="48.334" calcext:value-type="float">
            <text:p>48.334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48.334" calcext:value-type="float">
            <text:p>48.334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48.334" calcext:value-type="float">
            <text:p>48.334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48.334" calcext:value-type="float">
            <text:p>48.334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7/aso/training_set.lp</text:p>
          </table:table-cell>
          <table:table-cell office:value-type="float" office:value="41.8555" calcext:value-type="float">
            <text:p>41.8555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41.8555" calcext:value-type="float">
            <text:p>41.8555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41.8555" calcext:value-type="float">
            <text:p>41.8555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41.8555" calcext:value-type="float">
            <text:p>41.8555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9/aso/training_set.lp</text:p>
          </table:table-cell>
          <table:table-cell office:value-type="float" office:value="34.6334" calcext:value-type="float">
            <text:p>34.6334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34.6334" calcext:value-type="float">
            <text:p>34.6334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34.6334" calcext:value-type="float">
            <text:p>34.6334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34.6334" calcext:value-type="float">
            <text:p>34.6334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40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14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21/aso/training_set.lp</text:p>
          </table:table-cell>
          <table:table-cell office:value-type="float" office:value="46.5375" calcext:value-type="float">
            <text:p>46.5375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46.5375" calcext:value-type="float">
            <text:p>46.5375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46.5375" calcext:value-type="float">
            <text:p>46.5375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46.5375" calcext:value-type="float">
            <text:p>46.5375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3/aso/training_set.lp</text:p>
          </table:table-cell>
          <table:table-cell office:value-type="float" office:value="38.5089" calcext:value-type="float">
            <text:p>38.5089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38.5089" calcext:value-type="float">
            <text:p>38.5089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38.5089" calcext:value-type="float">
            <text:p>38.5089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38.5089" calcext:value-type="float">
            <text:p>38.5089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4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6/aso/training_set.lp</text:p>
          </table:table-cell>
          <table:table-cell office:value-type="float" office:value="39.3073" calcext:value-type="float">
            <text:p>39.3073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39.3073" calcext:value-type="float">
            <text:p>39.3073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39.3073" calcext:value-type="float">
            <text:p>39.3073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39.3073" calcext:value-type="float">
            <text:p>39.3073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4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3/aso/training_set.lp</text:p>
          </table:table-cell>
          <table:table-cell office:value-type="float" office:value="44.3161" calcext:value-type="float">
            <text:p>44.3161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44.3161" calcext:value-type="float">
            <text:p>44.3161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44.3161" calcext:value-type="float">
            <text:p>44.3161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44.3161" calcext:value-type="float">
            <text:p>44.3161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5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1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15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32/aso/training_set.lp</text:p>
          </table:table-cell>
          <table:table-cell office:value-type="float" office:value="41.3816" calcext:value-type="float">
            <text:p>41.3816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41.3816" calcext:value-type="float">
            <text:p>41.3816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41.3816" calcext:value-type="float">
            <text:p>41.3816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41.3816" calcext:value-type="float">
            <text:p>41.3816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5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8/aso/training_set.lp</text:p>
          </table:table-cell>
          <table:table-cell office:value-type="float" office:value="34.7" calcext:value-type="float">
            <text:p>34.7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34.7" calcext:value-type="float">
            <text:p>34.7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34.7" calcext:value-type="float">
            <text:p>34.7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34.7" calcext:value-type="float">
            <text:p>34.7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9/aso/training_set.lp</text:p>
          </table:table-cell>
          <table:table-cell office:value-type="float" office:value="40.4271" calcext:value-type="float">
            <text:p>40.4271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40.4271" calcext:value-type="float">
            <text:p>40.4271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40.4271" calcext:value-type="float">
            <text:p>40.4271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40.4271" calcext:value-type="float">
            <text:p>40.4271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1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/aso/training_set.lp</text:p>
          </table:table-cell>
          <table:table-cell office:value-type="float" office:value="51.4986" calcext:value-type="float">
            <text:p>51.4986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51.4986" calcext:value-type="float">
            <text:p>51.4986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51.4986" calcext:value-type="float">
            <text:p>51.4986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51.4986" calcext:value-type="float">
            <text:p>51.4986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6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16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42/aso/training_set.lp</text:p>
          </table:table-cell>
          <table:table-cell office:value-type="float" office:value="42.3848" calcext:value-type="float">
            <text:p>42.3848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42.3848" calcext:value-type="float">
            <text:p>42.3848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42.3848" calcext:value-type="float">
            <text:p>42.3848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42.3848" calcext:value-type="float">
            <text:p>42.3848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6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3/aso/training_set.lp</text:p>
          </table:table-cell>
          <table:table-cell office:value-type="float" office:value="40.7055" calcext:value-type="float">
            <text:p>40.7055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40.7055" calcext:value-type="float">
            <text:p>40.7055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40.7055" calcext:value-type="float">
            <text:p>40.7055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40.7055" calcext:value-type="float">
            <text:p>40.7055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1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4/aso/training_set.lp</text:p>
          </table:table-cell>
          <table:table-cell office:value-type="float" office:value="44.8336" calcext:value-type="float">
            <text:p>44.8336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44.8336" calcext:value-type="float">
            <text:p>44.8336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44.8336" calcext:value-type="float">
            <text:p>44.8336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44.8336" calcext:value-type="float">
            <text:p>44.8336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7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7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45/aso/training_set.lp</text:p>
          </table:table-cell>
          <table:table-cell office:value-type="float" office:value="39.4881" calcext:value-type="float">
            <text:p>39.4881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39.4881" calcext:value-type="float">
            <text:p>39.4881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39.4881" calcext:value-type="float">
            <text:p>39.4881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39.4881" calcext:value-type="float">
            <text:p>39.4881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7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1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17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51/aso/training_set.lp</text:p>
          </table:table-cell>
          <table:table-cell office:value-type="float" office:value="31.4525" calcext:value-type="float">
            <text:p>31.4525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31.4525" calcext:value-type="float">
            <text:p>31.4525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31.4525" calcext:value-type="float">
            <text:p>31.4525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31.4525" calcext:value-type="float">
            <text:p>31.4525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7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7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17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2/training_po_full_v2/user52/aso/training_set.lp</text:p>
          </table:table-cell>
          <table:table-cell office:value-type="float" office:value="40.2727" calcext:value-type="float">
            <text:p>40.2727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40.2727" calcext:value-type="float">
            <text:p>40.2727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40.2727" calcext:value-type="float">
            <text:p>40.2727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40.2727" calcext:value-type="float">
            <text:p>40.2727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3/aso/training_set.lp</text:p>
          </table:table-cell>
          <table:table-cell office:value-type="float" office:value="15.0802" calcext:value-type="float">
            <text:p>15.0802</text:p>
          </table:table-cell>
          <table:table-cell office:value-type="float" office:value="0" calcext:value-type="float">
            <text:p>0</text:p>
          </table:table-cell>
          <table:table-cell table:formula="of:=MIN([.$B183])" office:value-type="float" office:value="15.0802" calcext:value-type="float">
            <text:p>15.0802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15.0802" calcext:value-type="float">
            <text:p>15.0802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15.0802" calcext:value-type="float">
            <text:p>15.0802</text:p>
          </table:table-cell>
          <table:table-cell table:formula="of:=MAX([.$C18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8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1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5/aso/training_set.lp</text:p>
          </table:table-cell>
          <table:table-cell office:value-type="float" office:value="41.8302" calcext:value-type="float">
            <text:p>41.8302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41.8302" calcext:value-type="float">
            <text:p>41.8302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41.8302" calcext:value-type="float">
            <text:p>41.8302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41.8302" calcext:value-type="float">
            <text:p>41.8302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8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7/aso/training_set.lp</text:p>
          </table:table-cell>
          <table:table-cell office:value-type="float" office:value="44.0388" calcext:value-type="float">
            <text:p>44.0388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44.0388" calcext:value-type="float">
            <text:p>44.0388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44.0388" calcext:value-type="float">
            <text:p>44.0388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44.0388" calcext:value-type="float">
            <text:p>44.0388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19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2/training_po_full_v2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1/aso/training_set.lp</text:p>
          </table:table-cell>
          <table:table-cell office:value-type="float" office:value="38.0916" calcext:value-type="float">
            <text:p>38.0916</text:p>
          </table:table-cell>
          <table:table-cell office:value-type="float" office:value="0" calcext:value-type="float">
            <text:p>0</text:p>
          </table:table-cell>
          <table:table-cell table:formula="of:=MIN([.$B192])" office:value-type="float" office:value="38.0916" calcext:value-type="float">
            <text:p>38.0916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38.0916" calcext:value-type="float">
            <text:p>38.0916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38.0916" calcext:value-type="float">
            <text:p>38.0916</text:p>
          </table:table-cell>
          <table:table-cell table:formula="of:=MAX([.$C19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92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19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19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15/aso/training_set.lp</text:p>
          </table:table-cell>
          <table:table-cell office:value-type="float" office:value="43.8565" calcext:value-type="float">
            <text:p>43.8565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43.8565" calcext:value-type="float">
            <text:p>43.8565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43.8565" calcext:value-type="float">
            <text:p>43.8565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43.8565" calcext:value-type="float">
            <text:p>43.8565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1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7/aso/training_set.lp</text:p>
          </table:table-cell>
          <table:table-cell office:value-type="float" office:value="49.921" calcext:value-type="float">
            <text:p>49.921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49.921" calcext:value-type="float">
            <text:p>49.921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49.921" calcext:value-type="float">
            <text:p>49.921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49.921" calcext:value-type="float">
            <text:p>49.921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9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1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1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9/aso/training_set.lp</text:p>
          </table:table-cell>
          <table:table-cell office:value-type="float" office:value="51.9678" calcext:value-type="float">
            <text:p>51.9678</text:p>
          </table:table-cell>
          <table:table-cell office:value-type="float" office:value="0" calcext:value-type="float">
            <text:p>0</text:p>
          </table:table-cell>
          <table:table-cell table:formula="of:=MIN([.$B201])" office:value-type="float" office:value="51.9678" calcext:value-type="float">
            <text:p>51.9678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51.9678" calcext:value-type="float">
            <text:p>51.9678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51.9678" calcext:value-type="float">
            <text:p>51.9678</text:p>
          </table:table-cell>
          <table:table-cell table:formula="of:=MAX([.$C20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0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0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21/aso/training_set.lp</text:p>
          </table:table-cell>
          <table:table-cell office:value-type="float" office:value="45.2283" calcext:value-type="float">
            <text:p>45.2283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45.2283" calcext:value-type="float">
            <text:p>45.2283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45.2283" calcext:value-type="float">
            <text:p>45.2283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45.2283" calcext:value-type="float">
            <text:p>45.2283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0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3/aso/training_set.lp</text:p>
          </table:table-cell>
          <table:table-cell office:value-type="float" office:value="33.5242" calcext:value-type="float">
            <text:p>33.5242</text:p>
          </table:table-cell>
          <table:table-cell office:value-type="float" office:value="0" calcext:value-type="float">
            <text:p>0</text:p>
          </table:table-cell>
          <table:table-cell table:formula="of:=MIN([.$B207])" office:value-type="float" office:value="33.5242" calcext:value-type="float">
            <text:p>33.5242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33.5242" calcext:value-type="float">
            <text:p>33.5242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33.5242" calcext:value-type="float">
            <text:p>33.5242</text:p>
          </table:table-cell>
          <table:table-cell table:formula="of:=MAX([.$C20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0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0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20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26/aso/training_set.lp</text:p>
          </table:table-cell>
          <table:table-cell office:value-type="float" office:value="36.3383" calcext:value-type="float">
            <text:p>36.3383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36.3383" calcext:value-type="float">
            <text:p>36.3383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36.3383" calcext:value-type="float">
            <text:p>36.3383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36.3383" calcext:value-type="float">
            <text:p>36.3383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9-[.J210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(8-[.L2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12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8-[.L21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3/aso/training_set.lp</text:p>
          </table:table-cell>
          <table:table-cell office:value-type="float" office:value="42.1035" calcext:value-type="float">
            <text:p>42.1035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42.1035" calcext:value-type="float">
            <text:p>42.1035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42.1035" calcext:value-type="float">
            <text:p>42.1035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42.1035" calcext:value-type="float">
            <text:p>42.1035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1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1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15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8-[.L21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3/training_po_full_v3/user32/aso/training_set.lp</text:p>
          </table:table-cell>
          <table:table-cell office:value-type="float" office:value="45.6145" calcext:value-type="float">
            <text:p>45.6145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45.6145" calcext:value-type="float">
            <text:p>45.6145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45.6145" calcext:value-type="float">
            <text:p>45.6145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45.6145" calcext:value-type="float">
            <text:p>45.6145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1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18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21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38/aso/training_set.lp</text:p>
          </table:table-cell>
          <table:table-cell office:value-type="float" office:value="47.3187" calcext:value-type="float">
            <text:p>47.3187</text:p>
          </table:table-cell>
          <table:table-cell office:value-type="float" office:value="0" calcext:value-type="float">
            <text:p>0</text:p>
          </table:table-cell>
          <table:table-cell table:formula="of:=MIN([.$B219])" office:value-type="float" office:value="47.3187" calcext:value-type="float">
            <text:p>47.3187</text:p>
          </table:table-cell>
          <table:table-cell table:formula="of:=MIN([.$C219])" office:value-type="float" office:value="0" calcext:value-type="float">
            <text:p>0</text:p>
          </table:table-cell>
          <table:table-cell table:formula="of:=MEDIAN([.$B219])" office:value-type="float" office:value="47.3187" calcext:value-type="float">
            <text:p>47.3187</text:p>
          </table:table-cell>
          <table:table-cell table:formula="of:=MEDIAN([.$C219])" office:value-type="float" office:value="0" calcext:value-type="float">
            <text:p>0</text:p>
          </table:table-cell>
          <table:table-cell table:formula="of:=MAX([.$B219])" office:value-type="float" office:value="47.3187" calcext:value-type="float">
            <text:p>47.3187</text:p>
          </table:table-cell>
          <table:table-cell table:formula="of:=MAX([.$C21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9/aso/training_set.lp</text:p>
          </table:table-cell>
          <table:table-cell office:value-type="float" office:value="50.2822" calcext:value-type="float">
            <text:p>50.2822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50.2822" calcext:value-type="float">
            <text:p>50.2822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50.2822" calcext:value-type="float">
            <text:p>50.2822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50.2822" calcext:value-type="float">
            <text:p>50.2822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2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/aso/training_set.lp</text:p>
          </table:table-cell>
          <table:table-cell office:value-type="float" office:value="42.3192" calcext:value-type="float">
            <text:p>42.3192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42.3192" calcext:value-type="float">
            <text:p>42.3192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42.3192" calcext:value-type="float">
            <text:p>42.3192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42.3192" calcext:value-type="float">
            <text:p>42.3192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2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2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227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3/training_po_full_v3/user42/aso/training_set.lp</text:p>
          </table:table-cell>
          <table:table-cell office:value-type="float" office:value="34.9143" calcext:value-type="float">
            <text:p>34.9143</text:p>
          </table:table-cell>
          <table:table-cell office:value-type="float" office:value="0" calcext:value-type="float">
            <text:p>0</text:p>
          </table:table-cell>
          <table:table-cell table:formula="of:=MIN([.$B228])" office:value-type="float" office:value="34.9143" calcext:value-type="float">
            <text:p>34.9143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34.9143" calcext:value-type="float">
            <text:p>34.9143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34.9143" calcext:value-type="float">
            <text:p>34.9143</text:p>
          </table:table-cell>
          <table:table-cell table:formula="of:=MAX([.$C22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2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3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43/aso/training_set.lp</text:p>
          </table:table-cell>
          <table:table-cell office:value-type="float" office:value="37.4545" calcext:value-type="float">
            <text:p>37.4545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37.4545" calcext:value-type="float">
            <text:p>37.4545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37.4545" calcext:value-type="float">
            <text:p>37.4545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37.4545" calcext:value-type="float">
            <text:p>37.4545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3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4/aso/training_set.lp</text:p>
          </table:table-cell>
          <table:table-cell office:value-type="float" office:value="40.1056" calcext:value-type="float">
            <text:p>40.1056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40.1056" calcext:value-type="float">
            <text:p>40.1056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40.1056" calcext:value-type="float">
            <text:p>40.1056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40.1056" calcext:value-type="float">
            <text:p>40.1056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3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3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3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45/aso/training_set.lp</text:p>
          </table:table-cell>
          <table:table-cell office:value-type="float" office:value="44.138" calcext:value-type="float">
            <text:p>44.138</text:p>
          </table:table-cell>
          <table:table-cell office:value-type="float" office:value="0" calcext:value-type="float">
            <text:p>0</text:p>
          </table:table-cell>
          <table:table-cell table:formula="of:=MIN([.$B237])" office:value-type="float" office:value="44.138" calcext:value-type="float">
            <text:p>44.138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44.138" calcext:value-type="float">
            <text:p>44.138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44.138" calcext:value-type="float">
            <text:p>44.138</text:p>
          </table:table-cell>
          <table:table-cell table:formula="of:=MAX([.$C2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23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51/aso/training_set.lp</text:p>
          </table:table-cell>
          <table:table-cell office:value-type="float" office:value="42.8367" calcext:value-type="float">
            <text:p>42.8367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42.8367" calcext:value-type="float">
            <text:p>42.8367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42.8367" calcext:value-type="float">
            <text:p>42.8367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42.8367" calcext:value-type="float">
            <text:p>42.8367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4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4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52/aso/training_set.lp</text:p>
          </table:table-cell>
          <table:table-cell office:value-type="float" office:value="60.9601" calcext:value-type="float">
            <text:p>60.9601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60.9601" calcext:value-type="float">
            <text:p>60.9601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60.9601" calcext:value-type="float">
            <text:p>60.9601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60.9601" calcext:value-type="float">
            <text:p>60.9601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4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4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4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3/aso/training_set.lp</text:p>
          </table:table-cell>
          <table:table-cell office:value-type="float" office:value="23.2896" calcext:value-type="float">
            <text:p>23.2896</text:p>
          </table:table-cell>
          <table:table-cell office:value-type="float" office:value="0" calcext:value-type="float">
            <text:p>0</text:p>
          </table:table-cell>
          <table:table-cell table:formula="of:=MIN([.$B246])" office:value-type="float" office:value="23.2896" calcext:value-type="float">
            <text:p>23.2896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23.2896" calcext:value-type="float">
            <text:p>23.2896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23.2896" calcext:value-type="float">
            <text:p>23.2896</text:p>
          </table:table-cell>
          <table:table-cell table:formula="of:=MAX([.$C246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4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4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5/aso/training_set.lp</text:p>
          </table:table-cell>
          <table:table-cell office:value-type="float" office:value="49.5429" calcext:value-type="float">
            <text:p>49.5429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49.5429" calcext:value-type="float">
            <text:p>49.5429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49.5429" calcext:value-type="float">
            <text:p>49.5429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49.5429" calcext:value-type="float">
            <text:p>49.5429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4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5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25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3/training_po_full_v3/user7/aso/training_set.lp</text:p>
          </table:table-cell>
          <table:table-cell office:value-type="float" office:value="51.7917" calcext:value-type="float">
            <text:p>51.7917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51.7917" calcext:value-type="float">
            <text:p>51.7917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51.7917" calcext:value-type="float">
            <text:p>51.7917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51.7917" calcext:value-type="float">
            <text:p>51.7917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5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5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3/training_po_full_v3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25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11/aso/training_set.lp</text:p>
          </table:table-cell>
          <table:table-cell office:value-type="float" office:value="31.1765" calcext:value-type="float">
            <text:p>31.1765</text:p>
          </table:table-cell>
          <table:table-cell office:value-type="float" office:value="0" calcext:value-type="float">
            <text:p>0</text:p>
          </table:table-cell>
          <table:table-cell table:formula="of:=MIN([.$B255])" office:value-type="float" office:value="31.1765" calcext:value-type="float">
            <text:p>31.1765</text:p>
          </table:table-cell>
          <table:table-cell table:formula="of:=MIN([.$C255])" office:value-type="float" office:value="0" calcext:value-type="float">
            <text:p>0</text:p>
          </table:table-cell>
          <table:table-cell table:formula="of:=MEDIAN([.$B255])" office:value-type="float" office:value="31.1765" calcext:value-type="float">
            <text:p>31.1765</text:p>
          </table:table-cell>
          <table:table-cell table:formula="of:=MEDIAN([.$C255])" office:value-type="float" office:value="0" calcext:value-type="float">
            <text:p>0</text:p>
          </table:table-cell>
          <table:table-cell table:formula="of:=MAX([.$B255])" office:value-type="float" office:value="31.1765" calcext:value-type="float">
            <text:p>31.1765</text:p>
          </table:table-cell>
          <table:table-cell table:formula="of:=MAX([.$C25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5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25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5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5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15/aso/training_set.lp</text:p>
          </table:table-cell>
          <table:table-cell office:value-type="float" office:value="46.0525" calcext:value-type="float">
            <text:p>46.0525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46.0525" calcext:value-type="float">
            <text:p>46.0525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46.0525" calcext:value-type="float">
            <text:p>46.0525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46.0525" calcext:value-type="float">
            <text:p>46.0525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5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5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7/aso/training_set.lp</text:p>
          </table:table-cell>
          <table:table-cell office:value-type="float" office:value="39.7035" calcext:value-type="float">
            <text:p>39.7035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39.7035" calcext:value-type="float">
            <text:p>39.7035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39.7035" calcext:value-type="float">
            <text:p>39.7035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39.7035" calcext:value-type="float">
            <text:p>39.7035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6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2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9/aso/training_set.lp</text:p>
          </table:table-cell>
          <table:table-cell office:value-type="float" office:value="46.1851" calcext:value-type="float">
            <text:p>46.1851</text:p>
          </table:table-cell>
          <table:table-cell office:value-type="float" office:value="0" calcext:value-type="float">
            <text:p>0</text:p>
          </table:table-cell>
          <table:table-cell table:formula="of:=MIN([.$B264])" office:value-type="float" office:value="46.1851" calcext:value-type="float">
            <text:p>46.1851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46.1851" calcext:value-type="float">
            <text:p>46.1851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46.1851" calcext:value-type="float">
            <text:p>46.1851</text:p>
          </table:table-cell>
          <table:table-cell table:formula="of:=MAX([.$C264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6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26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21/aso/training_set.lp</text:p>
          </table:table-cell>
          <table:table-cell office:value-type="float" office:value="38.6581" calcext:value-type="float">
            <text:p>38.6581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38.6581" calcext:value-type="float">
            <text:p>38.6581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38.6581" calcext:value-type="float">
            <text:p>38.6581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38.6581" calcext:value-type="float">
            <text:p>38.6581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3/aso/training_set.lp</text:p>
          </table:table-cell>
          <table:table-cell office:value-type="float" office:value="42.6358" calcext:value-type="float">
            <text:p>42.6358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42.6358" calcext:value-type="float">
            <text:p>42.6358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42.6358" calcext:value-type="float">
            <text:p>42.6358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42.6358" calcext:value-type="float">
            <text:p>42.6358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7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2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72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27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26/aso/training_set.lp</text:p>
          </table:table-cell>
          <table:table-cell office:value-type="float" office:value="46.4348" calcext:value-type="float">
            <text:p>46.4348</text:p>
          </table:table-cell>
          <table:table-cell office:value-type="float" office:value="0" calcext:value-type="float">
            <text:p>0</text:p>
          </table:table-cell>
          <table:table-cell table:formula="of:=MIN([.$B273])" office:value-type="float" office:value="46.4348" calcext:value-type="float">
            <text:p>46.4348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46.4348" calcext:value-type="float">
            <text:p>46.4348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46.4348" calcext:value-type="float">
            <text:p>46.4348</text:p>
          </table:table-cell>
          <table:table-cell table:formula="of:=MAX([.$C27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/aso/training_set.lp</text:p>
          </table:table-cell>
          <table:table-cell office:value-type="float" office:value="45.1859" calcext:value-type="float">
            <text:p>45.1859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45.1859" calcext:value-type="float">
            <text:p>45.1859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45.1859" calcext:value-type="float">
            <text:p>45.1859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45.1859" calcext:value-type="float">
            <text:p>45.1859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7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2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78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27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32/aso/training_set.lp</text:p>
          </table:table-cell>
          <table:table-cell office:value-type="float" office:value="45.2241" calcext:value-type="float">
            <text:p>45.2241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45.2241" calcext:value-type="float">
            <text:p>45.2241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45.2241" calcext:value-type="float">
            <text:p>45.2241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45.2241" calcext:value-type="float">
            <text:p>45.2241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79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2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8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28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38/aso/training_set.lp</text:p>
          </table:table-cell>
          <table:table-cell office:value-type="float" office:value="47.6398" calcext:value-type="float">
            <text:p>47.6398</text:p>
          </table:table-cell>
          <table:table-cell office:value-type="float" office:value="0" calcext:value-type="float">
            <text:p>0</text:p>
          </table:table-cell>
          <table:table-cell table:formula="of:=MIN([.$B282])" office:value-type="float" office:value="47.6398" calcext:value-type="float">
            <text:p>47.6398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47.6398" calcext:value-type="float">
            <text:p>47.6398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47.6398" calcext:value-type="float">
            <text:p>47.6398</text:p>
          </table:table-cell>
          <table:table-cell table:formula="of:=MAX([.$C28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9/aso/training_set.lp</text:p>
          </table:table-cell>
          <table:table-cell office:value-type="float" office:value="33.5962" calcext:value-type="float">
            <text:p>33.5962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33.5962" calcext:value-type="float">
            <text:p>33.5962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33.5962" calcext:value-type="float">
            <text:p>33.5962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33.5962" calcext:value-type="float">
            <text:p>33.5962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8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/aso/training_set.lp</text:p>
          </table:table-cell>
          <table:table-cell office:value-type="float" office:value="37.3838" calcext:value-type="float">
            <text:p>37.3838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37.3838" calcext:value-type="float">
            <text:p>37.3838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37.3838" calcext:value-type="float">
            <text:p>37.3838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37.3838" calcext:value-type="float">
            <text:p>37.3838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8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2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290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4/training_po_full_v4/user42/aso/training_set.lp</text:p>
          </table:table-cell>
          <table:table-cell office:value-type="float" office:value="49.3519" calcext:value-type="float">
            <text:p>49.3519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49.3519" calcext:value-type="float">
            <text:p>49.3519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49.3519" calcext:value-type="float">
            <text:p>49.3519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49.3519" calcext:value-type="float">
            <text:p>49.3519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3/aso/training_set.lp</text:p>
          </table:table-cell>
          <table:table-cell office:value-type="float" office:value="46.4852" calcext:value-type="float">
            <text:p>46.4852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46.4852" calcext:value-type="float">
            <text:p>46.4852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46.4852" calcext:value-type="float">
            <text:p>46.4852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46.4852" calcext:value-type="float">
            <text:p>46.4852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9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29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9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2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9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2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4/aso/training_set.lp</text:p>
          </table:table-cell>
          <table:table-cell office:value-type="float" office:value="41.5127" calcext:value-type="float">
            <text:p>41.5127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41.5127" calcext:value-type="float">
            <text:p>41.5127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41.5127" calcext:value-type="float">
            <text:p>41.5127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41.5127" calcext:value-type="float">
            <text:p>41.5127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2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9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299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4/training_po_full_v4/user45/aso/training_set.lp</text:p>
          </table:table-cell>
          <table:table-cell office:value-type="float" office:value="43.2024" calcext:value-type="float">
            <text:p>43.2024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43.2024" calcext:value-type="float">
            <text:p>43.2024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43.2024" calcext:value-type="float">
            <text:p>43.2024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43.2024" calcext:value-type="float">
            <text:p>43.2024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0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30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51/aso/training_set.lp</text:p>
          </table:table-cell>
          <table:table-cell office:value-type="float" office:value="44.0458" calcext:value-type="float">
            <text:p>44.0458</text:p>
          </table:table-cell>
          <table:table-cell office:value-type="float" office:value="0" calcext:value-type="float">
            <text:p>0</text:p>
          </table:table-cell>
          <table:table-cell table:formula="of:=MIN([.$B303])" office:value-type="float" office:value="44.0458" calcext:value-type="float">
            <text:p>44.0458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44.0458" calcext:value-type="float">
            <text:p>44.0458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44.0458" calcext:value-type="float">
            <text:p>44.0458</text:p>
          </table:table-cell>
          <table:table-cell table:formula="of:=MAX([.$C30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0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0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5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8-[.L30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52/aso/training_set.lp</text:p>
          </table:table-cell>
          <table:table-cell office:value-type="float" office:value="39.1795" calcext:value-type="float">
            <text:p>39.1795</text:p>
          </table:table-cell>
          <table:table-cell office:value-type="float" office:value="0" calcext:value-type="float">
            <text:p>0</text:p>
          </table:table-cell>
          <table:table-cell table:formula="of:=MIN([.$B306])" office:value-type="float" office:value="39.1795" calcext:value-type="float">
            <text:p>39.1795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39.1795" calcext:value-type="float">
            <text:p>39.1795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39.1795" calcext:value-type="float">
            <text:p>39.1795</text:p>
          </table:table-cell>
          <table:table-cell table:formula="of:=MAX([.$C3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9-[.J30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0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0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0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53/aso/training_set.lp</text:p>
          </table:table-cell>
          <table:table-cell office:value-type="float" office:value="25.9962" calcext:value-type="float">
            <text:p>25.9962</text:p>
          </table:table-cell>
          <table:table-cell office:value-type="float" office:value="0" calcext:value-type="float">
            <text:p>0</text:p>
          </table:table-cell>
          <table:table-cell table:formula="of:=MIN([.$B309])" office:value-type="float" office:value="25.9962" calcext:value-type="float">
            <text:p>25.9962</text:p>
          </table:table-cell>
          <table:table-cell table:formula="of:=MIN([.$C309])" office:value-type="float" office:value="0" calcext:value-type="float">
            <text:p>0</text:p>
          </table:table-cell>
          <table:table-cell table:formula="of:=MEDIAN([.$B309])" office:value-type="float" office:value="25.9962" calcext:value-type="float">
            <text:p>25.9962</text:p>
          </table:table-cell>
          <table:table-cell table:formula="of:=MEDIAN([.$C309])" office:value-type="float" office:value="0" calcext:value-type="float">
            <text:p>0</text:p>
          </table:table-cell>
          <table:table-cell table:formula="of:=MAX([.$B309])" office:value-type="float" office:value="25.9962" calcext:value-type="float">
            <text:p>25.9962</text:p>
          </table:table-cell>
          <table:table-cell table:formula="of:=MAX([.$C309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0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1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5/aso/training_set.lp</text:p>
          </table:table-cell>
          <table:table-cell office:value-type="float" office:value="44.3967" calcext:value-type="float">
            <text:p>44.3967</text:p>
          </table:table-cell>
          <table:table-cell office:value-type="float" office:value="0" calcext:value-type="float">
            <text:p>0</text:p>
          </table:table-cell>
          <table:table-cell table:formula="of:=MIN([.$B312])" office:value-type="float" office:value="44.3967" calcext:value-type="float">
            <text:p>44.3967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44.3967" calcext:value-type="float">
            <text:p>44.3967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44.3967" calcext:value-type="float">
            <text:p>44.3967</text:p>
          </table:table-cell>
          <table:table-cell table:formula="of:=MAX([.$C312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1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3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1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314])/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(8-[.L31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4/training_po_full_v4/user7/aso/training_set.lp</text:p>
          </table:table-cell>
          <table:table-cell office:value-type="float" office:value="41.1433" calcext:value-type="float">
            <text:p>41.1433</text:p>
          </table:table-cell>
          <table:table-cell office:value-type="float" office:value="0" calcext:value-type="float">
            <text:p>0</text:p>
          </table:table-cell>
          <table:table-cell table:formula="of:=MIN([.$B315])" office:value-type="float" office:value="41.1433" calcext:value-type="float">
            <text:p>41.1433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41.1433" calcext:value-type="float">
            <text:p>41.1433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41.1433" calcext:value-type="float">
            <text:p>41.1433</text:p>
          </table:table-cell>
          <table:table-cell table:formula="of:=MAX([.$C31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1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8-[.L3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4/training_po_full_v4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317])/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(8-[.L31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1/aso/training_set.lp</text:p>
          </table:table-cell>
          <table:table-cell office:value-type="float" office:value="39.2775" calcext:value-type="float">
            <text:p>39.2775</text:p>
          </table:table-cell>
          <table:table-cell office:value-type="float" office:value="0" calcext:value-type="float">
            <text:p>0</text:p>
          </table:table-cell>
          <table:table-cell table:formula="of:=MIN([.$B318])" office:value-type="float" office:value="39.2775" calcext:value-type="float">
            <text:p>39.2775</text:p>
          </table:table-cell>
          <table:table-cell table:formula="of:=MIN([.$C318])" office:value-type="float" office:value="0" calcext:value-type="float">
            <text:p>0</text:p>
          </table:table-cell>
          <table:table-cell table:formula="of:=MEDIAN([.$B318])" office:value-type="float" office:value="39.2775" calcext:value-type="float">
            <text:p>39.2775</text:p>
          </table:table-cell>
          <table:table-cell table:formula="of:=MEDIAN([.$C318])" office:value-type="float" office:value="0" calcext:value-type="float">
            <text:p>0</text:p>
          </table:table-cell>
          <table:table-cell table:formula="of:=MAX([.$B318])" office:value-type="float" office:value="39.2775" calcext:value-type="float">
            <text:p>39.2775</text:p>
          </table:table-cell>
          <table:table-cell table:formula="of:=MAX([.$C31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1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20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2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5/aso/training_set.lp</text:p>
          </table:table-cell>
          <table:table-cell office:value-type="float" office:value="51.8452" calcext:value-type="float">
            <text:p>51.8452</text:p>
          </table:table-cell>
          <table:table-cell office:value-type="float" office:value="0" calcext:value-type="float">
            <text:p>0</text:p>
          </table:table-cell>
          <table:table-cell table:formula="of:=MIN([.$B321])" office:value-type="float" office:value="51.8452" calcext:value-type="float">
            <text:p>51.8452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51.8452" calcext:value-type="float">
            <text:p>51.8452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51.8452" calcext:value-type="float">
            <text:p>51.8452</text:p>
          </table:table-cell>
          <table:table-cell table:formula="of:=MAX([.$C3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2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2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32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7/aso/training_set.lp</text:p>
          </table:table-cell>
          <table:table-cell office:value-type="float" office:value="46.4144" calcext:value-type="float">
            <text:p>46.4144</text:p>
          </table:table-cell>
          <table:table-cell office:value-type="float" office:value="0" calcext:value-type="float">
            <text:p>0</text:p>
          </table:table-cell>
          <table:table-cell table:formula="of:=MIN([.$B324])" office:value-type="float" office:value="46.4144" calcext:value-type="float">
            <text:p>46.4144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46.4144" calcext:value-type="float">
            <text:p>46.4144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46.4144" calcext:value-type="float">
            <text:p>46.4144</text:p>
          </table:table-cell>
          <table:table-cell table:formula="of:=MAX([.$C32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2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2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19/aso/training_set.lp</text:p>
          </table:table-cell>
          <table:table-cell office:value-type="float" office:value="38.6138" calcext:value-type="float">
            <text:p>38.6138</text:p>
          </table:table-cell>
          <table:table-cell office:value-type="float" office:value="0" calcext:value-type="float">
            <text:p>0</text:p>
          </table:table-cell>
          <table:table-cell table:formula="of:=MIN([.$B327])" office:value-type="float" office:value="38.6138" calcext:value-type="float">
            <text:p>38.6138</text:p>
          </table:table-cell>
          <table:table-cell table:formula="of:=MIN([.$C327])" office:value-type="float" office:value="0" calcext:value-type="float">
            <text:p>0</text:p>
          </table:table-cell>
          <table:table-cell table:formula="of:=MEDIAN([.$B327])" office:value-type="float" office:value="38.6138" calcext:value-type="float">
            <text:p>38.6138</text:p>
          </table:table-cell>
          <table:table-cell table:formula="of:=MEDIAN([.$C327])" office:value-type="float" office:value="0" calcext:value-type="float">
            <text:p>0</text:p>
          </table:table-cell>
          <table:table-cell table:formula="of:=MAX([.$B327])" office:value-type="float" office:value="38.6138" calcext:value-type="float">
            <text:p>38.6138</text:p>
          </table:table-cell>
          <table:table-cell table:formula="of:=MAX([.$C32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1/aso/training_set.lp</text:p>
          </table:table-cell>
          <table:table-cell office:value-type="float" office:value="43.8927" calcext:value-type="float">
            <text:p>43.8927</text:p>
          </table:table-cell>
          <table:table-cell office:value-type="float" office:value="0" calcext:value-type="float">
            <text:p>0</text:p>
          </table:table-cell>
          <table:table-cell table:formula="of:=MIN([.$B330])" office:value-type="float" office:value="43.8927" calcext:value-type="float">
            <text:p>43.8927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43.8927" calcext:value-type="float">
            <text:p>43.8927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43.8927" calcext:value-type="float">
            <text:p>43.8927</text:p>
          </table:table-cell>
          <table:table-cell table:formula="of:=MAX([.$C33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3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3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3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3/aso/training_set.lp</text:p>
          </table:table-cell>
          <table:table-cell office:value-type="float" office:value="46.0134" calcext:value-type="float">
            <text:p>46.0134</text:p>
          </table:table-cell>
          <table:table-cell office:value-type="float" office:value="0" calcext:value-type="float">
            <text:p>0</text:p>
          </table:table-cell>
          <table:table-cell table:formula="of:=MIN([.$B333])" office:value-type="float" office:value="46.0134" calcext:value-type="float">
            <text:p>46.0134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46.0134" calcext:value-type="float">
            <text:p>46.0134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46.0134" calcext:value-type="float">
            <text:p>46.0134</text:p>
          </table:table-cell>
          <table:table-cell table:formula="of:=MAX([.$C333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3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3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3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3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6/aso/training_set.lp</text:p>
          </table:table-cell>
          <table:table-cell office:value-type="float" office:value="43.3267" calcext:value-type="float">
            <text:p>43.3267</text:p>
          </table:table-cell>
          <table:table-cell office:value-type="float" office:value="0" calcext:value-type="float">
            <text:p>0</text:p>
          </table:table-cell>
          <table:table-cell table:formula="of:=MIN([.$B336])" office:value-type="float" office:value="43.3267" calcext:value-type="float">
            <text:p>43.3267</text:p>
          </table:table-cell>
          <table:table-cell table:formula="of:=MIN([.$C336])" office:value-type="float" office:value="0" calcext:value-type="float">
            <text:p>0</text:p>
          </table:table-cell>
          <table:table-cell table:formula="of:=MEDIAN([.$B336])" office:value-type="float" office:value="43.3267" calcext:value-type="float">
            <text:p>43.3267</text:p>
          </table:table-cell>
          <table:table-cell table:formula="of:=MEDIAN([.$C336])" office:value-type="float" office:value="0" calcext:value-type="float">
            <text:p>0</text:p>
          </table:table-cell>
          <table:table-cell table:formula="of:=MAX([.$B336])" office:value-type="float" office:value="43.3267" calcext:value-type="float">
            <text:p>43.3267</text:p>
          </table:table-cell>
          <table:table-cell table:formula="of:=MAX([.$C33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3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3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33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3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/aso/training_set.lp</text:p>
          </table:table-cell>
          <table:table-cell office:value-type="float" office:value="40.0602" calcext:value-type="float">
            <text:p>40.0602</text:p>
          </table:table-cell>
          <table:table-cell office:value-type="float" office:value="0" calcext:value-type="float">
            <text:p>0</text:p>
          </table:table-cell>
          <table:table-cell table:formula="of:=MIN([.$B339])" office:value-type="float" office:value="40.0602" calcext:value-type="float">
            <text:p>40.0602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40.0602" calcext:value-type="float">
            <text:p>40.0602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40.0602" calcext:value-type="float">
            <text:p>40.0602</text:p>
          </table:table-cell>
          <table:table-cell table:formula="of:=MAX([.$C3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3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41])/9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8-[.L341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32/aso/training_set.lp</text:p>
          </table:table-cell>
          <table:table-cell office:value-type="float" office:value="40.4499" calcext:value-type="float">
            <text:p>40.4499</text:p>
          </table:table-cell>
          <table:table-cell office:value-type="float" office:value="0" calcext:value-type="float">
            <text:p>0</text:p>
          </table:table-cell>
          <table:table-cell table:formula="of:=MIN([.$B342])" office:value-type="float" office:value="40.4499" calcext:value-type="float">
            <text:p>40.4499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40.4499" calcext:value-type="float">
            <text:p>40.4499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40.4499" calcext:value-type="float">
            <text:p>40.4499</text:p>
          </table:table-cell>
          <table:table-cell table:formula="of:=MAX([.$C34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4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34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38/aso/training_set.lp</text:p>
          </table:table-cell>
          <table:table-cell office:value-type="float" office:value="41.2188" calcext:value-type="float">
            <text:p>41.2188</text:p>
          </table:table-cell>
          <table:table-cell office:value-type="float" office:value="0" calcext:value-type="float">
            <text:p>0</text:p>
          </table:table-cell>
          <table:table-cell table:formula="of:=MIN([.$B345])" office:value-type="float" office:value="41.2188" calcext:value-type="float">
            <text:p>41.2188</text:p>
          </table:table-cell>
          <table:table-cell table:formula="of:=MIN([.$C345])" office:value-type="float" office:value="0" calcext:value-type="float">
            <text:p>0</text:p>
          </table:table-cell>
          <table:table-cell table:formula="of:=MEDIAN([.$B345])" office:value-type="float" office:value="41.2188" calcext:value-type="float">
            <text:p>41.2188</text:p>
          </table:table-cell>
          <table:table-cell table:formula="of:=MEDIAN([.$C345])" office:value-type="float" office:value="0" calcext:value-type="float">
            <text:p>0</text:p>
          </table:table-cell>
          <table:table-cell table:formula="of:=MAX([.$B345])" office:value-type="float" office:value="41.2188" calcext:value-type="float">
            <text:p>41.2188</text:p>
          </table:table-cell>
          <table:table-cell table:formula="of:=MAX([.$C34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4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4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4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39/aso/training_set.lp</text:p>
          </table:table-cell>
          <table:table-cell office:value-type="float" office:value="41.5972" calcext:value-type="float">
            <text:p>41.5972</text:p>
          </table:table-cell>
          <table:table-cell office:value-type="float" office:value="0" calcext:value-type="float">
            <text:p>0</text:p>
          </table:table-cell>
          <table:table-cell table:formula="of:=MIN([.$B348])" office:value-type="float" office:value="41.5972" calcext:value-type="float">
            <text:p>41.5972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41.5972" calcext:value-type="float">
            <text:p>41.5972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41.5972" calcext:value-type="float">
            <text:p>41.5972</text:p>
          </table:table-cell>
          <table:table-cell table:formula="of:=MAX([.$C34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4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35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4/aso/training_set.lp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0" calcext:value-type="float">
            <text:p>0</text:p>
          </table:table-cell>
          <table:table-cell table:formula="of:=MIN([.$B351])" office:value-type="float" office:value="40.0866" calcext:value-type="float">
            <text:p>40.0866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40.0866" calcext:value-type="float">
            <text:p>40.0866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40.0866" calcext:value-type="float">
            <text:p>40.0866</text:p>
          </table:table-cell>
          <table:table-cell table:formula="of:=MAX([.$C35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5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35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42/aso/training_set.lp</text:p>
          </table:table-cell>
          <table:table-cell office:value-type="float" office:value="43.7693" calcext:value-type="float">
            <text:p>43.7693</text:p>
          </table:table-cell>
          <table:table-cell office:value-type="float" office:value="0" calcext:value-type="float">
            <text:p>0</text:p>
          </table:table-cell>
          <table:table-cell table:formula="of:=MIN([.$B354])" office:value-type="float" office:value="43.7693" calcext:value-type="float">
            <text:p>43.7693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43.7693" calcext:value-type="float">
            <text:p>43.7693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43.7693" calcext:value-type="float">
            <text:p>43.7693</text:p>
          </table:table-cell>
          <table:table-cell table:formula="of:=MAX([.$C35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5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3/aso/training_set.lp</text:p>
          </table:table-cell>
          <table:table-cell office:value-type="float" office:value="59.2995" calcext:value-type="float">
            <text:p>59.2995</text:p>
          </table:table-cell>
          <table:table-cell office:value-type="float" office:value="0" calcext:value-type="float">
            <text:p>0</text:p>
          </table:table-cell>
          <table:table-cell table:formula="of:=MIN([.$B357])" office:value-type="float" office:value="59.2995" calcext:value-type="float">
            <text:p>59.2995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59.2995" calcext:value-type="float">
            <text:p>59.2995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59.2995" calcext:value-type="float">
            <text:p>59.2995</text:p>
          </table:table-cell>
          <table:table-cell table:formula="of:=MAX([.$C35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5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4/aso/training_set.lp</text:p>
          </table:table-cell>
          <table:table-cell office:value-type="float" office:value="40.9934" calcext:value-type="float">
            <text:p>40.9934</text:p>
          </table:table-cell>
          <table:table-cell office:value-type="float" office:value="0" calcext:value-type="float">
            <text:p>0</text:p>
          </table:table-cell>
          <table:table-cell table:formula="of:=MIN([.$B360])" office:value-type="float" office:value="40.9934" calcext:value-type="float">
            <text:p>40.9934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40.9934" calcext:value-type="float">
            <text:p>40.9934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40.9934" calcext:value-type="float">
            <text:p>40.9934</text:p>
          </table:table-cell>
          <table:table-cell table:formula="of:=MAX([.$C36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62])/9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8-[.L362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45/aso/training_set.lp</text:p>
          </table:table-cell>
          <table:table-cell office:value-type="float" office:value="42.7857" calcext:value-type="float">
            <text:p>42.7857</text:p>
          </table:table-cell>
          <table:table-cell office:value-type="float" office:value="0" calcext:value-type="float">
            <text:p>0</text:p>
          </table:table-cell>
          <table:table-cell table:formula="of:=MIN([.$B363])" office:value-type="float" office:value="42.7857" calcext:value-type="float">
            <text:p>42.7857</text:p>
          </table:table-cell>
          <table:table-cell table:formula="of:=MIN([.$C363])" office:value-type="float" office:value="0" calcext:value-type="float">
            <text:p>0</text:p>
          </table:table-cell>
          <table:table-cell table:formula="of:=MEDIAN([.$B363])" office:value-type="float" office:value="42.7857" calcext:value-type="float">
            <text:p>42.7857</text:p>
          </table:table-cell>
          <table:table-cell table:formula="of:=MEDIAN([.$C363])" office:value-type="float" office:value="0" calcext:value-type="float">
            <text:p>0</text:p>
          </table:table-cell>
          <table:table-cell table:formula="of:=MAX([.$B363])" office:value-type="float" office:value="42.7857" calcext:value-type="float">
            <text:p>42.7857</text:p>
          </table:table-cell>
          <table:table-cell table:formula="of:=MAX([.$C3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65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8-[.L36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51/aso/training_set.lp</text:p>
          </table:table-cell>
          <table:table-cell office:value-type="float" office:value="41.6623" calcext:value-type="float">
            <text:p>41.6623</text:p>
          </table:table-cell>
          <table:table-cell office:value-type="float" office:value="0" calcext:value-type="float">
            <text:p>0</text:p>
          </table:table-cell>
          <table:table-cell table:formula="of:=MIN([.$B366])" office:value-type="float" office:value="41.6623" calcext:value-type="float">
            <text:p>41.6623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41.6623" calcext:value-type="float">
            <text:p>41.6623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41.6623" calcext:value-type="float">
            <text:p>41.6623</text:p>
          </table:table-cell>
          <table:table-cell table:formula="of:=MAX([.$C36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6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6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3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68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368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5/training_po_full_v5/user52/aso/training_set.lp</text:p>
          </table:table-cell>
          <table:table-cell office:value-type="float" office:value="46.3729" calcext:value-type="float">
            <text:p>46.3729</text:p>
          </table:table-cell>
          <table:table-cell office:value-type="float" office:value="0" calcext:value-type="float">
            <text:p>0</text:p>
          </table:table-cell>
          <table:table-cell table:formula="of:=MIN([.$B369])" office:value-type="float" office:value="46.3729" calcext:value-type="float">
            <text:p>46.3729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46.3729" calcext:value-type="float">
            <text:p>46.3729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46.3729" calcext:value-type="float">
            <text:p>46.3729</text:p>
          </table:table-cell>
          <table:table-cell table:formula="of:=MAX([.$C36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6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7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37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3/aso/training_set.lp</text:p>
          </table:table-cell>
          <table:table-cell office:value-type="float" office:value="14.131" calcext:value-type="float">
            <text:p>14.131</text:p>
          </table:table-cell>
          <table:table-cell office:value-type="float" office:value="0" calcext:value-type="float">
            <text:p>0</text:p>
          </table:table-cell>
          <table:table-cell table:formula="of:=MIN([.$B372])" office:value-type="float" office:value="14.131" calcext:value-type="float">
            <text:p>14.131</text:p>
          </table:table-cell>
          <table:table-cell table:formula="of:=MIN([.$C372])" office:value-type="float" office:value="0" calcext:value-type="float">
            <text:p>0</text:p>
          </table:table-cell>
          <table:table-cell table:formula="of:=MEDIAN([.$B372])" office:value-type="float" office:value="14.131" calcext:value-type="float">
            <text:p>14.131</text:p>
          </table:table-cell>
          <table:table-cell table:formula="of:=MEDIAN([.$C372])" office:value-type="float" office:value="0" calcext:value-type="float">
            <text:p>0</text:p>
          </table:table-cell>
          <table:table-cell table:formula="of:=MAX([.$B372])" office:value-type="float" office:value="14.131" calcext:value-type="float">
            <text:p>14.131</text:p>
          </table:table-cell>
          <table:table-cell table:formula="of:=MAX([.$C37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37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3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3])" office:value-type="float" office:value="300" calcext:value-type="float">
            <text:p>300</text:p>
          </table:table-cell>
          <table:table-cell table:formula="of:=MIN([.$C373])" office:value-type="float" office:value="1" calcext:value-type="float">
            <text:p>1</text:p>
          </table:table-cell>
          <table:table-cell table:formula="of:=MEDIAN([.$B373])" office:value-type="float" office:value="300" calcext:value-type="float">
            <text:p>300</text:p>
          </table:table-cell>
          <table:table-cell table:formula="of:=MEDIAN([.$C373])" office:value-type="float" office:value="1" calcext:value-type="float">
            <text:p>1</text:p>
          </table:table-cell>
          <table:table-cell table:formula="of:=MAX([.$B373])" office:value-type="float" office:value="300" calcext:value-type="float">
            <text:p>300</text:p>
          </table:table-cell>
          <table:table-cell table:formula="of:=MAX([.$C3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4])" office:value-type="float" office:value="300" calcext:value-type="float">
            <text:p>300</text:p>
          </table:table-cell>
          <table:table-cell table:formula="of:=MIN([.$C374])" office:value-type="float" office:value="1" calcext:value-type="float">
            <text:p>1</text:p>
          </table:table-cell>
          <table:table-cell table:formula="of:=MEDIAN([.$B374])" office:value-type="float" office:value="300" calcext:value-type="float">
            <text:p>300</text:p>
          </table:table-cell>
          <table:table-cell table:formula="of:=MEDIAN([.$C374])" office:value-type="float" office:value="1" calcext:value-type="float">
            <text:p>1</text:p>
          </table:table-cell>
          <table:table-cell table:formula="of:=MAX([.$B374])" office:value-type="float" office:value="300" calcext:value-type="float">
            <text:p>300</text:p>
          </table:table-cell>
          <table:table-cell table:formula="of:=MAX([.$C37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7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5/aso/training_set.lp</text:p>
          </table:table-cell>
          <table:table-cell office:value-type="float" office:value="38.2293" calcext:value-type="float">
            <text:p>38.2293</text:p>
          </table:table-cell>
          <table:table-cell office:value-type="float" office:value="0" calcext:value-type="float">
            <text:p>0</text:p>
          </table:table-cell>
          <table:table-cell table:formula="of:=MIN([.$B375])" office:value-type="float" office:value="38.2293" calcext:value-type="float">
            <text:p>38.2293</text:p>
          </table:table-cell>
          <table:table-cell table:formula="of:=MIN([.$C375])" office:value-type="float" office:value="0" calcext:value-type="float">
            <text:p>0</text:p>
          </table:table-cell>
          <table:table-cell table:formula="of:=MEDIAN([.$B375])" office:value-type="float" office:value="38.2293" calcext:value-type="float">
            <text:p>38.2293</text:p>
          </table:table-cell>
          <table:table-cell table:formula="of:=MEDIAN([.$C375])" office:value-type="float" office:value="0" calcext:value-type="float">
            <text:p>0</text:p>
          </table:table-cell>
          <table:table-cell table:formula="of:=MAX([.$B375])" office:value-type="float" office:value="38.2293" calcext:value-type="float">
            <text:p>38.2293</text:p>
          </table:table-cell>
          <table:table-cell table:formula="of:=MAX([.$C37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7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3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6])" office:value-type="float" office:value="300" calcext:value-type="float">
            <text:p>300</text:p>
          </table:table-cell>
          <table:table-cell table:formula="of:=MIN([.$C376])" office:value-type="float" office:value="1" calcext:value-type="float">
            <text:p>1</text:p>
          </table:table-cell>
          <table:table-cell table:formula="of:=MEDIAN([.$B376])" office:value-type="float" office:value="300" calcext:value-type="float">
            <text:p>300</text:p>
          </table:table-cell>
          <table:table-cell table:formula="of:=MEDIAN([.$C376])" office:value-type="float" office:value="1" calcext:value-type="float">
            <text:p>1</text:p>
          </table:table-cell>
          <table:table-cell table:formula="of:=MAX([.$B376])" office:value-type="float" office:value="300" calcext:value-type="float">
            <text:p>300</text:p>
          </table:table-cell>
          <table:table-cell table:formula="of:=MAX([.$C3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7])" office:value-type="float" office:value="300" calcext:value-type="float">
            <text:p>300</text:p>
          </table:table-cell>
          <table:table-cell table:formula="of:=MIN([.$C377])" office:value-type="float" office:value="1" calcext:value-type="float">
            <text:p>1</text:p>
          </table:table-cell>
          <table:table-cell table:formula="of:=MEDIAN([.$B377])" office:value-type="float" office:value="300" calcext:value-type="float">
            <text:p>300</text:p>
          </table:table-cell>
          <table:table-cell table:formula="of:=MEDIAN([.$C377])" office:value-type="float" office:value="1" calcext:value-type="float">
            <text:p>1</text:p>
          </table:table-cell>
          <table:table-cell table:formula="of:=MAX([.$B377])" office:value-type="float" office:value="300" calcext:value-type="float">
            <text:p>300</text:p>
          </table:table-cell>
          <table:table-cell table:formula="of:=MAX([.$C37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77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37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5/training_po_full_v5/user7/aso/training_set.lp</text:p>
          </table:table-cell>
          <table:table-cell office:value-type="float" office:value="38.0382" calcext:value-type="float">
            <text:p>38.0382</text:p>
          </table:table-cell>
          <table:table-cell office:value-type="float" office:value="0" calcext:value-type="float">
            <text:p>0</text:p>
          </table:table-cell>
          <table:table-cell table:formula="of:=MIN([.$B378])" office:value-type="float" office:value="38.0382" calcext:value-type="float">
            <text:p>38.0382</text:p>
          </table:table-cell>
          <table:table-cell table:formula="of:=MIN([.$C378])" office:value-type="float" office:value="0" calcext:value-type="float">
            <text:p>0</text:p>
          </table:table-cell>
          <table:table-cell table:formula="of:=MEDIAN([.$B378])" office:value-type="float" office:value="38.0382" calcext:value-type="float">
            <text:p>38.0382</text:p>
          </table:table-cell>
          <table:table-cell table:formula="of:=MEDIAN([.$C378])" office:value-type="float" office:value="0" calcext:value-type="float">
            <text:p>0</text:p>
          </table:table-cell>
          <table:table-cell table:formula="of:=MAX([.$B378])" office:value-type="float" office:value="38.0382" calcext:value-type="float">
            <text:p>38.0382</text:p>
          </table:table-cell>
          <table:table-cell table:formula="of:=MAX([.$C37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7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9])" office:value-type="float" office:value="300" calcext:value-type="float">
            <text:p>300</text:p>
          </table:table-cell>
          <table:table-cell table:formula="of:=MIN([.$C379])" office:value-type="float" office:value="1" calcext:value-type="float">
            <text:p>1</text:p>
          </table:table-cell>
          <table:table-cell table:formula="of:=MEDIAN([.$B379])" office:value-type="float" office:value="300" calcext:value-type="float">
            <text:p>300</text:p>
          </table:table-cell>
          <table:table-cell table:formula="of:=MEDIAN([.$C379])" office:value-type="float" office:value="1" calcext:value-type="float">
            <text:p>1</text:p>
          </table:table-cell>
          <table:table-cell table:formula="of:=MAX([.$B379])" office:value-type="float" office:value="300" calcext:value-type="float">
            <text:p>300</text:p>
          </table:table-cell>
          <table:table-cell table:formula="of:=MAX([.$C37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7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5/training_po_full_v5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0])" office:value-type="float" office:value="300" calcext:value-type="float">
            <text:p>300</text:p>
          </table:table-cell>
          <table:table-cell table:formula="of:=MIN([.$C380])" office:value-type="float" office:value="1" calcext:value-type="float">
            <text:p>1</text:p>
          </table:table-cell>
          <table:table-cell table:formula="of:=MEDIAN([.$B380])" office:value-type="float" office:value="300" calcext:value-type="float">
            <text:p>300</text:p>
          </table:table-cell>
          <table:table-cell table:formula="of:=MEDIAN([.$C380])" office:value-type="float" office:value="1" calcext:value-type="float">
            <text:p>1</text:p>
          </table:table-cell>
          <table:table-cell table:formula="of:=MAX([.$B380])" office:value-type="float" office:value="300" calcext:value-type="float">
            <text:p>300</text:p>
          </table:table-cell>
          <table:table-cell table:formula="of:=MAX([.$C38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1/aso/training_set.lp</text:p>
          </table:table-cell>
          <table:table-cell office:value-type="float" office:value="38.0449" calcext:value-type="float">
            <text:p>38.0449</text:p>
          </table:table-cell>
          <table:table-cell office:value-type="float" office:value="0" calcext:value-type="float">
            <text:p>0</text:p>
          </table:table-cell>
          <table:table-cell table:formula="of:=MIN([.$B381])" office:value-type="float" office:value="38.0449" calcext:value-type="float">
            <text:p>38.0449</text:p>
          </table:table-cell>
          <table:table-cell table:formula="of:=MIN([.$C381])" office:value-type="float" office:value="0" calcext:value-type="float">
            <text:p>0</text:p>
          </table:table-cell>
          <table:table-cell table:formula="of:=MEDIAN([.$B381])" office:value-type="float" office:value="38.0449" calcext:value-type="float">
            <text:p>38.0449</text:p>
          </table:table-cell>
          <table:table-cell table:formula="of:=MEDIAN([.$C381])" office:value-type="float" office:value="0" calcext:value-type="float">
            <text:p>0</text:p>
          </table:table-cell>
          <table:table-cell table:formula="of:=MAX([.$B381])" office:value-type="float" office:value="38.0449" calcext:value-type="float">
            <text:p>38.0449</text:p>
          </table:table-cell>
          <table:table-cell table:formula="of:=MAX([.$C381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381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8-[.L38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2])" office:value-type="float" office:value="300" calcext:value-type="float">
            <text:p>300</text:p>
          </table:table-cell>
          <table:table-cell table:formula="of:=MIN([.$C382])" office:value-type="float" office:value="1" calcext:value-type="float">
            <text:p>1</text:p>
          </table:table-cell>
          <table:table-cell table:formula="of:=MEDIAN([.$B382])" office:value-type="float" office:value="300" calcext:value-type="float">
            <text:p>300</text:p>
          </table:table-cell>
          <table:table-cell table:formula="of:=MEDIAN([.$C382])" office:value-type="float" office:value="1" calcext:value-type="float">
            <text:p>1</text:p>
          </table:table-cell>
          <table:table-cell table:formula="of:=MAX([.$B382])" office:value-type="float" office:value="300" calcext:value-type="float">
            <text:p>300</text:p>
          </table:table-cell>
          <table:table-cell table:formula="of:=MAX([.$C38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82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38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3])" office:value-type="float" office:value="300" calcext:value-type="float">
            <text:p>300</text:p>
          </table:table-cell>
          <table:table-cell table:formula="of:=MIN([.$C383])" office:value-type="float" office:value="1" calcext:value-type="float">
            <text:p>1</text:p>
          </table:table-cell>
          <table:table-cell table:formula="of:=MEDIAN([.$B383])" office:value-type="float" office:value="300" calcext:value-type="float">
            <text:p>300</text:p>
          </table:table-cell>
          <table:table-cell table:formula="of:=MEDIAN([.$C383])" office:value-type="float" office:value="1" calcext:value-type="float">
            <text:p>1</text:p>
          </table:table-cell>
          <table:table-cell table:formula="of:=MAX([.$B383])" office:value-type="float" office:value="300" calcext:value-type="float">
            <text:p>300</text:p>
          </table:table-cell>
          <table:table-cell table:formula="of:=MAX([.$C3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83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38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5/aso/training_set.lp</text:p>
          </table:table-cell>
          <table:table-cell office:value-type="float" office:value="42.0917" calcext:value-type="float">
            <text:p>42.0917</text:p>
          </table:table-cell>
          <table:table-cell office:value-type="float" office:value="0" calcext:value-type="float">
            <text:p>0</text:p>
          </table:table-cell>
          <table:table-cell table:formula="of:=MIN([.$B384])" office:value-type="float" office:value="42.0917" calcext:value-type="float">
            <text:p>42.0917</text:p>
          </table:table-cell>
          <table:table-cell table:formula="of:=MIN([.$C384])" office:value-type="float" office:value="0" calcext:value-type="float">
            <text:p>0</text:p>
          </table:table-cell>
          <table:table-cell table:formula="of:=MEDIAN([.$B384])" office:value-type="float" office:value="42.0917" calcext:value-type="float">
            <text:p>42.0917</text:p>
          </table:table-cell>
          <table:table-cell table:formula="of:=MEDIAN([.$C384])" office:value-type="float" office:value="0" calcext:value-type="float">
            <text:p>0</text:p>
          </table:table-cell>
          <table:table-cell table:formula="of:=MAX([.$B384])" office:value-type="float" office:value="42.0917" calcext:value-type="float">
            <text:p>42.0917</text:p>
          </table:table-cell>
          <table:table-cell table:formula="of:=MAX([.$C38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8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5])" office:value-type="float" office:value="300" calcext:value-type="float">
            <text:p>300</text:p>
          </table:table-cell>
          <table:table-cell table:formula="of:=MIN([.$C385])" office:value-type="float" office:value="1" calcext:value-type="float">
            <text:p>1</text:p>
          </table:table-cell>
          <table:table-cell table:formula="of:=MEDIAN([.$B385])" office:value-type="float" office:value="300" calcext:value-type="float">
            <text:p>300</text:p>
          </table:table-cell>
          <table:table-cell table:formula="of:=MEDIAN([.$C385])" office:value-type="float" office:value="1" calcext:value-type="float">
            <text:p>1</text:p>
          </table:table-cell>
          <table:table-cell table:formula="of:=MAX([.$B385])" office:value-type="float" office:value="300" calcext:value-type="float">
            <text:p>300</text:p>
          </table:table-cell>
          <table:table-cell table:formula="of:=MAX([.$C38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8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3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6])" office:value-type="float" office:value="300" calcext:value-type="float">
            <text:p>300</text:p>
          </table:table-cell>
          <table:table-cell table:formula="of:=MIN([.$C386])" office:value-type="float" office:value="1" calcext:value-type="float">
            <text:p>1</text:p>
          </table:table-cell>
          <table:table-cell table:formula="of:=MEDIAN([.$B386])" office:value-type="float" office:value="300" calcext:value-type="float">
            <text:p>300</text:p>
          </table:table-cell>
          <table:table-cell table:formula="of:=MEDIAN([.$C386])" office:value-type="float" office:value="1" calcext:value-type="float">
            <text:p>1</text:p>
          </table:table-cell>
          <table:table-cell table:formula="of:=MAX([.$B386])" office:value-type="float" office:value="300" calcext:value-type="float">
            <text:p>300</text:p>
          </table:table-cell>
          <table:table-cell table:formula="of:=MAX([.$C38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8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38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17/aso/training_set.lp</text:p>
          </table:table-cell>
          <table:table-cell office:value-type="float" office:value="48.1791" calcext:value-type="float">
            <text:p>48.1791</text:p>
          </table:table-cell>
          <table:table-cell office:value-type="float" office:value="0" calcext:value-type="float">
            <text:p>0</text:p>
          </table:table-cell>
          <table:table-cell table:formula="of:=MIN([.$B387])" office:value-type="float" office:value="48.1791" calcext:value-type="float">
            <text:p>48.1791</text:p>
          </table:table-cell>
          <table:table-cell table:formula="of:=MIN([.$C387])" office:value-type="float" office:value="0" calcext:value-type="float">
            <text:p>0</text:p>
          </table:table-cell>
          <table:table-cell table:formula="of:=MEDIAN([.$B387])" office:value-type="float" office:value="48.1791" calcext:value-type="float">
            <text:p>48.1791</text:p>
          </table:table-cell>
          <table:table-cell table:formula="of:=MEDIAN([.$C387])" office:value-type="float" office:value="0" calcext:value-type="float">
            <text:p>0</text:p>
          </table:table-cell>
          <table:table-cell table:formula="of:=MAX([.$B387])" office:value-type="float" office:value="48.1791" calcext:value-type="float">
            <text:p>48.1791</text:p>
          </table:table-cell>
          <table:table-cell table:formula="of:=MAX([.$C38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8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8])" office:value-type="float" office:value="300" calcext:value-type="float">
            <text:p>300</text:p>
          </table:table-cell>
          <table:table-cell table:formula="of:=MIN([.$C388])" office:value-type="float" office:value="1" calcext:value-type="float">
            <text:p>1</text:p>
          </table:table-cell>
          <table:table-cell table:formula="of:=MEDIAN([.$B388])" office:value-type="float" office:value="300" calcext:value-type="float">
            <text:p>300</text:p>
          </table:table-cell>
          <table:table-cell table:formula="of:=MEDIAN([.$C388])" office:value-type="float" office:value="1" calcext:value-type="float">
            <text:p>1</text:p>
          </table:table-cell>
          <table:table-cell table:formula="of:=MAX([.$B388])" office:value-type="float" office:value="300" calcext:value-type="float">
            <text:p>300</text:p>
          </table:table-cell>
          <table:table-cell table:formula="of:=MAX([.$C38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9])" office:value-type="float" office:value="300" calcext:value-type="float">
            <text:p>300</text:p>
          </table:table-cell>
          <table:table-cell table:formula="of:=MIN([.$C389])" office:value-type="float" office:value="1" calcext:value-type="float">
            <text:p>1</text:p>
          </table:table-cell>
          <table:table-cell table:formula="of:=MEDIAN([.$B389])" office:value-type="float" office:value="300" calcext:value-type="float">
            <text:p>300</text:p>
          </table:table-cell>
          <table:table-cell table:formula="of:=MEDIAN([.$C389])" office:value-type="float" office:value="1" calcext:value-type="float">
            <text:p>1</text:p>
          </table:table-cell>
          <table:table-cell table:formula="of:=MAX([.$B389])" office:value-type="float" office:value="300" calcext:value-type="float">
            <text:p>300</text:p>
          </table:table-cell>
          <table:table-cell table:formula="of:=MAX([.$C3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9/aso/training_set.lp</text:p>
          </table:table-cell>
          <table:table-cell office:value-type="float" office:value="37.8637" calcext:value-type="float">
            <text:p>37.8637</text:p>
          </table:table-cell>
          <table:table-cell office:value-type="float" office:value="0" calcext:value-type="float">
            <text:p>0</text:p>
          </table:table-cell>
          <table:table-cell table:formula="of:=MIN([.$B390])" office:value-type="float" office:value="37.8637" calcext:value-type="float">
            <text:p>37.8637</text:p>
          </table:table-cell>
          <table:table-cell table:formula="of:=MIN([.$C390])" office:value-type="float" office:value="0" calcext:value-type="float">
            <text:p>0</text:p>
          </table:table-cell>
          <table:table-cell table:formula="of:=MEDIAN([.$B390])" office:value-type="float" office:value="37.8637" calcext:value-type="float">
            <text:p>37.8637</text:p>
          </table:table-cell>
          <table:table-cell table:formula="of:=MEDIAN([.$C390])" office:value-type="float" office:value="0" calcext:value-type="float">
            <text:p>0</text:p>
          </table:table-cell>
          <table:table-cell table:formula="of:=MAX([.$B390])" office:value-type="float" office:value="37.8637" calcext:value-type="float">
            <text:p>37.8637</text:p>
          </table:table-cell>
          <table:table-cell table:formula="of:=MAX([.$C39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39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39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1])" office:value-type="float" office:value="300" calcext:value-type="float">
            <text:p>300</text:p>
          </table:table-cell>
          <table:table-cell table:formula="of:=MIN([.$C391])" office:value-type="float" office:value="1" calcext:value-type="float">
            <text:p>1</text:p>
          </table:table-cell>
          <table:table-cell table:formula="of:=MEDIAN([.$B391])" office:value-type="float" office:value="300" calcext:value-type="float">
            <text:p>300</text:p>
          </table:table-cell>
          <table:table-cell table:formula="of:=MEDIAN([.$C391])" office:value-type="float" office:value="1" calcext:value-type="float">
            <text:p>1</text:p>
          </table:table-cell>
          <table:table-cell table:formula="of:=MAX([.$B391])" office:value-type="float" office:value="300" calcext:value-type="float">
            <text:p>300</text:p>
          </table:table-cell>
          <table:table-cell table:formula="of:=MAX([.$C3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2])" office:value-type="float" office:value="300" calcext:value-type="float">
            <text:p>300</text:p>
          </table:table-cell>
          <table:table-cell table:formula="of:=MIN([.$C392])" office:value-type="float" office:value="1" calcext:value-type="float">
            <text:p>1</text:p>
          </table:table-cell>
          <table:table-cell table:formula="of:=MEDIAN([.$B392])" office:value-type="float" office:value="300" calcext:value-type="float">
            <text:p>300</text:p>
          </table:table-cell>
          <table:table-cell table:formula="of:=MEDIAN([.$C392])" office:value-type="float" office:value="1" calcext:value-type="float">
            <text:p>1</text:p>
          </table:table-cell>
          <table:table-cell table:formula="of:=MAX([.$B392])" office:value-type="float" office:value="300" calcext:value-type="float">
            <text:p>300</text:p>
          </table:table-cell>
          <table:table-cell table:formula="of:=MAX([.$C3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1/aso/training_set.lp</text:p>
          </table:table-cell>
          <table:table-cell office:value-type="float" office:value="45.455" calcext:value-type="float">
            <text:p>45.455</text:p>
          </table:table-cell>
          <table:table-cell office:value-type="float" office:value="0" calcext:value-type="float">
            <text:p>0</text:p>
          </table:table-cell>
          <table:table-cell table:formula="of:=MIN([.$B393])" office:value-type="float" office:value="45.455" calcext:value-type="float">
            <text:p>45.455</text:p>
          </table:table-cell>
          <table:table-cell table:formula="of:=MIN([.$C393])" office:value-type="float" office:value="0" calcext:value-type="float">
            <text:p>0</text:p>
          </table:table-cell>
          <table:table-cell table:formula="of:=MEDIAN([.$B393])" office:value-type="float" office:value="45.455" calcext:value-type="float">
            <text:p>45.455</text:p>
          </table:table-cell>
          <table:table-cell table:formula="of:=MEDIAN([.$C393])" office:value-type="float" office:value="0" calcext:value-type="float">
            <text:p>0</text:p>
          </table:table-cell>
          <table:table-cell table:formula="of:=MAX([.$B393])" office:value-type="float" office:value="45.455" calcext:value-type="float">
            <text:p>45.455</text:p>
          </table:table-cell>
          <table:table-cell table:formula="of:=MAX([.$C3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4])" office:value-type="float" office:value="300" calcext:value-type="float">
            <text:p>300</text:p>
          </table:table-cell>
          <table:table-cell table:formula="of:=MIN([.$C394])" office:value-type="float" office:value="1" calcext:value-type="float">
            <text:p>1</text:p>
          </table:table-cell>
          <table:table-cell table:formula="of:=MEDIAN([.$B394])" office:value-type="float" office:value="300" calcext:value-type="float">
            <text:p>300</text:p>
          </table:table-cell>
          <table:table-cell table:formula="of:=MEDIAN([.$C394])" office:value-type="float" office:value="1" calcext:value-type="float">
            <text:p>1</text:p>
          </table:table-cell>
          <table:table-cell table:formula="of:=MAX([.$B394])" office:value-type="float" office:value="300" calcext:value-type="float">
            <text:p>300</text:p>
          </table:table-cell>
          <table:table-cell table:formula="of:=MAX([.$C39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94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39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5])" office:value-type="float" office:value="300" calcext:value-type="float">
            <text:p>300</text:p>
          </table:table-cell>
          <table:table-cell table:formula="of:=MIN([.$C395])" office:value-type="float" office:value="1" calcext:value-type="float">
            <text:p>1</text:p>
          </table:table-cell>
          <table:table-cell table:formula="of:=MEDIAN([.$B395])" office:value-type="float" office:value="300" calcext:value-type="float">
            <text:p>300</text:p>
          </table:table-cell>
          <table:table-cell table:formula="of:=MEDIAN([.$C395])" office:value-type="float" office:value="1" calcext:value-type="float">
            <text:p>1</text:p>
          </table:table-cell>
          <table:table-cell table:formula="of:=MAX([.$B395])" office:value-type="float" office:value="300" calcext:value-type="float">
            <text:p>300</text:p>
          </table:table-cell>
          <table:table-cell table:formula="of:=MAX([.$C39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9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39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6/training_po_full_v6/user23/aso/training_set.lp</text:p>
          </table:table-cell>
          <table:table-cell office:value-type="float" office:value="45.4637" calcext:value-type="float">
            <text:p>45.4637</text:p>
          </table:table-cell>
          <table:table-cell office:value-type="float" office:value="0" calcext:value-type="float">
            <text:p>0</text:p>
          </table:table-cell>
          <table:table-cell table:formula="of:=MIN([.$B396])" office:value-type="float" office:value="45.4637" calcext:value-type="float">
            <text:p>45.4637</text:p>
          </table:table-cell>
          <table:table-cell table:formula="of:=MIN([.$C396])" office:value-type="float" office:value="0" calcext:value-type="float">
            <text:p>0</text:p>
          </table:table-cell>
          <table:table-cell table:formula="of:=MEDIAN([.$B396])" office:value-type="float" office:value="45.4637" calcext:value-type="float">
            <text:p>45.4637</text:p>
          </table:table-cell>
          <table:table-cell table:formula="of:=MEDIAN([.$C396])" office:value-type="float" office:value="0" calcext:value-type="float">
            <text:p>0</text:p>
          </table:table-cell>
          <table:table-cell table:formula="of:=MAX([.$B396])" office:value-type="float" office:value="45.4637" calcext:value-type="float">
            <text:p>45.4637</text:p>
          </table:table-cell>
          <table:table-cell table:formula="of:=MAX([.$C39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3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3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7])" office:value-type="float" office:value="300" calcext:value-type="float">
            <text:p>300</text:p>
          </table:table-cell>
          <table:table-cell table:formula="of:=MIN([.$C397])" office:value-type="float" office:value="1" calcext:value-type="float">
            <text:p>1</text:p>
          </table:table-cell>
          <table:table-cell table:formula="of:=MEDIAN([.$B397])" office:value-type="float" office:value="300" calcext:value-type="float">
            <text:p>300</text:p>
          </table:table-cell>
          <table:table-cell table:formula="of:=MEDIAN([.$C397])" office:value-type="float" office:value="1" calcext:value-type="float">
            <text:p>1</text:p>
          </table:table-cell>
          <table:table-cell table:formula="of:=MAX([.$B397])" office:value-type="float" office:value="300" calcext:value-type="float">
            <text:p>300</text:p>
          </table:table-cell>
          <table:table-cell table:formula="of:=MAX([.$C3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3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8])" office:value-type="float" office:value="300" calcext:value-type="float">
            <text:p>300</text:p>
          </table:table-cell>
          <table:table-cell table:formula="of:=MIN([.$C398])" office:value-type="float" office:value="1" calcext:value-type="float">
            <text:p>1</text:p>
          </table:table-cell>
          <table:table-cell table:formula="of:=MEDIAN([.$B398])" office:value-type="float" office:value="300" calcext:value-type="float">
            <text:p>300</text:p>
          </table:table-cell>
          <table:table-cell table:formula="of:=MEDIAN([.$C398])" office:value-type="float" office:value="1" calcext:value-type="float">
            <text:p>1</text:p>
          </table:table-cell>
          <table:table-cell table:formula="of:=MAX([.$B398])" office:value-type="float" office:value="300" calcext:value-type="float">
            <text:p>300</text:p>
          </table:table-cell>
          <table:table-cell table:formula="of:=MAX([.$C39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3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6/aso/training_set.lp</text:p>
          </table:table-cell>
          <table:table-cell office:value-type="float" office:value="41.306" calcext:value-type="float">
            <text:p>41.306</text:p>
          </table:table-cell>
          <table:table-cell office:value-type="float" office:value="0" calcext:value-type="float">
            <text:p>0</text:p>
          </table:table-cell>
          <table:table-cell table:formula="of:=MIN([.$B399])" office:value-type="float" office:value="41.306" calcext:value-type="float">
            <text:p>41.306</text:p>
          </table:table-cell>
          <table:table-cell table:formula="of:=MIN([.$C399])" office:value-type="float" office:value="0" calcext:value-type="float">
            <text:p>0</text:p>
          </table:table-cell>
          <table:table-cell table:formula="of:=MEDIAN([.$B399])" office:value-type="float" office:value="41.306" calcext:value-type="float">
            <text:p>41.306</text:p>
          </table:table-cell>
          <table:table-cell table:formula="of:=MEDIAN([.$C399])" office:value-type="float" office:value="0" calcext:value-type="float">
            <text:p>0</text:p>
          </table:table-cell>
          <table:table-cell table:formula="of:=MAX([.$B399])" office:value-type="float" office:value="41.306" calcext:value-type="float">
            <text:p>41.306</text:p>
          </table:table-cell>
          <table:table-cell table:formula="of:=MAX([.$C39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39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3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0])" office:value-type="float" office:value="300" calcext:value-type="float">
            <text:p>300</text:p>
          </table:table-cell>
          <table:table-cell table:formula="of:=MIN([.$C400])" office:value-type="float" office:value="1" calcext:value-type="float">
            <text:p>1</text:p>
          </table:table-cell>
          <table:table-cell table:formula="of:=MEDIAN([.$B400])" office:value-type="float" office:value="300" calcext:value-type="float">
            <text:p>300</text:p>
          </table:table-cell>
          <table:table-cell table:formula="of:=MEDIAN([.$C400])" office:value-type="float" office:value="1" calcext:value-type="float">
            <text:p>1</text:p>
          </table:table-cell>
          <table:table-cell table:formula="of:=MAX([.$B400])" office:value-type="float" office:value="300" calcext:value-type="float">
            <text:p>300</text:p>
          </table:table-cell>
          <table:table-cell table:formula="of:=MAX([.$C4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1])" office:value-type="float" office:value="300" calcext:value-type="float">
            <text:p>300</text:p>
          </table:table-cell>
          <table:table-cell table:formula="of:=MIN([.$C401])" office:value-type="float" office:value="1" calcext:value-type="float">
            <text:p>1</text:p>
          </table:table-cell>
          <table:table-cell table:formula="of:=MEDIAN([.$B401])" office:value-type="float" office:value="300" calcext:value-type="float">
            <text:p>300</text:p>
          </table:table-cell>
          <table:table-cell table:formula="of:=MEDIAN([.$C401])" office:value-type="float" office:value="1" calcext:value-type="float">
            <text:p>1</text:p>
          </table:table-cell>
          <table:table-cell table:formula="of:=MAX([.$B401])" office:value-type="float" office:value="300" calcext:value-type="float">
            <text:p>300</text:p>
          </table:table-cell>
          <table:table-cell table:formula="of:=MAX([.$C4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/aso/training_set.lp</text:p>
          </table:table-cell>
          <table:table-cell office:value-type="float" office:value="41.8665" calcext:value-type="float">
            <text:p>41.8665</text:p>
          </table:table-cell>
          <table:table-cell office:value-type="float" office:value="0" calcext:value-type="float">
            <text:p>0</text:p>
          </table:table-cell>
          <table:table-cell table:formula="of:=MIN([.$B402])" office:value-type="float" office:value="41.8665" calcext:value-type="float">
            <text:p>41.8665</text:p>
          </table:table-cell>
          <table:table-cell table:formula="of:=MIN([.$C402])" office:value-type="float" office:value="0" calcext:value-type="float">
            <text:p>0</text:p>
          </table:table-cell>
          <table:table-cell table:formula="of:=MEDIAN([.$B402])" office:value-type="float" office:value="41.8665" calcext:value-type="float">
            <text:p>41.8665</text:p>
          </table:table-cell>
          <table:table-cell table:formula="of:=MEDIAN([.$C402])" office:value-type="float" office:value="0" calcext:value-type="float">
            <text:p>0</text:p>
          </table:table-cell>
          <table:table-cell table:formula="of:=MAX([.$B402])" office:value-type="float" office:value="41.8665" calcext:value-type="float">
            <text:p>41.8665</text:p>
          </table:table-cell>
          <table:table-cell table:formula="of:=MAX([.$C40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0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3])" office:value-type="float" office:value="300" calcext:value-type="float">
            <text:p>300</text:p>
          </table:table-cell>
          <table:table-cell table:formula="of:=MIN([.$C403])" office:value-type="float" office:value="1" calcext:value-type="float">
            <text:p>1</text:p>
          </table:table-cell>
          <table:table-cell table:formula="of:=MEDIAN([.$B403])" office:value-type="float" office:value="300" calcext:value-type="float">
            <text:p>300</text:p>
          </table:table-cell>
          <table:table-cell table:formula="of:=MEDIAN([.$C403])" office:value-type="float" office:value="1" calcext:value-type="float">
            <text:p>1</text:p>
          </table:table-cell>
          <table:table-cell table:formula="of:=MAX([.$B403])" office:value-type="float" office:value="300" calcext:value-type="float">
            <text:p>300</text:p>
          </table:table-cell>
          <table:table-cell table:formula="of:=MAX([.$C4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4])" office:value-type="float" office:value="300" calcext:value-type="float">
            <text:p>300</text:p>
          </table:table-cell>
          <table:table-cell table:formula="of:=MIN([.$C404])" office:value-type="float" office:value="1" calcext:value-type="float">
            <text:p>1</text:p>
          </table:table-cell>
          <table:table-cell table:formula="of:=MEDIAN([.$B404])" office:value-type="float" office:value="300" calcext:value-type="float">
            <text:p>300</text:p>
          </table:table-cell>
          <table:table-cell table:formula="of:=MEDIAN([.$C404])" office:value-type="float" office:value="1" calcext:value-type="float">
            <text:p>1</text:p>
          </table:table-cell>
          <table:table-cell table:formula="of:=MAX([.$B404])" office:value-type="float" office:value="300" calcext:value-type="float">
            <text:p>300</text:p>
          </table:table-cell>
          <table:table-cell table:formula="of:=MAX([.$C40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0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0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32/aso/training_set.lp</text:p>
          </table:table-cell>
          <table:table-cell office:value-type="float" office:value="37.4902" calcext:value-type="float">
            <text:p>37.4902</text:p>
          </table:table-cell>
          <table:table-cell office:value-type="float" office:value="0" calcext:value-type="float">
            <text:p>0</text:p>
          </table:table-cell>
          <table:table-cell table:formula="of:=MIN([.$B405])" office:value-type="float" office:value="37.4902" calcext:value-type="float">
            <text:p>37.4902</text:p>
          </table:table-cell>
          <table:table-cell table:formula="of:=MIN([.$C405])" office:value-type="float" office:value="0" calcext:value-type="float">
            <text:p>0</text:p>
          </table:table-cell>
          <table:table-cell table:formula="of:=MEDIAN([.$B405])" office:value-type="float" office:value="37.4902" calcext:value-type="float">
            <text:p>37.4902</text:p>
          </table:table-cell>
          <table:table-cell table:formula="of:=MEDIAN([.$C405])" office:value-type="float" office:value="0" calcext:value-type="float">
            <text:p>0</text:p>
          </table:table-cell>
          <table:table-cell table:formula="of:=MAX([.$B405])" office:value-type="float" office:value="37.4902" calcext:value-type="float">
            <text:p>37.4902</text:p>
          </table:table-cell>
          <table:table-cell table:formula="of:=MAX([.$C4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6])" office:value-type="float" office:value="300" calcext:value-type="float">
            <text:p>300</text:p>
          </table:table-cell>
          <table:table-cell table:formula="of:=MIN([.$C406])" office:value-type="float" office:value="1" calcext:value-type="float">
            <text:p>1</text:p>
          </table:table-cell>
          <table:table-cell table:formula="of:=MEDIAN([.$B406])" office:value-type="float" office:value="300" calcext:value-type="float">
            <text:p>300</text:p>
          </table:table-cell>
          <table:table-cell table:formula="of:=MEDIAN([.$C406])" office:value-type="float" office:value="1" calcext:value-type="float">
            <text:p>1</text:p>
          </table:table-cell>
          <table:table-cell table:formula="of:=MAX([.$B406])" office:value-type="float" office:value="300" calcext:value-type="float">
            <text:p>300</text:p>
          </table:table-cell>
          <table:table-cell table:formula="of:=MAX([.$C4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7])" office:value-type="float" office:value="300" calcext:value-type="float">
            <text:p>300</text:p>
          </table:table-cell>
          <table:table-cell table:formula="of:=MIN([.$C407])" office:value-type="float" office:value="1" calcext:value-type="float">
            <text:p>1</text:p>
          </table:table-cell>
          <table:table-cell table:formula="of:=MEDIAN([.$B407])" office:value-type="float" office:value="300" calcext:value-type="float">
            <text:p>300</text:p>
          </table:table-cell>
          <table:table-cell table:formula="of:=MEDIAN([.$C407])" office:value-type="float" office:value="1" calcext:value-type="float">
            <text:p>1</text:p>
          </table:table-cell>
          <table:table-cell table:formula="of:=MAX([.$B407])" office:value-type="float" office:value="300" calcext:value-type="float">
            <text:p>300</text:p>
          </table:table-cell>
          <table:table-cell table:formula="of:=MAX([.$C4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7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0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38/aso/training_set.lp</text:p>
          </table:table-cell>
          <table:table-cell office:value-type="float" office:value="45.2164" calcext:value-type="float">
            <text:p>45.2164</text:p>
          </table:table-cell>
          <table:table-cell office:value-type="float" office:value="0" calcext:value-type="float">
            <text:p>0</text:p>
          </table:table-cell>
          <table:table-cell table:formula="of:=MIN([.$B408])" office:value-type="float" office:value="45.2164" calcext:value-type="float">
            <text:p>45.2164</text:p>
          </table:table-cell>
          <table:table-cell table:formula="of:=MIN([.$C408])" office:value-type="float" office:value="0" calcext:value-type="float">
            <text:p>0</text:p>
          </table:table-cell>
          <table:table-cell table:formula="of:=MEDIAN([.$B408])" office:value-type="float" office:value="45.2164" calcext:value-type="float">
            <text:p>45.2164</text:p>
          </table:table-cell>
          <table:table-cell table:formula="of:=MEDIAN([.$C408])" office:value-type="float" office:value="0" calcext:value-type="float">
            <text:p>0</text:p>
          </table:table-cell>
          <table:table-cell table:formula="of:=MAX([.$B408])" office:value-type="float" office:value="45.2164" calcext:value-type="float">
            <text:p>45.2164</text:p>
          </table:table-cell>
          <table:table-cell table:formula="of:=MAX([.$C40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0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9])" office:value-type="float" office:value="300" calcext:value-type="float">
            <text:p>300</text:p>
          </table:table-cell>
          <table:table-cell table:formula="of:=MIN([.$C409])" office:value-type="float" office:value="1" calcext:value-type="float">
            <text:p>1</text:p>
          </table:table-cell>
          <table:table-cell table:formula="of:=MEDIAN([.$B409])" office:value-type="float" office:value="300" calcext:value-type="float">
            <text:p>300</text:p>
          </table:table-cell>
          <table:table-cell table:formula="of:=MEDIAN([.$C409])" office:value-type="float" office:value="1" calcext:value-type="float">
            <text:p>1</text:p>
          </table:table-cell>
          <table:table-cell table:formula="of:=MAX([.$B409])" office:value-type="float" office:value="300" calcext:value-type="float">
            <text:p>300</text:p>
          </table:table-cell>
          <table:table-cell table:formula="of:=MAX([.$C4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0])" office:value-type="float" office:value="300" calcext:value-type="float">
            <text:p>300</text:p>
          </table:table-cell>
          <table:table-cell table:formula="of:=MIN([.$C410])" office:value-type="float" office:value="1" calcext:value-type="float">
            <text:p>1</text:p>
          </table:table-cell>
          <table:table-cell table:formula="of:=MEDIAN([.$B410])" office:value-type="float" office:value="300" calcext:value-type="float">
            <text:p>300</text:p>
          </table:table-cell>
          <table:table-cell table:formula="of:=MEDIAN([.$C410])" office:value-type="float" office:value="1" calcext:value-type="float">
            <text:p>1</text:p>
          </table:table-cell>
          <table:table-cell table:formula="of:=MAX([.$B410])" office:value-type="float" office:value="300" calcext:value-type="float">
            <text:p>300</text:p>
          </table:table-cell>
          <table:table-cell table:formula="of:=MAX([.$C4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9/aso/training_set.lp</text:p>
          </table:table-cell>
          <table:table-cell office:value-type="float" office:value="48.3894" calcext:value-type="float">
            <text:p>48.3894</text:p>
          </table:table-cell>
          <table:table-cell office:value-type="float" office:value="0" calcext:value-type="float">
            <text:p>0</text:p>
          </table:table-cell>
          <table:table-cell table:formula="of:=MIN([.$B411])" office:value-type="float" office:value="48.3894" calcext:value-type="float">
            <text:p>48.3894</text:p>
          </table:table-cell>
          <table:table-cell table:formula="of:=MIN([.$C411])" office:value-type="float" office:value="0" calcext:value-type="float">
            <text:p>0</text:p>
          </table:table-cell>
          <table:table-cell table:formula="of:=MEDIAN([.$B411])" office:value-type="float" office:value="48.3894" calcext:value-type="float">
            <text:p>48.3894</text:p>
          </table:table-cell>
          <table:table-cell table:formula="of:=MEDIAN([.$C411])" office:value-type="float" office:value="0" calcext:value-type="float">
            <text:p>0</text:p>
          </table:table-cell>
          <table:table-cell table:formula="of:=MAX([.$B411])" office:value-type="float" office:value="48.3894" calcext:value-type="float">
            <text:p>48.3894</text:p>
          </table:table-cell>
          <table:table-cell table:formula="of:=MAX([.$C4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2])" office:value-type="float" office:value="300" calcext:value-type="float">
            <text:p>300</text:p>
          </table:table-cell>
          <table:table-cell table:formula="of:=MIN([.$C412])" office:value-type="float" office:value="1" calcext:value-type="float">
            <text:p>1</text:p>
          </table:table-cell>
          <table:table-cell table:formula="of:=MEDIAN([.$B412])" office:value-type="float" office:value="300" calcext:value-type="float">
            <text:p>300</text:p>
          </table:table-cell>
          <table:table-cell table:formula="of:=MEDIAN([.$C412])" office:value-type="float" office:value="1" calcext:value-type="float">
            <text:p>1</text:p>
          </table:table-cell>
          <table:table-cell table:formula="of:=MAX([.$B412])" office:value-type="float" office:value="300" calcext:value-type="float">
            <text:p>300</text:p>
          </table:table-cell>
          <table:table-cell table:formula="of:=MAX([.$C4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3])" office:value-type="float" office:value="300" calcext:value-type="float">
            <text:p>300</text:p>
          </table:table-cell>
          <table:table-cell table:formula="of:=MIN([.$C413])" office:value-type="float" office:value="1" calcext:value-type="float">
            <text:p>1</text:p>
          </table:table-cell>
          <table:table-cell table:formula="of:=MEDIAN([.$B413])" office:value-type="float" office:value="300" calcext:value-type="float">
            <text:p>300</text:p>
          </table:table-cell>
          <table:table-cell table:formula="of:=MEDIAN([.$C413])" office:value-type="float" office:value="1" calcext:value-type="float">
            <text:p>1</text:p>
          </table:table-cell>
          <table:table-cell table:formula="of:=MAX([.$B413])" office:value-type="float" office:value="300" calcext:value-type="float">
            <text:p>300</text:p>
          </table:table-cell>
          <table:table-cell table:formula="of:=MAX([.$C4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/aso/training_set.lp</text:p>
          </table:table-cell>
          <table:table-cell office:value-type="float" office:value="45.1894" calcext:value-type="float">
            <text:p>45.1894</text:p>
          </table:table-cell>
          <table:table-cell office:value-type="float" office:value="0" calcext:value-type="float">
            <text:p>0</text:p>
          </table:table-cell>
          <table:table-cell table:formula="of:=MIN([.$B414])" office:value-type="float" office:value="45.1894" calcext:value-type="float">
            <text:p>45.1894</text:p>
          </table:table-cell>
          <table:table-cell table:formula="of:=MIN([.$C414])" office:value-type="float" office:value="0" calcext:value-type="float">
            <text:p>0</text:p>
          </table:table-cell>
          <table:table-cell table:formula="of:=MEDIAN([.$B414])" office:value-type="float" office:value="45.1894" calcext:value-type="float">
            <text:p>45.1894</text:p>
          </table:table-cell>
          <table:table-cell table:formula="of:=MEDIAN([.$C414])" office:value-type="float" office:value="0" calcext:value-type="float">
            <text:p>0</text:p>
          </table:table-cell>
          <table:table-cell table:formula="of:=MAX([.$B414])" office:value-type="float" office:value="45.1894" calcext:value-type="float">
            <text:p>45.1894</text:p>
          </table:table-cell>
          <table:table-cell table:formula="of:=MAX([.$C4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5])" office:value-type="float" office:value="300" calcext:value-type="float">
            <text:p>300</text:p>
          </table:table-cell>
          <table:table-cell table:formula="of:=MIN([.$C415])" office:value-type="float" office:value="1" calcext:value-type="float">
            <text:p>1</text:p>
          </table:table-cell>
          <table:table-cell table:formula="of:=MEDIAN([.$B415])" office:value-type="float" office:value="300" calcext:value-type="float">
            <text:p>300</text:p>
          </table:table-cell>
          <table:table-cell table:formula="of:=MEDIAN([.$C415])" office:value-type="float" office:value="1" calcext:value-type="float">
            <text:p>1</text:p>
          </table:table-cell>
          <table:table-cell table:formula="of:=MAX([.$B415])" office:value-type="float" office:value="300" calcext:value-type="float">
            <text:p>300</text:p>
          </table:table-cell>
          <table:table-cell table:formula="of:=MAX([.$C4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6])" office:value-type="float" office:value="300" calcext:value-type="float">
            <text:p>300</text:p>
          </table:table-cell>
          <table:table-cell table:formula="of:=MIN([.$C416])" office:value-type="float" office:value="1" calcext:value-type="float">
            <text:p>1</text:p>
          </table:table-cell>
          <table:table-cell table:formula="of:=MEDIAN([.$B416])" office:value-type="float" office:value="300" calcext:value-type="float">
            <text:p>300</text:p>
          </table:table-cell>
          <table:table-cell table:formula="of:=MEDIAN([.$C416])" office:value-type="float" office:value="1" calcext:value-type="float">
            <text:p>1</text:p>
          </table:table-cell>
          <table:table-cell table:formula="of:=MAX([.$B416])" office:value-type="float" office:value="300" calcext:value-type="float">
            <text:p>300</text:p>
          </table:table-cell>
          <table:table-cell table:formula="of:=MAX([.$C4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1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1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42/aso/training_set.lp</text:p>
          </table:table-cell>
          <table:table-cell office:value-type="float" office:value="40.9978" calcext:value-type="float">
            <text:p>40.9978</text:p>
          </table:table-cell>
          <table:table-cell office:value-type="float" office:value="0" calcext:value-type="float">
            <text:p>0</text:p>
          </table:table-cell>
          <table:table-cell table:formula="of:=MIN([.$B417])" office:value-type="float" office:value="40.9978" calcext:value-type="float">
            <text:p>40.9978</text:p>
          </table:table-cell>
          <table:table-cell table:formula="of:=MIN([.$C417])" office:value-type="float" office:value="0" calcext:value-type="float">
            <text:p>0</text:p>
          </table:table-cell>
          <table:table-cell table:formula="of:=MEDIAN([.$B417])" office:value-type="float" office:value="40.9978" calcext:value-type="float">
            <text:p>40.9978</text:p>
          </table:table-cell>
          <table:table-cell table:formula="of:=MEDIAN([.$C417])" office:value-type="float" office:value="0" calcext:value-type="float">
            <text:p>0</text:p>
          </table:table-cell>
          <table:table-cell table:formula="of:=MAX([.$B417])" office:value-type="float" office:value="40.9978" calcext:value-type="float">
            <text:p>40.9978</text:p>
          </table:table-cell>
          <table:table-cell table:formula="of:=MAX([.$C41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1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8])" office:value-type="float" office:value="300" calcext:value-type="float">
            <text:p>300</text:p>
          </table:table-cell>
          <table:table-cell table:formula="of:=MIN([.$C418])" office:value-type="float" office:value="1" calcext:value-type="float">
            <text:p>1</text:p>
          </table:table-cell>
          <table:table-cell table:formula="of:=MEDIAN([.$B418])" office:value-type="float" office:value="300" calcext:value-type="float">
            <text:p>300</text:p>
          </table:table-cell>
          <table:table-cell table:formula="of:=MEDIAN([.$C418])" office:value-type="float" office:value="1" calcext:value-type="float">
            <text:p>1</text:p>
          </table:table-cell>
          <table:table-cell table:formula="of:=MAX([.$B418])" office:value-type="float" office:value="300" calcext:value-type="float">
            <text:p>300</text:p>
          </table:table-cell>
          <table:table-cell table:formula="of:=MAX([.$C4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9])" office:value-type="float" office:value="300" calcext:value-type="float">
            <text:p>300</text:p>
          </table:table-cell>
          <table:table-cell table:formula="of:=MIN([.$C419])" office:value-type="float" office:value="1" calcext:value-type="float">
            <text:p>1</text:p>
          </table:table-cell>
          <table:table-cell table:formula="of:=MEDIAN([.$B419])" office:value-type="float" office:value="300" calcext:value-type="float">
            <text:p>300</text:p>
          </table:table-cell>
          <table:table-cell table:formula="of:=MEDIAN([.$C419])" office:value-type="float" office:value="1" calcext:value-type="float">
            <text:p>1</text:p>
          </table:table-cell>
          <table:table-cell table:formula="of:=MAX([.$B419])" office:value-type="float" office:value="300" calcext:value-type="float">
            <text:p>300</text:p>
          </table:table-cell>
          <table:table-cell table:formula="of:=MAX([.$C4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1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43/aso/training_set.lp</text:p>
          </table:table-cell>
          <table:table-cell office:value-type="float" office:value="40.5558" calcext:value-type="float">
            <text:p>40.5558</text:p>
          </table:table-cell>
          <table:table-cell office:value-type="float" office:value="0" calcext:value-type="float">
            <text:p>0</text:p>
          </table:table-cell>
          <table:table-cell table:formula="of:=MIN([.$B420])" office:value-type="float" office:value="40.5558" calcext:value-type="float">
            <text:p>40.5558</text:p>
          </table:table-cell>
          <table:table-cell table:formula="of:=MIN([.$C420])" office:value-type="float" office:value="0" calcext:value-type="float">
            <text:p>0</text:p>
          </table:table-cell>
          <table:table-cell table:formula="of:=MEDIAN([.$B420])" office:value-type="float" office:value="40.5558" calcext:value-type="float">
            <text:p>40.5558</text:p>
          </table:table-cell>
          <table:table-cell table:formula="of:=MEDIAN([.$C420])" office:value-type="float" office:value="0" calcext:value-type="float">
            <text:p>0</text:p>
          </table:table-cell>
          <table:table-cell table:formula="of:=MAX([.$B420])" office:value-type="float" office:value="40.5558" calcext:value-type="float">
            <text:p>40.5558</text:p>
          </table:table-cell>
          <table:table-cell table:formula="of:=MAX([.$C42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42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1])" office:value-type="float" office:value="300" calcext:value-type="float">
            <text:p>300</text:p>
          </table:table-cell>
          <table:table-cell table:formula="of:=MIN([.$C421])" office:value-type="float" office:value="1" calcext:value-type="float">
            <text:p>1</text:p>
          </table:table-cell>
          <table:table-cell table:formula="of:=MEDIAN([.$B421])" office:value-type="float" office:value="300" calcext:value-type="float">
            <text:p>300</text:p>
          </table:table-cell>
          <table:table-cell table:formula="of:=MEDIAN([.$C421])" office:value-type="float" office:value="1" calcext:value-type="float">
            <text:p>1</text:p>
          </table:table-cell>
          <table:table-cell table:formula="of:=MAX([.$B421])" office:value-type="float" office:value="300" calcext:value-type="float">
            <text:p>300</text:p>
          </table:table-cell>
          <table:table-cell table:formula="of:=MAX([.$C4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2])" office:value-type="float" office:value="300" calcext:value-type="float">
            <text:p>300</text:p>
          </table:table-cell>
          <table:table-cell table:formula="of:=MIN([.$C422])" office:value-type="float" office:value="1" calcext:value-type="float">
            <text:p>1</text:p>
          </table:table-cell>
          <table:table-cell table:formula="of:=MEDIAN([.$B422])" office:value-type="float" office:value="300" calcext:value-type="float">
            <text:p>300</text:p>
          </table:table-cell>
          <table:table-cell table:formula="of:=MEDIAN([.$C422])" office:value-type="float" office:value="1" calcext:value-type="float">
            <text:p>1</text:p>
          </table:table-cell>
          <table:table-cell table:formula="of:=MAX([.$B422])" office:value-type="float" office:value="300" calcext:value-type="float">
            <text:p>300</text:p>
          </table:table-cell>
          <table:table-cell table:formula="of:=MAX([.$C4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4/aso/training_set.lp</text:p>
          </table:table-cell>
          <table:table-cell office:value-type="float" office:value="42.5901" calcext:value-type="float">
            <text:p>42.5901</text:p>
          </table:table-cell>
          <table:table-cell office:value-type="float" office:value="0" calcext:value-type="float">
            <text:p>0</text:p>
          </table:table-cell>
          <table:table-cell table:formula="of:=MIN([.$B423])" office:value-type="float" office:value="42.5901" calcext:value-type="float">
            <text:p>42.5901</text:p>
          </table:table-cell>
          <table:table-cell table:formula="of:=MIN([.$C423])" office:value-type="float" office:value="0" calcext:value-type="float">
            <text:p>0</text:p>
          </table:table-cell>
          <table:table-cell table:formula="of:=MEDIAN([.$B423])" office:value-type="float" office:value="42.5901" calcext:value-type="float">
            <text:p>42.5901</text:p>
          </table:table-cell>
          <table:table-cell table:formula="of:=MEDIAN([.$C423])" office:value-type="float" office:value="0" calcext:value-type="float">
            <text:p>0</text:p>
          </table:table-cell>
          <table:table-cell table:formula="of:=MAX([.$B423])" office:value-type="float" office:value="42.5901" calcext:value-type="float">
            <text:p>42.5901</text:p>
          </table:table-cell>
          <table:table-cell table:formula="of:=MAX([.$C42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2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4])" office:value-type="float" office:value="300" calcext:value-type="float">
            <text:p>300</text:p>
          </table:table-cell>
          <table:table-cell table:formula="of:=MIN([.$C424])" office:value-type="float" office:value="1" calcext:value-type="float">
            <text:p>1</text:p>
          </table:table-cell>
          <table:table-cell table:formula="of:=MEDIAN([.$B424])" office:value-type="float" office:value="300" calcext:value-type="float">
            <text:p>300</text:p>
          </table:table-cell>
          <table:table-cell table:formula="of:=MEDIAN([.$C424])" office:value-type="float" office:value="1" calcext:value-type="float">
            <text:p>1</text:p>
          </table:table-cell>
          <table:table-cell table:formula="of:=MAX([.$B424])" office:value-type="float" office:value="300" calcext:value-type="float">
            <text:p>300</text:p>
          </table:table-cell>
          <table:table-cell table:formula="of:=MAX([.$C4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5])" office:value-type="float" office:value="300" calcext:value-type="float">
            <text:p>300</text:p>
          </table:table-cell>
          <table:table-cell table:formula="of:=MIN([.$C425])" office:value-type="float" office:value="1" calcext:value-type="float">
            <text:p>1</text:p>
          </table:table-cell>
          <table:table-cell table:formula="of:=MEDIAN([.$B425])" office:value-type="float" office:value="300" calcext:value-type="float">
            <text:p>300</text:p>
          </table:table-cell>
          <table:table-cell table:formula="of:=MEDIAN([.$C425])" office:value-type="float" office:value="1" calcext:value-type="float">
            <text:p>1</text:p>
          </table:table-cell>
          <table:table-cell table:formula="of:=MAX([.$B425])" office:value-type="float" office:value="300" calcext:value-type="float">
            <text:p>300</text:p>
          </table:table-cell>
          <table:table-cell table:formula="of:=MAX([.$C4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2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2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45/aso/training_set.lp</text:p>
          </table:table-cell>
          <table:table-cell office:value-type="float" office:value="38.4159" calcext:value-type="float">
            <text:p>38.4159</text:p>
          </table:table-cell>
          <table:table-cell office:value-type="float" office:value="0" calcext:value-type="float">
            <text:p>0</text:p>
          </table:table-cell>
          <table:table-cell table:formula="of:=MIN([.$B426])" office:value-type="float" office:value="38.4159" calcext:value-type="float">
            <text:p>38.4159</text:p>
          </table:table-cell>
          <table:table-cell table:formula="of:=MIN([.$C426])" office:value-type="float" office:value="0" calcext:value-type="float">
            <text:p>0</text:p>
          </table:table-cell>
          <table:table-cell table:formula="of:=MEDIAN([.$B426])" office:value-type="float" office:value="38.4159" calcext:value-type="float">
            <text:p>38.4159</text:p>
          </table:table-cell>
          <table:table-cell table:formula="of:=MEDIAN([.$C426])" office:value-type="float" office:value="0" calcext:value-type="float">
            <text:p>0</text:p>
          </table:table-cell>
          <table:table-cell table:formula="of:=MAX([.$B426])" office:value-type="float" office:value="38.4159" calcext:value-type="float">
            <text:p>38.4159</text:p>
          </table:table-cell>
          <table:table-cell table:formula="of:=MAX([.$C426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2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42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7])" office:value-type="float" office:value="300" calcext:value-type="float">
            <text:p>300</text:p>
          </table:table-cell>
          <table:table-cell table:formula="of:=MIN([.$C427])" office:value-type="float" office:value="1" calcext:value-type="float">
            <text:p>1</text:p>
          </table:table-cell>
          <table:table-cell table:formula="of:=MEDIAN([.$B427])" office:value-type="float" office:value="300" calcext:value-type="float">
            <text:p>300</text:p>
          </table:table-cell>
          <table:table-cell table:formula="of:=MEDIAN([.$C427])" office:value-type="float" office:value="1" calcext:value-type="float">
            <text:p>1</text:p>
          </table:table-cell>
          <table:table-cell table:formula="of:=MAX([.$B427])" office:value-type="float" office:value="300" calcext:value-type="float">
            <text:p>300</text:p>
          </table:table-cell>
          <table:table-cell table:formula="of:=MAX([.$C42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8])" office:value-type="float" office:value="300" calcext:value-type="float">
            <text:p>300</text:p>
          </table:table-cell>
          <table:table-cell table:formula="of:=MIN([.$C428])" office:value-type="float" office:value="1" calcext:value-type="float">
            <text:p>1</text:p>
          </table:table-cell>
          <table:table-cell table:formula="of:=MEDIAN([.$B428])" office:value-type="float" office:value="300" calcext:value-type="float">
            <text:p>300</text:p>
          </table:table-cell>
          <table:table-cell table:formula="of:=MEDIAN([.$C428])" office:value-type="float" office:value="1" calcext:value-type="float">
            <text:p>1</text:p>
          </table:table-cell>
          <table:table-cell table:formula="of:=MAX([.$B428])" office:value-type="float" office:value="300" calcext:value-type="float">
            <text:p>300</text:p>
          </table:table-cell>
          <table:table-cell table:formula="of:=MAX([.$C42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428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8-[.L42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51/aso/training_set.lp</text:p>
          </table:table-cell>
          <table:table-cell office:value-type="float" office:value="40.8773" calcext:value-type="float">
            <text:p>40.8773</text:p>
          </table:table-cell>
          <table:table-cell office:value-type="float" office:value="0" calcext:value-type="float">
            <text:p>0</text:p>
          </table:table-cell>
          <table:table-cell table:formula="of:=MIN([.$B429])" office:value-type="float" office:value="40.8773" calcext:value-type="float">
            <text:p>40.8773</text:p>
          </table:table-cell>
          <table:table-cell table:formula="of:=MIN([.$C429])" office:value-type="float" office:value="0" calcext:value-type="float">
            <text:p>0</text:p>
          </table:table-cell>
          <table:table-cell table:formula="of:=MEDIAN([.$B429])" office:value-type="float" office:value="40.8773" calcext:value-type="float">
            <text:p>40.8773</text:p>
          </table:table-cell>
          <table:table-cell table:formula="of:=MEDIAN([.$C429])" office:value-type="float" office:value="0" calcext:value-type="float">
            <text:p>0</text:p>
          </table:table-cell>
          <table:table-cell table:formula="of:=MAX([.$B429])" office:value-type="float" office:value="40.8773" calcext:value-type="float">
            <text:p>40.8773</text:p>
          </table:table-cell>
          <table:table-cell table:formula="of:=MAX([.$C42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2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0])" office:value-type="float" office:value="300" calcext:value-type="float">
            <text:p>300</text:p>
          </table:table-cell>
          <table:table-cell table:formula="of:=MIN([.$C430])" office:value-type="float" office:value="1" calcext:value-type="float">
            <text:p>1</text:p>
          </table:table-cell>
          <table:table-cell table:formula="of:=MEDIAN([.$B430])" office:value-type="float" office:value="300" calcext:value-type="float">
            <text:p>300</text:p>
          </table:table-cell>
          <table:table-cell table:formula="of:=MEDIAN([.$C430])" office:value-type="float" office:value="1" calcext:value-type="float">
            <text:p>1</text:p>
          </table:table-cell>
          <table:table-cell table:formula="of:=MAX([.$B430])" office:value-type="float" office:value="300" calcext:value-type="float">
            <text:p>300</text:p>
          </table:table-cell>
          <table:table-cell table:formula="of:=MAX([.$C4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1])" office:value-type="float" office:value="300" calcext:value-type="float">
            <text:p>300</text:p>
          </table:table-cell>
          <table:table-cell table:formula="of:=MIN([.$C431])" office:value-type="float" office:value="1" calcext:value-type="float">
            <text:p>1</text:p>
          </table:table-cell>
          <table:table-cell table:formula="of:=MEDIAN([.$B431])" office:value-type="float" office:value="300" calcext:value-type="float">
            <text:p>300</text:p>
          </table:table-cell>
          <table:table-cell table:formula="of:=MEDIAN([.$C431])" office:value-type="float" office:value="1" calcext:value-type="float">
            <text:p>1</text:p>
          </table:table-cell>
          <table:table-cell table:formula="of:=MAX([.$B431])" office:value-type="float" office:value="300" calcext:value-type="float">
            <text:p>300</text:p>
          </table:table-cell>
          <table:table-cell table:formula="of:=MAX([.$C43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1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8-[.L431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6/training_po_full_v6/user52/aso/training_set.lp</text:p>
          </table:table-cell>
          <table:table-cell office:value-type="float" office:value="51.8747" calcext:value-type="float">
            <text:p>51.8747</text:p>
          </table:table-cell>
          <table:table-cell office:value-type="float" office:value="0" calcext:value-type="float">
            <text:p>0</text:p>
          </table:table-cell>
          <table:table-cell table:formula="of:=MIN([.$B432])" office:value-type="float" office:value="51.8747" calcext:value-type="float">
            <text:p>51.8747</text:p>
          </table:table-cell>
          <table:table-cell table:formula="of:=MIN([.$C432])" office:value-type="float" office:value="0" calcext:value-type="float">
            <text:p>0</text:p>
          </table:table-cell>
          <table:table-cell table:formula="of:=MEDIAN([.$B432])" office:value-type="float" office:value="51.8747" calcext:value-type="float">
            <text:p>51.8747</text:p>
          </table:table-cell>
          <table:table-cell table:formula="of:=MEDIAN([.$C432])" office:value-type="float" office:value="0" calcext:value-type="float">
            <text:p>0</text:p>
          </table:table-cell>
          <table:table-cell table:formula="of:=MAX([.$B432])" office:value-type="float" office:value="51.8747" calcext:value-type="float">
            <text:p>51.8747</text:p>
          </table:table-cell>
          <table:table-cell table:formula="of:=MAX([.$C4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3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3])" office:value-type="float" office:value="300" calcext:value-type="float">
            <text:p>300</text:p>
          </table:table-cell>
          <table:table-cell table:formula="of:=MIN([.$C433])" office:value-type="float" office:value="1" calcext:value-type="float">
            <text:p>1</text:p>
          </table:table-cell>
          <table:table-cell table:formula="of:=MEDIAN([.$B433])" office:value-type="float" office:value="300" calcext:value-type="float">
            <text:p>300</text:p>
          </table:table-cell>
          <table:table-cell table:formula="of:=MEDIAN([.$C433])" office:value-type="float" office:value="1" calcext:value-type="float">
            <text:p>1</text:p>
          </table:table-cell>
          <table:table-cell table:formula="of:=MAX([.$B433])" office:value-type="float" office:value="300" calcext:value-type="float">
            <text:p>300</text:p>
          </table:table-cell>
          <table:table-cell table:formula="of:=MAX([.$C43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3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4])" office:value-type="float" office:value="300" calcext:value-type="float">
            <text:p>300</text:p>
          </table:table-cell>
          <table:table-cell table:formula="of:=MIN([.$C434])" office:value-type="float" office:value="1" calcext:value-type="float">
            <text:p>1</text:p>
          </table:table-cell>
          <table:table-cell table:formula="of:=MEDIAN([.$B434])" office:value-type="float" office:value="300" calcext:value-type="float">
            <text:p>300</text:p>
          </table:table-cell>
          <table:table-cell table:formula="of:=MEDIAN([.$C434])" office:value-type="float" office:value="1" calcext:value-type="float">
            <text:p>1</text:p>
          </table:table-cell>
          <table:table-cell table:formula="of:=MAX([.$B434])" office:value-type="float" office:value="300" calcext:value-type="float">
            <text:p>300</text:p>
          </table:table-cell>
          <table:table-cell table:formula="of:=MAX([.$C4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3/aso/training_set.lp</text:p>
          </table:table-cell>
          <table:table-cell office:value-type="float" office:value="13.8113" calcext:value-type="float">
            <text:p>13.8113</text:p>
          </table:table-cell>
          <table:table-cell office:value-type="float" office:value="0" calcext:value-type="float">
            <text:p>0</text:p>
          </table:table-cell>
          <table:table-cell table:formula="of:=MIN([.$B435])" office:value-type="float" office:value="13.8113" calcext:value-type="float">
            <text:p>13.8113</text:p>
          </table:table-cell>
          <table:table-cell table:formula="of:=MIN([.$C435])" office:value-type="float" office:value="0" calcext:value-type="float">
            <text:p>0</text:p>
          </table:table-cell>
          <table:table-cell table:formula="of:=MEDIAN([.$B435])" office:value-type="float" office:value="13.8113" calcext:value-type="float">
            <text:p>13.8113</text:p>
          </table:table-cell>
          <table:table-cell table:formula="of:=MEDIAN([.$C435])" office:value-type="float" office:value="0" calcext:value-type="float">
            <text:p>0</text:p>
          </table:table-cell>
          <table:table-cell table:formula="of:=MAX([.$B435])" office:value-type="float" office:value="13.8113" calcext:value-type="float">
            <text:p>13.8113</text:p>
          </table:table-cell>
          <table:table-cell table:formula="of:=MAX([.$C435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43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4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6])" office:value-type="float" office:value="300" calcext:value-type="float">
            <text:p>300</text:p>
          </table:table-cell>
          <table:table-cell table:formula="of:=MIN([.$C436])" office:value-type="float" office:value="1" calcext:value-type="float">
            <text:p>1</text:p>
          </table:table-cell>
          <table:table-cell table:formula="of:=MEDIAN([.$B436])" office:value-type="float" office:value="300" calcext:value-type="float">
            <text:p>300</text:p>
          </table:table-cell>
          <table:table-cell table:formula="of:=MEDIAN([.$C436])" office:value-type="float" office:value="1" calcext:value-type="float">
            <text:p>1</text:p>
          </table:table-cell>
          <table:table-cell table:formula="of:=MAX([.$B436])" office:value-type="float" office:value="300" calcext:value-type="float">
            <text:p>300</text:p>
          </table:table-cell>
          <table:table-cell table:formula="of:=MAX([.$C4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3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7])" office:value-type="float" office:value="300" calcext:value-type="float">
            <text:p>300</text:p>
          </table:table-cell>
          <table:table-cell table:formula="of:=MIN([.$C437])" office:value-type="float" office:value="1" calcext:value-type="float">
            <text:p>1</text:p>
          </table:table-cell>
          <table:table-cell table:formula="of:=MEDIAN([.$B437])" office:value-type="float" office:value="300" calcext:value-type="float">
            <text:p>300</text:p>
          </table:table-cell>
          <table:table-cell table:formula="of:=MEDIAN([.$C437])" office:value-type="float" office:value="1" calcext:value-type="float">
            <text:p>1</text:p>
          </table:table-cell>
          <table:table-cell table:formula="of:=MAX([.$B437])" office:value-type="float" office:value="300" calcext:value-type="float">
            <text:p>300</text:p>
          </table:table-cell>
          <table:table-cell table:formula="of:=MAX([.$C4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5/aso/training_set.lp</text:p>
          </table:table-cell>
          <table:table-cell office:value-type="float" office:value="38.3995" calcext:value-type="float">
            <text:p>38.3995</text:p>
          </table:table-cell>
          <table:table-cell office:value-type="float" office:value="0" calcext:value-type="float">
            <text:p>0</text:p>
          </table:table-cell>
          <table:table-cell table:formula="of:=MIN([.$B438])" office:value-type="float" office:value="38.3995" calcext:value-type="float">
            <text:p>38.3995</text:p>
          </table:table-cell>
          <table:table-cell table:formula="of:=MIN([.$C438])" office:value-type="float" office:value="0" calcext:value-type="float">
            <text:p>0</text:p>
          </table:table-cell>
          <table:table-cell table:formula="of:=MEDIAN([.$B438])" office:value-type="float" office:value="38.3995" calcext:value-type="float">
            <text:p>38.3995</text:p>
          </table:table-cell>
          <table:table-cell table:formula="of:=MEDIAN([.$C438])" office:value-type="float" office:value="0" calcext:value-type="float">
            <text:p>0</text:p>
          </table:table-cell>
          <table:table-cell table:formula="of:=MAX([.$B438])" office:value-type="float" office:value="38.3995" calcext:value-type="float">
            <text:p>38.3995</text:p>
          </table:table-cell>
          <table:table-cell table:formula="of:=MAX([.$C4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3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9])" office:value-type="float" office:value="300" calcext:value-type="float">
            <text:p>300</text:p>
          </table:table-cell>
          <table:table-cell table:formula="of:=MIN([.$C439])" office:value-type="float" office:value="1" calcext:value-type="float">
            <text:p>1</text:p>
          </table:table-cell>
          <table:table-cell table:formula="of:=MEDIAN([.$B439])" office:value-type="float" office:value="300" calcext:value-type="float">
            <text:p>300</text:p>
          </table:table-cell>
          <table:table-cell table:formula="of:=MEDIAN([.$C439])" office:value-type="float" office:value="1" calcext:value-type="float">
            <text:p>1</text:p>
          </table:table-cell>
          <table:table-cell table:formula="of:=MAX([.$B439])" office:value-type="float" office:value="300" calcext:value-type="float">
            <text:p>300</text:p>
          </table:table-cell>
          <table:table-cell table:formula="of:=MAX([.$C4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3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0])" office:value-type="float" office:value="300" calcext:value-type="float">
            <text:p>300</text:p>
          </table:table-cell>
          <table:table-cell table:formula="of:=MIN([.$C440])" office:value-type="float" office:value="1" calcext:value-type="float">
            <text:p>1</text:p>
          </table:table-cell>
          <table:table-cell table:formula="of:=MEDIAN([.$B440])" office:value-type="float" office:value="300" calcext:value-type="float">
            <text:p>300</text:p>
          </table:table-cell>
          <table:table-cell table:formula="of:=MEDIAN([.$C440])" office:value-type="float" office:value="1" calcext:value-type="float">
            <text:p>1</text:p>
          </table:table-cell>
          <table:table-cell table:formula="of:=MAX([.$B440])" office:value-type="float" office:value="300" calcext:value-type="float">
            <text:p>300</text:p>
          </table:table-cell>
          <table:table-cell table:formula="of:=MAX([.$C44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4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4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6/training_po_full_v6/user7/aso/training_set.lp</text:p>
          </table:table-cell>
          <table:table-cell office:value-type="float" office:value="41.7158" calcext:value-type="float">
            <text:p>41.7158</text:p>
          </table:table-cell>
          <table:table-cell office:value-type="float" office:value="0" calcext:value-type="float">
            <text:p>0</text:p>
          </table:table-cell>
          <table:table-cell table:formula="of:=MIN([.$B441])" office:value-type="float" office:value="41.7158" calcext:value-type="float">
            <text:p>41.7158</text:p>
          </table:table-cell>
          <table:table-cell table:formula="of:=MIN([.$C441])" office:value-type="float" office:value="0" calcext:value-type="float">
            <text:p>0</text:p>
          </table:table-cell>
          <table:table-cell table:formula="of:=MEDIAN([.$B441])" office:value-type="float" office:value="41.7158" calcext:value-type="float">
            <text:p>41.7158</text:p>
          </table:table-cell>
          <table:table-cell table:formula="of:=MEDIAN([.$C441])" office:value-type="float" office:value="0" calcext:value-type="float">
            <text:p>0</text:p>
          </table:table-cell>
          <table:table-cell table:formula="of:=MAX([.$B441])" office:value-type="float" office:value="41.7158" calcext:value-type="float">
            <text:p>41.7158</text:p>
          </table:table-cell>
          <table:table-cell table:formula="of:=MAX([.$C4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2])" office:value-type="float" office:value="300" calcext:value-type="float">
            <text:p>300</text:p>
          </table:table-cell>
          <table:table-cell table:formula="of:=MIN([.$C442])" office:value-type="float" office:value="1" calcext:value-type="float">
            <text:p>1</text:p>
          </table:table-cell>
          <table:table-cell table:formula="of:=MEDIAN([.$B442])" office:value-type="float" office:value="300" calcext:value-type="float">
            <text:p>300</text:p>
          </table:table-cell>
          <table:table-cell table:formula="of:=MEDIAN([.$C442])" office:value-type="float" office:value="1" calcext:value-type="float">
            <text:p>1</text:p>
          </table:table-cell>
          <table:table-cell table:formula="of:=MAX([.$B442])" office:value-type="float" office:value="300" calcext:value-type="float">
            <text:p>300</text:p>
          </table:table-cell>
          <table:table-cell table:formula="of:=MAX([.$C4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4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4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6/training_po_full_v6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3])" office:value-type="float" office:value="300" calcext:value-type="float">
            <text:p>300</text:p>
          </table:table-cell>
          <table:table-cell table:formula="of:=MIN([.$C443])" office:value-type="float" office:value="1" calcext:value-type="float">
            <text:p>1</text:p>
          </table:table-cell>
          <table:table-cell table:formula="of:=MEDIAN([.$B443])" office:value-type="float" office:value="300" calcext:value-type="float">
            <text:p>300</text:p>
          </table:table-cell>
          <table:table-cell table:formula="of:=MEDIAN([.$C443])" office:value-type="float" office:value="1" calcext:value-type="float">
            <text:p>1</text:p>
          </table:table-cell>
          <table:table-cell table:formula="of:=MAX([.$B443])" office:value-type="float" office:value="300" calcext:value-type="float">
            <text:p>300</text:p>
          </table:table-cell>
          <table:table-cell table:formula="of:=MAX([.$C44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4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4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11/aso/training_set.lp</text:p>
          </table:table-cell>
          <table:table-cell office:value-type="float" office:value="41.0737" calcext:value-type="float">
            <text:p>41.0737</text:p>
          </table:table-cell>
          <table:table-cell office:value-type="float" office:value="0" calcext:value-type="float">
            <text:p>0</text:p>
          </table:table-cell>
          <table:table-cell table:formula="of:=MIN([.$B444])" office:value-type="float" office:value="41.0737" calcext:value-type="float">
            <text:p>41.0737</text:p>
          </table:table-cell>
          <table:table-cell table:formula="of:=MIN([.$C444])" office:value-type="float" office:value="0" calcext:value-type="float">
            <text:p>0</text:p>
          </table:table-cell>
          <table:table-cell table:formula="of:=MEDIAN([.$B444])" office:value-type="float" office:value="41.0737" calcext:value-type="float">
            <text:p>41.0737</text:p>
          </table:table-cell>
          <table:table-cell table:formula="of:=MEDIAN([.$C444])" office:value-type="float" office:value="0" calcext:value-type="float">
            <text:p>0</text:p>
          </table:table-cell>
          <table:table-cell table:formula="of:=MAX([.$B444])" office:value-type="float" office:value="41.0737" calcext:value-type="float">
            <text:p>41.0737</text:p>
          </table:table-cell>
          <table:table-cell table:formula="of:=MAX([.$C44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4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4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5])" office:value-type="float" office:value="300" calcext:value-type="float">
            <text:p>300</text:p>
          </table:table-cell>
          <table:table-cell table:formula="of:=MIN([.$C445])" office:value-type="float" office:value="1" calcext:value-type="float">
            <text:p>1</text:p>
          </table:table-cell>
          <table:table-cell table:formula="of:=MEDIAN([.$B445])" office:value-type="float" office:value="300" calcext:value-type="float">
            <text:p>300</text:p>
          </table:table-cell>
          <table:table-cell table:formula="of:=MEDIAN([.$C445])" office:value-type="float" office:value="1" calcext:value-type="float">
            <text:p>1</text:p>
          </table:table-cell>
          <table:table-cell table:formula="of:=MAX([.$B445])" office:value-type="float" office:value="300" calcext:value-type="float">
            <text:p>300</text:p>
          </table:table-cell>
          <table:table-cell table:formula="of:=MAX([.$C44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44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6])" office:value-type="float" office:value="300" calcext:value-type="float">
            <text:p>300</text:p>
          </table:table-cell>
          <table:table-cell table:formula="of:=MIN([.$C446])" office:value-type="float" office:value="1" calcext:value-type="float">
            <text:p>1</text:p>
          </table:table-cell>
          <table:table-cell table:formula="of:=MEDIAN([.$B446])" office:value-type="float" office:value="300" calcext:value-type="float">
            <text:p>300</text:p>
          </table:table-cell>
          <table:table-cell table:formula="of:=MEDIAN([.$C446])" office:value-type="float" office:value="1" calcext:value-type="float">
            <text:p>1</text:p>
          </table:table-cell>
          <table:table-cell table:formula="of:=MAX([.$B446])" office:value-type="float" office:value="300" calcext:value-type="float">
            <text:p>300</text:p>
          </table:table-cell>
          <table:table-cell table:formula="of:=MAX([.$C44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46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446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7/training_po_full_v7/user15/aso/training_set.lp</text:p>
          </table:table-cell>
          <table:table-cell office:value-type="float" office:value="48.6307" calcext:value-type="float">
            <text:p>48.6307</text:p>
          </table:table-cell>
          <table:table-cell office:value-type="float" office:value="0" calcext:value-type="float">
            <text:p>0</text:p>
          </table:table-cell>
          <table:table-cell table:formula="of:=MIN([.$B447])" office:value-type="float" office:value="48.6307" calcext:value-type="float">
            <text:p>48.6307</text:p>
          </table:table-cell>
          <table:table-cell table:formula="of:=MIN([.$C447])" office:value-type="float" office:value="0" calcext:value-type="float">
            <text:p>0</text:p>
          </table:table-cell>
          <table:table-cell table:formula="of:=MEDIAN([.$B447])" office:value-type="float" office:value="48.6307" calcext:value-type="float">
            <text:p>48.6307</text:p>
          </table:table-cell>
          <table:table-cell table:formula="of:=MEDIAN([.$C447])" office:value-type="float" office:value="0" calcext:value-type="float">
            <text:p>0</text:p>
          </table:table-cell>
          <table:table-cell table:formula="of:=MAX([.$B447])" office:value-type="float" office:value="48.6307" calcext:value-type="float">
            <text:p>48.6307</text:p>
          </table:table-cell>
          <table:table-cell table:formula="of:=MAX([.$C44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8])" office:value-type="float" office:value="300" calcext:value-type="float">
            <text:p>300</text:p>
          </table:table-cell>
          <table:table-cell table:formula="of:=MIN([.$C448])" office:value-type="float" office:value="1" calcext:value-type="float">
            <text:p>1</text:p>
          </table:table-cell>
          <table:table-cell table:formula="of:=MEDIAN([.$B448])" office:value-type="float" office:value="300" calcext:value-type="float">
            <text:p>300</text:p>
          </table:table-cell>
          <table:table-cell table:formula="of:=MEDIAN([.$C448])" office:value-type="float" office:value="1" calcext:value-type="float">
            <text:p>1</text:p>
          </table:table-cell>
          <table:table-cell table:formula="of:=MAX([.$B448])" office:value-type="float" office:value="300" calcext:value-type="float">
            <text:p>300</text:p>
          </table:table-cell>
          <table:table-cell table:formula="of:=MAX([.$C4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4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9])" office:value-type="float" office:value="300" calcext:value-type="float">
            <text:p>300</text:p>
          </table:table-cell>
          <table:table-cell table:formula="of:=MIN([.$C449])" office:value-type="float" office:value="1" calcext:value-type="float">
            <text:p>1</text:p>
          </table:table-cell>
          <table:table-cell table:formula="of:=MEDIAN([.$B449])" office:value-type="float" office:value="300" calcext:value-type="float">
            <text:p>300</text:p>
          </table:table-cell>
          <table:table-cell table:formula="of:=MEDIAN([.$C449])" office:value-type="float" office:value="1" calcext:value-type="float">
            <text:p>1</text:p>
          </table:table-cell>
          <table:table-cell table:formula="of:=MAX([.$B449])" office:value-type="float" office:value="300" calcext:value-type="float">
            <text:p>300</text:p>
          </table:table-cell>
          <table:table-cell table:formula="of:=MAX([.$C4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4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7/aso/training_set.lp</text:p>
          </table:table-cell>
          <table:table-cell office:value-type="float" office:value="41.0475" calcext:value-type="float">
            <text:p>41.0475</text:p>
          </table:table-cell>
          <table:table-cell office:value-type="float" office:value="0" calcext:value-type="float">
            <text:p>0</text:p>
          </table:table-cell>
          <table:table-cell table:formula="of:=MIN([.$B450])" office:value-type="float" office:value="41.0475" calcext:value-type="float">
            <text:p>41.0475</text:p>
          </table:table-cell>
          <table:table-cell table:formula="of:=MIN([.$C450])" office:value-type="float" office:value="0" calcext:value-type="float">
            <text:p>0</text:p>
          </table:table-cell>
          <table:table-cell table:formula="of:=MEDIAN([.$B450])" office:value-type="float" office:value="41.0475" calcext:value-type="float">
            <text:p>41.0475</text:p>
          </table:table-cell>
          <table:table-cell table:formula="of:=MEDIAN([.$C450])" office:value-type="float" office:value="0" calcext:value-type="float">
            <text:p>0</text:p>
          </table:table-cell>
          <table:table-cell table:formula="of:=MAX([.$B450])" office:value-type="float" office:value="41.0475" calcext:value-type="float">
            <text:p>41.0475</text:p>
          </table:table-cell>
          <table:table-cell table:formula="of:=MAX([.$C45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1])" office:value-type="float" office:value="300" calcext:value-type="float">
            <text:p>300</text:p>
          </table:table-cell>
          <table:table-cell table:formula="of:=MIN([.$C451])" office:value-type="float" office:value="1" calcext:value-type="float">
            <text:p>1</text:p>
          </table:table-cell>
          <table:table-cell table:formula="of:=MEDIAN([.$B451])" office:value-type="float" office:value="300" calcext:value-type="float">
            <text:p>300</text:p>
          </table:table-cell>
          <table:table-cell table:formula="of:=MEDIAN([.$C451])" office:value-type="float" office:value="1" calcext:value-type="float">
            <text:p>1</text:p>
          </table:table-cell>
          <table:table-cell table:formula="of:=MAX([.$B451])" office:value-type="float" office:value="300" calcext:value-type="float">
            <text:p>300</text:p>
          </table:table-cell>
          <table:table-cell table:formula="of:=MAX([.$C4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2])" office:value-type="float" office:value="300" calcext:value-type="float">
            <text:p>300</text:p>
          </table:table-cell>
          <table:table-cell table:formula="of:=MIN([.$C452])" office:value-type="float" office:value="1" calcext:value-type="float">
            <text:p>1</text:p>
          </table:table-cell>
          <table:table-cell table:formula="of:=MEDIAN([.$B452])" office:value-type="float" office:value="300" calcext:value-type="float">
            <text:p>300</text:p>
          </table:table-cell>
          <table:table-cell table:formula="of:=MEDIAN([.$C452])" office:value-type="float" office:value="1" calcext:value-type="float">
            <text:p>1</text:p>
          </table:table-cell>
          <table:table-cell table:formula="of:=MAX([.$B452])" office:value-type="float" office:value="300" calcext:value-type="float">
            <text:p>300</text:p>
          </table:table-cell>
          <table:table-cell table:formula="of:=MAX([.$C4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9/aso/training_set.lp</text:p>
          </table:table-cell>
          <table:table-cell office:value-type="float" office:value="43.8306" calcext:value-type="float">
            <text:p>43.8306</text:p>
          </table:table-cell>
          <table:table-cell office:value-type="float" office:value="0" calcext:value-type="float">
            <text:p>0</text:p>
          </table:table-cell>
          <table:table-cell table:formula="of:=MIN([.$B453])" office:value-type="float" office:value="43.8306" calcext:value-type="float">
            <text:p>43.8306</text:p>
          </table:table-cell>
          <table:table-cell table:formula="of:=MIN([.$C453])" office:value-type="float" office:value="0" calcext:value-type="float">
            <text:p>0</text:p>
          </table:table-cell>
          <table:table-cell table:formula="of:=MEDIAN([.$B453])" office:value-type="float" office:value="43.8306" calcext:value-type="float">
            <text:p>43.8306</text:p>
          </table:table-cell>
          <table:table-cell table:formula="of:=MEDIAN([.$C453])" office:value-type="float" office:value="0" calcext:value-type="float">
            <text:p>0</text:p>
          </table:table-cell>
          <table:table-cell table:formula="of:=MAX([.$B453])" office:value-type="float" office:value="43.8306" calcext:value-type="float">
            <text:p>43.8306</text:p>
          </table:table-cell>
          <table:table-cell table:formula="of:=MAX([.$C45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5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5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4])" office:value-type="float" office:value="300" calcext:value-type="float">
            <text:p>300</text:p>
          </table:table-cell>
          <table:table-cell table:formula="of:=MIN([.$C454])" office:value-type="float" office:value="1" calcext:value-type="float">
            <text:p>1</text:p>
          </table:table-cell>
          <table:table-cell table:formula="of:=MEDIAN([.$B454])" office:value-type="float" office:value="300" calcext:value-type="float">
            <text:p>300</text:p>
          </table:table-cell>
          <table:table-cell table:formula="of:=MEDIAN([.$C454])" office:value-type="float" office:value="1" calcext:value-type="float">
            <text:p>1</text:p>
          </table:table-cell>
          <table:table-cell table:formula="of:=MAX([.$B454])" office:value-type="float" office:value="300" calcext:value-type="float">
            <text:p>300</text:p>
          </table:table-cell>
          <table:table-cell table:formula="of:=MAX([.$C4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5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5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5])" office:value-type="float" office:value="300" calcext:value-type="float">
            <text:p>300</text:p>
          </table:table-cell>
          <table:table-cell table:formula="of:=MIN([.$C455])" office:value-type="float" office:value="1" calcext:value-type="float">
            <text:p>1</text:p>
          </table:table-cell>
          <table:table-cell table:formula="of:=MEDIAN([.$B455])" office:value-type="float" office:value="300" calcext:value-type="float">
            <text:p>300</text:p>
          </table:table-cell>
          <table:table-cell table:formula="of:=MEDIAN([.$C455])" office:value-type="float" office:value="1" calcext:value-type="float">
            <text:p>1</text:p>
          </table:table-cell>
          <table:table-cell table:formula="of:=MAX([.$B455])" office:value-type="float" office:value="300" calcext:value-type="float">
            <text:p>300</text:p>
          </table:table-cell>
          <table:table-cell table:formula="of:=MAX([.$C4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55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45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21/aso/training_set.lp</text:p>
          </table:table-cell>
          <table:table-cell office:value-type="float" office:value="48.4281" calcext:value-type="float">
            <text:p>48.4281</text:p>
          </table:table-cell>
          <table:table-cell office:value-type="float" office:value="0" calcext:value-type="float">
            <text:p>0</text:p>
          </table:table-cell>
          <table:table-cell table:formula="of:=MIN([.$B456])" office:value-type="float" office:value="48.4281" calcext:value-type="float">
            <text:p>48.4281</text:p>
          </table:table-cell>
          <table:table-cell table:formula="of:=MIN([.$C456])" office:value-type="float" office:value="0" calcext:value-type="float">
            <text:p>0</text:p>
          </table:table-cell>
          <table:table-cell table:formula="of:=MEDIAN([.$B456])" office:value-type="float" office:value="48.4281" calcext:value-type="float">
            <text:p>48.4281</text:p>
          </table:table-cell>
          <table:table-cell table:formula="of:=MEDIAN([.$C456])" office:value-type="float" office:value="0" calcext:value-type="float">
            <text:p>0</text:p>
          </table:table-cell>
          <table:table-cell table:formula="of:=MAX([.$B456])" office:value-type="float" office:value="48.4281" calcext:value-type="float">
            <text:p>48.4281</text:p>
          </table:table-cell>
          <table:table-cell table:formula="of:=MAX([.$C45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5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4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7])" office:value-type="float" office:value="300" calcext:value-type="float">
            <text:p>300</text:p>
          </table:table-cell>
          <table:table-cell table:formula="of:=MIN([.$C457])" office:value-type="float" office:value="1" calcext:value-type="float">
            <text:p>1</text:p>
          </table:table-cell>
          <table:table-cell table:formula="of:=MEDIAN([.$B457])" office:value-type="float" office:value="300" calcext:value-type="float">
            <text:p>300</text:p>
          </table:table-cell>
          <table:table-cell table:formula="of:=MEDIAN([.$C457])" office:value-type="float" office:value="1" calcext:value-type="float">
            <text:p>1</text:p>
          </table:table-cell>
          <table:table-cell table:formula="of:=MAX([.$B457])" office:value-type="float" office:value="300" calcext:value-type="float">
            <text:p>300</text:p>
          </table:table-cell>
          <table:table-cell table:formula="of:=MAX([.$C4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8])" office:value-type="float" office:value="300" calcext:value-type="float">
            <text:p>300</text:p>
          </table:table-cell>
          <table:table-cell table:formula="of:=MIN([.$C458])" office:value-type="float" office:value="1" calcext:value-type="float">
            <text:p>1</text:p>
          </table:table-cell>
          <table:table-cell table:formula="of:=MEDIAN([.$B458])" office:value-type="float" office:value="300" calcext:value-type="float">
            <text:p>300</text:p>
          </table:table-cell>
          <table:table-cell table:formula="of:=MEDIAN([.$C458])" office:value-type="float" office:value="1" calcext:value-type="float">
            <text:p>1</text:p>
          </table:table-cell>
          <table:table-cell table:formula="of:=MAX([.$B458])" office:value-type="float" office:value="300" calcext:value-type="float">
            <text:p>300</text:p>
          </table:table-cell>
          <table:table-cell table:formula="of:=MAX([.$C4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3/aso/training_set.lp</text:p>
          </table:table-cell>
          <table:table-cell office:value-type="float" office:value="42.7942" calcext:value-type="float">
            <text:p>42.7942</text:p>
          </table:table-cell>
          <table:table-cell office:value-type="float" office:value="0" calcext:value-type="float">
            <text:p>0</text:p>
          </table:table-cell>
          <table:table-cell table:formula="of:=MIN([.$B459])" office:value-type="float" office:value="42.7942" calcext:value-type="float">
            <text:p>42.7942</text:p>
          </table:table-cell>
          <table:table-cell table:formula="of:=MIN([.$C459])" office:value-type="float" office:value="0" calcext:value-type="float">
            <text:p>0</text:p>
          </table:table-cell>
          <table:table-cell table:formula="of:=MEDIAN([.$B459])" office:value-type="float" office:value="42.7942" calcext:value-type="float">
            <text:p>42.7942</text:p>
          </table:table-cell>
          <table:table-cell table:formula="of:=MEDIAN([.$C459])" office:value-type="float" office:value="0" calcext:value-type="float">
            <text:p>0</text:p>
          </table:table-cell>
          <table:table-cell table:formula="of:=MAX([.$B459])" office:value-type="float" office:value="42.7942" calcext:value-type="float">
            <text:p>42.7942</text:p>
          </table:table-cell>
          <table:table-cell table:formula="of:=MAX([.$C45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5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0])" office:value-type="float" office:value="300" calcext:value-type="float">
            <text:p>300</text:p>
          </table:table-cell>
          <table:table-cell table:formula="of:=MIN([.$C460])" office:value-type="float" office:value="1" calcext:value-type="float">
            <text:p>1</text:p>
          </table:table-cell>
          <table:table-cell table:formula="of:=MEDIAN([.$B460])" office:value-type="float" office:value="300" calcext:value-type="float">
            <text:p>300</text:p>
          </table:table-cell>
          <table:table-cell table:formula="of:=MEDIAN([.$C460])" office:value-type="float" office:value="1" calcext:value-type="float">
            <text:p>1</text:p>
          </table:table-cell>
          <table:table-cell table:formula="of:=MAX([.$B460])" office:value-type="float" office:value="300" calcext:value-type="float">
            <text:p>300</text:p>
          </table:table-cell>
          <table:table-cell table:formula="of:=MAX([.$C4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1])" office:value-type="float" office:value="300" calcext:value-type="float">
            <text:p>300</text:p>
          </table:table-cell>
          <table:table-cell table:formula="of:=MIN([.$C461])" office:value-type="float" office:value="1" calcext:value-type="float">
            <text:p>1</text:p>
          </table:table-cell>
          <table:table-cell table:formula="of:=MEDIAN([.$B461])" office:value-type="float" office:value="300" calcext:value-type="float">
            <text:p>300</text:p>
          </table:table-cell>
          <table:table-cell table:formula="of:=MEDIAN([.$C461])" office:value-type="float" office:value="1" calcext:value-type="float">
            <text:p>1</text:p>
          </table:table-cell>
          <table:table-cell table:formula="of:=MAX([.$B461])" office:value-type="float" office:value="300" calcext:value-type="float">
            <text:p>300</text:p>
          </table:table-cell>
          <table:table-cell table:formula="of:=MAX([.$C46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6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6/aso/training_set.lp</text:p>
          </table:table-cell>
          <table:table-cell office:value-type="float" office:value="45.9822" calcext:value-type="float">
            <text:p>45.9822</text:p>
          </table:table-cell>
          <table:table-cell office:value-type="float" office:value="0" calcext:value-type="float">
            <text:p>0</text:p>
          </table:table-cell>
          <table:table-cell table:formula="of:=MIN([.$B462])" office:value-type="float" office:value="45.9822" calcext:value-type="float">
            <text:p>45.9822</text:p>
          </table:table-cell>
          <table:table-cell table:formula="of:=MIN([.$C462])" office:value-type="float" office:value="0" calcext:value-type="float">
            <text:p>0</text:p>
          </table:table-cell>
          <table:table-cell table:formula="of:=MEDIAN([.$B462])" office:value-type="float" office:value="45.9822" calcext:value-type="float">
            <text:p>45.9822</text:p>
          </table:table-cell>
          <table:table-cell table:formula="of:=MEDIAN([.$C462])" office:value-type="float" office:value="0" calcext:value-type="float">
            <text:p>0</text:p>
          </table:table-cell>
          <table:table-cell table:formula="of:=MAX([.$B462])" office:value-type="float" office:value="45.9822" calcext:value-type="float">
            <text:p>45.9822</text:p>
          </table:table-cell>
          <table:table-cell table:formula="of:=MAX([.$C46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3])" office:value-type="float" office:value="300" calcext:value-type="float">
            <text:p>300</text:p>
          </table:table-cell>
          <table:table-cell table:formula="of:=MIN([.$C463])" office:value-type="float" office:value="1" calcext:value-type="float">
            <text:p>1</text:p>
          </table:table-cell>
          <table:table-cell table:formula="of:=MEDIAN([.$B463])" office:value-type="float" office:value="300" calcext:value-type="float">
            <text:p>300</text:p>
          </table:table-cell>
          <table:table-cell table:formula="of:=MEDIAN([.$C463])" office:value-type="float" office:value="1" calcext:value-type="float">
            <text:p>1</text:p>
          </table:table-cell>
          <table:table-cell table:formula="of:=MAX([.$B463])" office:value-type="float" office:value="300" calcext:value-type="float">
            <text:p>300</text:p>
          </table:table-cell>
          <table:table-cell table:formula="of:=MAX([.$C4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4])" office:value-type="float" office:value="300" calcext:value-type="float">
            <text:p>300</text:p>
          </table:table-cell>
          <table:table-cell table:formula="of:=MIN([.$C464])" office:value-type="float" office:value="1" calcext:value-type="float">
            <text:p>1</text:p>
          </table:table-cell>
          <table:table-cell table:formula="of:=MEDIAN([.$B464])" office:value-type="float" office:value="300" calcext:value-type="float">
            <text:p>300</text:p>
          </table:table-cell>
          <table:table-cell table:formula="of:=MEDIAN([.$C464])" office:value-type="float" office:value="1" calcext:value-type="float">
            <text:p>1</text:p>
          </table:table-cell>
          <table:table-cell table:formula="of:=MAX([.$B464])" office:value-type="float" office:value="300" calcext:value-type="float">
            <text:p>300</text:p>
          </table:table-cell>
          <table:table-cell table:formula="of:=MAX([.$C4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6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6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3/aso/training_set.lp</text:p>
          </table:table-cell>
          <table:table-cell office:value-type="float" office:value="36.9946" calcext:value-type="float">
            <text:p>36.9946</text:p>
          </table:table-cell>
          <table:table-cell office:value-type="float" office:value="0" calcext:value-type="float">
            <text:p>0</text:p>
          </table:table-cell>
          <table:table-cell table:formula="of:=MIN([.$B465])" office:value-type="float" office:value="36.9946" calcext:value-type="float">
            <text:p>36.9946</text:p>
          </table:table-cell>
          <table:table-cell table:formula="of:=MIN([.$C465])" office:value-type="float" office:value="0" calcext:value-type="float">
            <text:p>0</text:p>
          </table:table-cell>
          <table:table-cell table:formula="of:=MEDIAN([.$B465])" office:value-type="float" office:value="36.9946" calcext:value-type="float">
            <text:p>36.9946</text:p>
          </table:table-cell>
          <table:table-cell table:formula="of:=MEDIAN([.$C465])" office:value-type="float" office:value="0" calcext:value-type="float">
            <text:p>0</text:p>
          </table:table-cell>
          <table:table-cell table:formula="of:=MAX([.$B465])" office:value-type="float" office:value="36.9946" calcext:value-type="float">
            <text:p>36.9946</text:p>
          </table:table-cell>
          <table:table-cell table:formula="of:=MAX([.$C46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6])" office:value-type="float" office:value="300" calcext:value-type="float">
            <text:p>300</text:p>
          </table:table-cell>
          <table:table-cell table:formula="of:=MIN([.$C466])" office:value-type="float" office:value="1" calcext:value-type="float">
            <text:p>1</text:p>
          </table:table-cell>
          <table:table-cell table:formula="of:=MEDIAN([.$B466])" office:value-type="float" office:value="300" calcext:value-type="float">
            <text:p>300</text:p>
          </table:table-cell>
          <table:table-cell table:formula="of:=MEDIAN([.$C466])" office:value-type="float" office:value="1" calcext:value-type="float">
            <text:p>1</text:p>
          </table:table-cell>
          <table:table-cell table:formula="of:=MAX([.$B466])" office:value-type="float" office:value="300" calcext:value-type="float">
            <text:p>300</text:p>
          </table:table-cell>
          <table:table-cell table:formula="of:=MAX([.$C4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7])" office:value-type="float" office:value="300" calcext:value-type="float">
            <text:p>300</text:p>
          </table:table-cell>
          <table:table-cell table:formula="of:=MIN([.$C467])" office:value-type="float" office:value="1" calcext:value-type="float">
            <text:p>1</text:p>
          </table:table-cell>
          <table:table-cell table:formula="of:=MEDIAN([.$B467])" office:value-type="float" office:value="300" calcext:value-type="float">
            <text:p>300</text:p>
          </table:table-cell>
          <table:table-cell table:formula="of:=MEDIAN([.$C467])" office:value-type="float" office:value="1" calcext:value-type="float">
            <text:p>1</text:p>
          </table:table-cell>
          <table:table-cell table:formula="of:=MAX([.$B467])" office:value-type="float" office:value="300" calcext:value-type="float">
            <text:p>300</text:p>
          </table:table-cell>
          <table:table-cell table:formula="of:=MAX([.$C4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7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8-[.L467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7/training_po_full_v7/user32/aso/training_set.lp</text:p>
          </table:table-cell>
          <table:table-cell office:value-type="float" office:value="45.5301" calcext:value-type="float">
            <text:p>45.5301</text:p>
          </table:table-cell>
          <table:table-cell office:value-type="float" office:value="0" calcext:value-type="float">
            <text:p>0</text:p>
          </table:table-cell>
          <table:table-cell table:formula="of:=MIN([.$B468])" office:value-type="float" office:value="45.5301" calcext:value-type="float">
            <text:p>45.5301</text:p>
          </table:table-cell>
          <table:table-cell table:formula="of:=MIN([.$C468])" office:value-type="float" office:value="0" calcext:value-type="float">
            <text:p>0</text:p>
          </table:table-cell>
          <table:table-cell table:formula="of:=MEDIAN([.$B468])" office:value-type="float" office:value="45.5301" calcext:value-type="float">
            <text:p>45.5301</text:p>
          </table:table-cell>
          <table:table-cell table:formula="of:=MEDIAN([.$C468])" office:value-type="float" office:value="0" calcext:value-type="float">
            <text:p>0</text:p>
          </table:table-cell>
          <table:table-cell table:formula="of:=MAX([.$B468])" office:value-type="float" office:value="45.5301" calcext:value-type="float">
            <text:p>45.5301</text:p>
          </table:table-cell>
          <table:table-cell table:formula="of:=MAX([.$C46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9])" office:value-type="float" office:value="300" calcext:value-type="float">
            <text:p>300</text:p>
          </table:table-cell>
          <table:table-cell table:formula="of:=MIN([.$C469])" office:value-type="float" office:value="1" calcext:value-type="float">
            <text:p>1</text:p>
          </table:table-cell>
          <table:table-cell table:formula="of:=MEDIAN([.$B469])" office:value-type="float" office:value="300" calcext:value-type="float">
            <text:p>300</text:p>
          </table:table-cell>
          <table:table-cell table:formula="of:=MEDIAN([.$C469])" office:value-type="float" office:value="1" calcext:value-type="float">
            <text:p>1</text:p>
          </table:table-cell>
          <table:table-cell table:formula="of:=MAX([.$B469])" office:value-type="float" office:value="300" calcext:value-type="float">
            <text:p>300</text:p>
          </table:table-cell>
          <table:table-cell table:formula="of:=MAX([.$C4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0])" office:value-type="float" office:value="300" calcext:value-type="float">
            <text:p>300</text:p>
          </table:table-cell>
          <table:table-cell table:formula="of:=MIN([.$C470])" office:value-type="float" office:value="1" calcext:value-type="float">
            <text:p>1</text:p>
          </table:table-cell>
          <table:table-cell table:formula="of:=MEDIAN([.$B470])" office:value-type="float" office:value="300" calcext:value-type="float">
            <text:p>300</text:p>
          </table:table-cell>
          <table:table-cell table:formula="of:=MEDIAN([.$C470])" office:value-type="float" office:value="1" calcext:value-type="float">
            <text:p>1</text:p>
          </table:table-cell>
          <table:table-cell table:formula="of:=MAX([.$B470])" office:value-type="float" office:value="300" calcext:value-type="float">
            <text:p>300</text:p>
          </table:table-cell>
          <table:table-cell table:formula="of:=MAX([.$C4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7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38/aso/training_set.lp</text:p>
          </table:table-cell>
          <table:table-cell office:value-type="float" office:value="36.1404" calcext:value-type="float">
            <text:p>36.1404</text:p>
          </table:table-cell>
          <table:table-cell office:value-type="float" office:value="0" calcext:value-type="float">
            <text:p>0</text:p>
          </table:table-cell>
          <table:table-cell table:formula="of:=MIN([.$B471])" office:value-type="float" office:value="36.1404" calcext:value-type="float">
            <text:p>36.1404</text:p>
          </table:table-cell>
          <table:table-cell table:formula="of:=MIN([.$C471])" office:value-type="float" office:value="0" calcext:value-type="float">
            <text:p>0</text:p>
          </table:table-cell>
          <table:table-cell table:formula="of:=MEDIAN([.$B471])" office:value-type="float" office:value="36.1404" calcext:value-type="float">
            <text:p>36.1404</text:p>
          </table:table-cell>
          <table:table-cell table:formula="of:=MEDIAN([.$C471])" office:value-type="float" office:value="0" calcext:value-type="float">
            <text:p>0</text:p>
          </table:table-cell>
          <table:table-cell table:formula="of:=MAX([.$B471])" office:value-type="float" office:value="36.1404" calcext:value-type="float">
            <text:p>36.1404</text:p>
          </table:table-cell>
          <table:table-cell table:formula="of:=MAX([.$C47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7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2])" office:value-type="float" office:value="300" calcext:value-type="float">
            <text:p>300</text:p>
          </table:table-cell>
          <table:table-cell table:formula="of:=MIN([.$C472])" office:value-type="float" office:value="1" calcext:value-type="float">
            <text:p>1</text:p>
          </table:table-cell>
          <table:table-cell table:formula="of:=MEDIAN([.$B472])" office:value-type="float" office:value="300" calcext:value-type="float">
            <text:p>300</text:p>
          </table:table-cell>
          <table:table-cell table:formula="of:=MEDIAN([.$C472])" office:value-type="float" office:value="1" calcext:value-type="float">
            <text:p>1</text:p>
          </table:table-cell>
          <table:table-cell table:formula="of:=MAX([.$B472])" office:value-type="float" office:value="300" calcext:value-type="float">
            <text:p>300</text:p>
          </table:table-cell>
          <table:table-cell table:formula="of:=MAX([.$C47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3])" office:value-type="float" office:value="300" calcext:value-type="float">
            <text:p>300</text:p>
          </table:table-cell>
          <table:table-cell table:formula="of:=MIN([.$C473])" office:value-type="float" office:value="1" calcext:value-type="float">
            <text:p>1</text:p>
          </table:table-cell>
          <table:table-cell table:formula="of:=MEDIAN([.$B473])" office:value-type="float" office:value="300" calcext:value-type="float">
            <text:p>300</text:p>
          </table:table-cell>
          <table:table-cell table:formula="of:=MEDIAN([.$C473])" office:value-type="float" office:value="1" calcext:value-type="float">
            <text:p>1</text:p>
          </table:table-cell>
          <table:table-cell table:formula="of:=MAX([.$B473])" office:value-type="float" office:value="300" calcext:value-type="float">
            <text:p>300</text:p>
          </table:table-cell>
          <table:table-cell table:formula="of:=MAX([.$C4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9/aso/training_set.lp</text:p>
          </table:table-cell>
          <table:table-cell office:value-type="float" office:value="44.6077" calcext:value-type="float">
            <text:p>44.6077</text:p>
          </table:table-cell>
          <table:table-cell office:value-type="float" office:value="0" calcext:value-type="float">
            <text:p>0</text:p>
          </table:table-cell>
          <table:table-cell table:formula="of:=MIN([.$B474])" office:value-type="float" office:value="44.6077" calcext:value-type="float">
            <text:p>44.6077</text:p>
          </table:table-cell>
          <table:table-cell table:formula="of:=MIN([.$C474])" office:value-type="float" office:value="0" calcext:value-type="float">
            <text:p>0</text:p>
          </table:table-cell>
          <table:table-cell table:formula="of:=MEDIAN([.$B474])" office:value-type="float" office:value="44.6077" calcext:value-type="float">
            <text:p>44.6077</text:p>
          </table:table-cell>
          <table:table-cell table:formula="of:=MEDIAN([.$C474])" office:value-type="float" office:value="0" calcext:value-type="float">
            <text:p>0</text:p>
          </table:table-cell>
          <table:table-cell table:formula="of:=MAX([.$B474])" office:value-type="float" office:value="44.6077" calcext:value-type="float">
            <text:p>44.6077</text:p>
          </table:table-cell>
          <table:table-cell table:formula="of:=MAX([.$C47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5])" office:value-type="float" office:value="300" calcext:value-type="float">
            <text:p>300</text:p>
          </table:table-cell>
          <table:table-cell table:formula="of:=MIN([.$C475])" office:value-type="float" office:value="1" calcext:value-type="float">
            <text:p>1</text:p>
          </table:table-cell>
          <table:table-cell table:formula="of:=MEDIAN([.$B475])" office:value-type="float" office:value="300" calcext:value-type="float">
            <text:p>300</text:p>
          </table:table-cell>
          <table:table-cell table:formula="of:=MEDIAN([.$C475])" office:value-type="float" office:value="1" calcext:value-type="float">
            <text:p>1</text:p>
          </table:table-cell>
          <table:table-cell table:formula="of:=MAX([.$B475])" office:value-type="float" office:value="300" calcext:value-type="float">
            <text:p>300</text:p>
          </table:table-cell>
          <table:table-cell table:formula="of:=MAX([.$C4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6])" office:value-type="float" office:value="300" calcext:value-type="float">
            <text:p>300</text:p>
          </table:table-cell>
          <table:table-cell table:formula="of:=MIN([.$C476])" office:value-type="float" office:value="1" calcext:value-type="float">
            <text:p>1</text:p>
          </table:table-cell>
          <table:table-cell table:formula="of:=MEDIAN([.$B476])" office:value-type="float" office:value="300" calcext:value-type="float">
            <text:p>300</text:p>
          </table:table-cell>
          <table:table-cell table:formula="of:=MEDIAN([.$C476])" office:value-type="float" office:value="1" calcext:value-type="float">
            <text:p>1</text:p>
          </table:table-cell>
          <table:table-cell table:formula="of:=MAX([.$B476])" office:value-type="float" office:value="300" calcext:value-type="float">
            <text:p>300</text:p>
          </table:table-cell>
          <table:table-cell table:formula="of:=MAX([.$C47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47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/aso/training_set.lp</text:p>
          </table:table-cell>
          <table:table-cell office:value-type="float" office:value="46.0198" calcext:value-type="float">
            <text:p>46.0198</text:p>
          </table:table-cell>
          <table:table-cell office:value-type="float" office:value="0" calcext:value-type="float">
            <text:p>0</text:p>
          </table:table-cell>
          <table:table-cell table:formula="of:=MIN([.$B477])" office:value-type="float" office:value="46.0198" calcext:value-type="float">
            <text:p>46.0198</text:p>
          </table:table-cell>
          <table:table-cell table:formula="of:=MIN([.$C477])" office:value-type="float" office:value="0" calcext:value-type="float">
            <text:p>0</text:p>
          </table:table-cell>
          <table:table-cell table:formula="of:=MEDIAN([.$B477])" office:value-type="float" office:value="46.0198" calcext:value-type="float">
            <text:p>46.0198</text:p>
          </table:table-cell>
          <table:table-cell table:formula="of:=MEDIAN([.$C477])" office:value-type="float" office:value="0" calcext:value-type="float">
            <text:p>0</text:p>
          </table:table-cell>
          <table:table-cell table:formula="of:=MAX([.$B477])" office:value-type="float" office:value="46.0198" calcext:value-type="float">
            <text:p>46.0198</text:p>
          </table:table-cell>
          <table:table-cell table:formula="of:=MAX([.$C47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8])" office:value-type="float" office:value="300" calcext:value-type="float">
            <text:p>300</text:p>
          </table:table-cell>
          <table:table-cell table:formula="of:=MIN([.$C478])" office:value-type="float" office:value="1" calcext:value-type="float">
            <text:p>1</text:p>
          </table:table-cell>
          <table:table-cell table:formula="of:=MEDIAN([.$B478])" office:value-type="float" office:value="300" calcext:value-type="float">
            <text:p>300</text:p>
          </table:table-cell>
          <table:table-cell table:formula="of:=MEDIAN([.$C478])" office:value-type="float" office:value="1" calcext:value-type="float">
            <text:p>1</text:p>
          </table:table-cell>
          <table:table-cell table:formula="of:=MAX([.$B478])" office:value-type="float" office:value="300" calcext:value-type="float">
            <text:p>300</text:p>
          </table:table-cell>
          <table:table-cell table:formula="of:=MAX([.$C47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9])" office:value-type="float" office:value="300" calcext:value-type="float">
            <text:p>300</text:p>
          </table:table-cell>
          <table:table-cell table:formula="of:=MIN([.$C479])" office:value-type="float" office:value="1" calcext:value-type="float">
            <text:p>1</text:p>
          </table:table-cell>
          <table:table-cell table:formula="of:=MEDIAN([.$B479])" office:value-type="float" office:value="300" calcext:value-type="float">
            <text:p>300</text:p>
          </table:table-cell>
          <table:table-cell table:formula="of:=MEDIAN([.$C479])" office:value-type="float" office:value="1" calcext:value-type="float">
            <text:p>1</text:p>
          </table:table-cell>
          <table:table-cell table:formula="of:=MAX([.$B479])" office:value-type="float" office:value="300" calcext:value-type="float">
            <text:p>300</text:p>
          </table:table-cell>
          <table:table-cell table:formula="of:=MAX([.$C47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47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2/aso/training_set.lp</text:p>
          </table:table-cell>
          <table:table-cell office:value-type="float" office:value="46.1746" calcext:value-type="float">
            <text:p>46.1746</text:p>
          </table:table-cell>
          <table:table-cell office:value-type="float" office:value="0" calcext:value-type="float">
            <text:p>0</text:p>
          </table:table-cell>
          <table:table-cell table:formula="of:=MIN([.$B480])" office:value-type="float" office:value="46.1746" calcext:value-type="float">
            <text:p>46.1746</text:p>
          </table:table-cell>
          <table:table-cell table:formula="of:=MIN([.$C480])" office:value-type="float" office:value="0" calcext:value-type="float">
            <text:p>0</text:p>
          </table:table-cell>
          <table:table-cell table:formula="of:=MEDIAN([.$B480])" office:value-type="float" office:value="46.1746" calcext:value-type="float">
            <text:p>46.1746</text:p>
          </table:table-cell>
          <table:table-cell table:formula="of:=MEDIAN([.$C480])" office:value-type="float" office:value="0" calcext:value-type="float">
            <text:p>0</text:p>
          </table:table-cell>
          <table:table-cell table:formula="of:=MAX([.$B480])" office:value-type="float" office:value="46.1746" calcext:value-type="float">
            <text:p>46.1746</text:p>
          </table:table-cell>
          <table:table-cell table:formula="of:=MAX([.$C48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1])" office:value-type="float" office:value="300" calcext:value-type="float">
            <text:p>300</text:p>
          </table:table-cell>
          <table:table-cell table:formula="of:=MIN([.$C481])" office:value-type="float" office:value="1" calcext:value-type="float">
            <text:p>1</text:p>
          </table:table-cell>
          <table:table-cell table:formula="of:=MEDIAN([.$B481])" office:value-type="float" office:value="300" calcext:value-type="float">
            <text:p>300</text:p>
          </table:table-cell>
          <table:table-cell table:formula="of:=MEDIAN([.$C481])" office:value-type="float" office:value="1" calcext:value-type="float">
            <text:p>1</text:p>
          </table:table-cell>
          <table:table-cell table:formula="of:=MAX([.$B481])" office:value-type="float" office:value="300" calcext:value-type="float">
            <text:p>300</text:p>
          </table:table-cell>
          <table:table-cell table:formula="of:=MAX([.$C48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8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8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2])" office:value-type="float" office:value="300" calcext:value-type="float">
            <text:p>300</text:p>
          </table:table-cell>
          <table:table-cell table:formula="of:=MIN([.$C482])" office:value-type="float" office:value="1" calcext:value-type="float">
            <text:p>1</text:p>
          </table:table-cell>
          <table:table-cell table:formula="of:=MEDIAN([.$B482])" office:value-type="float" office:value="300" calcext:value-type="float">
            <text:p>300</text:p>
          </table:table-cell>
          <table:table-cell table:formula="of:=MEDIAN([.$C482])" office:value-type="float" office:value="1" calcext:value-type="float">
            <text:p>1</text:p>
          </table:table-cell>
          <table:table-cell table:formula="of:=MAX([.$B482])" office:value-type="float" office:value="300" calcext:value-type="float">
            <text:p>300</text:p>
          </table:table-cell>
          <table:table-cell table:formula="of:=MAX([.$C48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8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8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3/aso/training_set.lp</text:p>
          </table:table-cell>
          <table:table-cell office:value-type="float" office:value="40.1106" calcext:value-type="float">
            <text:p>40.1106</text:p>
          </table:table-cell>
          <table:table-cell office:value-type="float" office:value="0" calcext:value-type="float">
            <text:p>0</text:p>
          </table:table-cell>
          <table:table-cell table:formula="of:=MIN([.$B483])" office:value-type="float" office:value="40.1106" calcext:value-type="float">
            <text:p>40.1106</text:p>
          </table:table-cell>
          <table:table-cell table:formula="of:=MIN([.$C483])" office:value-type="float" office:value="0" calcext:value-type="float">
            <text:p>0</text:p>
          </table:table-cell>
          <table:table-cell table:formula="of:=MEDIAN([.$B483])" office:value-type="float" office:value="40.1106" calcext:value-type="float">
            <text:p>40.1106</text:p>
          </table:table-cell>
          <table:table-cell table:formula="of:=MEDIAN([.$C483])" office:value-type="float" office:value="0" calcext:value-type="float">
            <text:p>0</text:p>
          </table:table-cell>
          <table:table-cell table:formula="of:=MAX([.$B483])" office:value-type="float" office:value="40.1106" calcext:value-type="float">
            <text:p>40.1106</text:p>
          </table:table-cell>
          <table:table-cell table:formula="of:=MAX([.$C48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4])" office:value-type="float" office:value="300" calcext:value-type="float">
            <text:p>300</text:p>
          </table:table-cell>
          <table:table-cell table:formula="of:=MIN([.$C484])" office:value-type="float" office:value="1" calcext:value-type="float">
            <text:p>1</text:p>
          </table:table-cell>
          <table:table-cell table:formula="of:=MEDIAN([.$B484])" office:value-type="float" office:value="300" calcext:value-type="float">
            <text:p>300</text:p>
          </table:table-cell>
          <table:table-cell table:formula="of:=MEDIAN([.$C484])" office:value-type="float" office:value="1" calcext:value-type="float">
            <text:p>1</text:p>
          </table:table-cell>
          <table:table-cell table:formula="of:=MAX([.$B484])" office:value-type="float" office:value="300" calcext:value-type="float">
            <text:p>300</text:p>
          </table:table-cell>
          <table:table-cell table:formula="of:=MAX([.$C4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8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4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5])" office:value-type="float" office:value="300" calcext:value-type="float">
            <text:p>300</text:p>
          </table:table-cell>
          <table:table-cell table:formula="of:=MIN([.$C485])" office:value-type="float" office:value="1" calcext:value-type="float">
            <text:p>1</text:p>
          </table:table-cell>
          <table:table-cell table:formula="of:=MEDIAN([.$B485])" office:value-type="float" office:value="300" calcext:value-type="float">
            <text:p>300</text:p>
          </table:table-cell>
          <table:table-cell table:formula="of:=MEDIAN([.$C485])" office:value-type="float" office:value="1" calcext:value-type="float">
            <text:p>1</text:p>
          </table:table-cell>
          <table:table-cell table:formula="of:=MAX([.$B485])" office:value-type="float" office:value="300" calcext:value-type="float">
            <text:p>300</text:p>
          </table:table-cell>
          <table:table-cell table:formula="of:=MAX([.$C4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4/aso/training_set.lp</text:p>
          </table:table-cell>
          <table:table-cell office:value-type="float" office:value="42.5188" calcext:value-type="float">
            <text:p>42.5188</text:p>
          </table:table-cell>
          <table:table-cell office:value-type="float" office:value="0" calcext:value-type="float">
            <text:p>0</text:p>
          </table:table-cell>
          <table:table-cell table:formula="of:=MIN([.$B486])" office:value-type="float" office:value="42.5188" calcext:value-type="float">
            <text:p>42.5188</text:p>
          </table:table-cell>
          <table:table-cell table:formula="of:=MIN([.$C486])" office:value-type="float" office:value="0" calcext:value-type="float">
            <text:p>0</text:p>
          </table:table-cell>
          <table:table-cell table:formula="of:=MEDIAN([.$B486])" office:value-type="float" office:value="42.5188" calcext:value-type="float">
            <text:p>42.5188</text:p>
          </table:table-cell>
          <table:table-cell table:formula="of:=MEDIAN([.$C486])" office:value-type="float" office:value="0" calcext:value-type="float">
            <text:p>0</text:p>
          </table:table-cell>
          <table:table-cell table:formula="of:=MAX([.$B486])" office:value-type="float" office:value="42.5188" calcext:value-type="float">
            <text:p>42.5188</text:p>
          </table:table-cell>
          <table:table-cell table:formula="of:=MAX([.$C48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8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4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7])" office:value-type="float" office:value="300" calcext:value-type="float">
            <text:p>300</text:p>
          </table:table-cell>
          <table:table-cell table:formula="of:=MIN([.$C487])" office:value-type="float" office:value="1" calcext:value-type="float">
            <text:p>1</text:p>
          </table:table-cell>
          <table:table-cell table:formula="of:=MEDIAN([.$B487])" office:value-type="float" office:value="300" calcext:value-type="float">
            <text:p>300</text:p>
          </table:table-cell>
          <table:table-cell table:formula="of:=MEDIAN([.$C487])" office:value-type="float" office:value="1" calcext:value-type="float">
            <text:p>1</text:p>
          </table:table-cell>
          <table:table-cell table:formula="of:=MAX([.$B487])" office:value-type="float" office:value="300" calcext:value-type="float">
            <text:p>300</text:p>
          </table:table-cell>
          <table:table-cell table:formula="of:=MAX([.$C48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8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8])" office:value-type="float" office:value="300" calcext:value-type="float">
            <text:p>300</text:p>
          </table:table-cell>
          <table:table-cell table:formula="of:=MIN([.$C488])" office:value-type="float" office:value="1" calcext:value-type="float">
            <text:p>1</text:p>
          </table:table-cell>
          <table:table-cell table:formula="of:=MEDIAN([.$B488])" office:value-type="float" office:value="300" calcext:value-type="float">
            <text:p>300</text:p>
          </table:table-cell>
          <table:table-cell table:formula="of:=MEDIAN([.$C488])" office:value-type="float" office:value="1" calcext:value-type="float">
            <text:p>1</text:p>
          </table:table-cell>
          <table:table-cell table:formula="of:=MAX([.$B488])" office:value-type="float" office:value="300" calcext:value-type="float">
            <text:p>300</text:p>
          </table:table-cell>
          <table:table-cell table:formula="of:=MAX([.$C4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88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8-[.L488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7/training_po_full_v7/user45/aso/training_set.lp</text:p>
          </table:table-cell>
          <table:table-cell office:value-type="float" office:value="48.712" calcext:value-type="float">
            <text:p>48.712</text:p>
          </table:table-cell>
          <table:table-cell office:value-type="float" office:value="0" calcext:value-type="float">
            <text:p>0</text:p>
          </table:table-cell>
          <table:table-cell table:formula="of:=MIN([.$B489])" office:value-type="float" office:value="48.712" calcext:value-type="float">
            <text:p>48.712</text:p>
          </table:table-cell>
          <table:table-cell table:formula="of:=MIN([.$C489])" office:value-type="float" office:value="0" calcext:value-type="float">
            <text:p>0</text:p>
          </table:table-cell>
          <table:table-cell table:formula="of:=MEDIAN([.$B489])" office:value-type="float" office:value="48.712" calcext:value-type="float">
            <text:p>48.712</text:p>
          </table:table-cell>
          <table:table-cell table:formula="of:=MEDIAN([.$C489])" office:value-type="float" office:value="0" calcext:value-type="float">
            <text:p>0</text:p>
          </table:table-cell>
          <table:table-cell table:formula="of:=MAX([.$B489])" office:value-type="float" office:value="48.712" calcext:value-type="float">
            <text:p>48.712</text:p>
          </table:table-cell>
          <table:table-cell table:formula="of:=MAX([.$C48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4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4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0])" office:value-type="float" office:value="300" calcext:value-type="float">
            <text:p>300</text:p>
          </table:table-cell>
          <table:table-cell table:formula="of:=MIN([.$C490])" office:value-type="float" office:value="1" calcext:value-type="float">
            <text:p>1</text:p>
          </table:table-cell>
          <table:table-cell table:formula="of:=MEDIAN([.$B490])" office:value-type="float" office:value="300" calcext:value-type="float">
            <text:p>300</text:p>
          </table:table-cell>
          <table:table-cell table:formula="of:=MEDIAN([.$C490])" office:value-type="float" office:value="1" calcext:value-type="float">
            <text:p>1</text:p>
          </table:table-cell>
          <table:table-cell table:formula="of:=MAX([.$B490])" office:value-type="float" office:value="300" calcext:value-type="float">
            <text:p>300</text:p>
          </table:table-cell>
          <table:table-cell table:formula="of:=MAX([.$C49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9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49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1])" office:value-type="float" office:value="300" calcext:value-type="float">
            <text:p>300</text:p>
          </table:table-cell>
          <table:table-cell table:formula="of:=MIN([.$C491])" office:value-type="float" office:value="1" calcext:value-type="float">
            <text:p>1</text:p>
          </table:table-cell>
          <table:table-cell table:formula="of:=MEDIAN([.$B491])" office:value-type="float" office:value="300" calcext:value-type="float">
            <text:p>300</text:p>
          </table:table-cell>
          <table:table-cell table:formula="of:=MEDIAN([.$C491])" office:value-type="float" office:value="1" calcext:value-type="float">
            <text:p>1</text:p>
          </table:table-cell>
          <table:table-cell table:formula="of:=MAX([.$B491])" office:value-type="float" office:value="300" calcext:value-type="float">
            <text:p>300</text:p>
          </table:table-cell>
          <table:table-cell table:formula="of:=MAX([.$C4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9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51/aso/training_set.lp</text:p>
          </table:table-cell>
          <table:table-cell office:value-type="float" office:value="37.1452" calcext:value-type="float">
            <text:p>37.1452</text:p>
          </table:table-cell>
          <table:table-cell office:value-type="float" office:value="0" calcext:value-type="float">
            <text:p>0</text:p>
          </table:table-cell>
          <table:table-cell table:formula="of:=MIN([.$B492])" office:value-type="float" office:value="37.1452" calcext:value-type="float">
            <text:p>37.1452</text:p>
          </table:table-cell>
          <table:table-cell table:formula="of:=MIN([.$C492])" office:value-type="float" office:value="0" calcext:value-type="float">
            <text:p>0</text:p>
          </table:table-cell>
          <table:table-cell table:formula="of:=MEDIAN([.$B492])" office:value-type="float" office:value="37.1452" calcext:value-type="float">
            <text:p>37.1452</text:p>
          </table:table-cell>
          <table:table-cell table:formula="of:=MEDIAN([.$C492])" office:value-type="float" office:value="0" calcext:value-type="float">
            <text:p>0</text:p>
          </table:table-cell>
          <table:table-cell table:formula="of:=MAX([.$B492])" office:value-type="float" office:value="37.1452" calcext:value-type="float">
            <text:p>37.1452</text:p>
          </table:table-cell>
          <table:table-cell table:formula="of:=MAX([.$C49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4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3])" office:value-type="float" office:value="300" calcext:value-type="float">
            <text:p>300</text:p>
          </table:table-cell>
          <table:table-cell table:formula="of:=MIN([.$C493])" office:value-type="float" office:value="1" calcext:value-type="float">
            <text:p>1</text:p>
          </table:table-cell>
          <table:table-cell table:formula="of:=MEDIAN([.$B493])" office:value-type="float" office:value="300" calcext:value-type="float">
            <text:p>300</text:p>
          </table:table-cell>
          <table:table-cell table:formula="of:=MEDIAN([.$C493])" office:value-type="float" office:value="1" calcext:value-type="float">
            <text:p>1</text:p>
          </table:table-cell>
          <table:table-cell table:formula="of:=MAX([.$B493])" office:value-type="float" office:value="300" calcext:value-type="float">
            <text:p>300</text:p>
          </table:table-cell>
          <table:table-cell table:formula="of:=MAX([.$C4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93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49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4])" office:value-type="float" office:value="300" calcext:value-type="float">
            <text:p>300</text:p>
          </table:table-cell>
          <table:table-cell table:formula="of:=MIN([.$C494])" office:value-type="float" office:value="1" calcext:value-type="float">
            <text:p>1</text:p>
          </table:table-cell>
          <table:table-cell table:formula="of:=MEDIAN([.$B494])" office:value-type="float" office:value="300" calcext:value-type="float">
            <text:p>300</text:p>
          </table:table-cell>
          <table:table-cell table:formula="of:=MEDIAN([.$C494])" office:value-type="float" office:value="1" calcext:value-type="float">
            <text:p>1</text:p>
          </table:table-cell>
          <table:table-cell table:formula="of:=MAX([.$B494])" office:value-type="float" office:value="300" calcext:value-type="float">
            <text:p>300</text:p>
          </table:table-cell>
          <table:table-cell table:formula="of:=MAX([.$C4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49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7/training_po_full_v7/user52/aso/training_set.lp</text:p>
          </table:table-cell>
          <table:table-cell office:value-type="float" office:value="49.7669" calcext:value-type="float">
            <text:p>49.7669</text:p>
          </table:table-cell>
          <table:table-cell office:value-type="float" office:value="0" calcext:value-type="float">
            <text:p>0</text:p>
          </table:table-cell>
          <table:table-cell table:formula="of:=MIN([.$B495])" office:value-type="float" office:value="49.7669" calcext:value-type="float">
            <text:p>49.7669</text:p>
          </table:table-cell>
          <table:table-cell table:formula="of:=MIN([.$C495])" office:value-type="float" office:value="0" calcext:value-type="float">
            <text:p>0</text:p>
          </table:table-cell>
          <table:table-cell table:formula="of:=MEDIAN([.$B495])" office:value-type="float" office:value="49.7669" calcext:value-type="float">
            <text:p>49.7669</text:p>
          </table:table-cell>
          <table:table-cell table:formula="of:=MEDIAN([.$C495])" office:value-type="float" office:value="0" calcext:value-type="float">
            <text:p>0</text:p>
          </table:table-cell>
          <table:table-cell table:formula="of:=MAX([.$B495])" office:value-type="float" office:value="49.7669" calcext:value-type="float">
            <text:p>49.7669</text:p>
          </table:table-cell>
          <table:table-cell table:formula="of:=MAX([.$C49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6])" office:value-type="float" office:value="300" calcext:value-type="float">
            <text:p>300</text:p>
          </table:table-cell>
          <table:table-cell table:formula="of:=MIN([.$C496])" office:value-type="float" office:value="1" calcext:value-type="float">
            <text:p>1</text:p>
          </table:table-cell>
          <table:table-cell table:formula="of:=MEDIAN([.$B496])" office:value-type="float" office:value="300" calcext:value-type="float">
            <text:p>300</text:p>
          </table:table-cell>
          <table:table-cell table:formula="of:=MEDIAN([.$C496])" office:value-type="float" office:value="1" calcext:value-type="float">
            <text:p>1</text:p>
          </table:table-cell>
          <table:table-cell table:formula="of:=MAX([.$B496])" office:value-type="float" office:value="300" calcext:value-type="float">
            <text:p>300</text:p>
          </table:table-cell>
          <table:table-cell table:formula="of:=MAX([.$C49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9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4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7])" office:value-type="float" office:value="300" calcext:value-type="float">
            <text:p>300</text:p>
          </table:table-cell>
          <table:table-cell table:formula="of:=MIN([.$C497])" office:value-type="float" office:value="1" calcext:value-type="float">
            <text:p>1</text:p>
          </table:table-cell>
          <table:table-cell table:formula="of:=MEDIAN([.$B497])" office:value-type="float" office:value="300" calcext:value-type="float">
            <text:p>300</text:p>
          </table:table-cell>
          <table:table-cell table:formula="of:=MEDIAN([.$C497])" office:value-type="float" office:value="1" calcext:value-type="float">
            <text:p>1</text:p>
          </table:table-cell>
          <table:table-cell table:formula="of:=MAX([.$B497])" office:value-type="float" office:value="300" calcext:value-type="float">
            <text:p>300</text:p>
          </table:table-cell>
          <table:table-cell table:formula="of:=MAX([.$C4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3/aso/training_set.lp</text:p>
          </table:table-cell>
          <table:table-cell office:value-type="float" office:value="13.606" calcext:value-type="float">
            <text:p>13.606</text:p>
          </table:table-cell>
          <table:table-cell office:value-type="float" office:value="0" calcext:value-type="float">
            <text:p>0</text:p>
          </table:table-cell>
          <table:table-cell table:formula="of:=MIN([.$B498])" office:value-type="float" office:value="13.606" calcext:value-type="float">
            <text:p>13.606</text:p>
          </table:table-cell>
          <table:table-cell table:formula="of:=MIN([.$C498])" office:value-type="float" office:value="0" calcext:value-type="float">
            <text:p>0</text:p>
          </table:table-cell>
          <table:table-cell table:formula="of:=MEDIAN([.$B498])" office:value-type="float" office:value="13.606" calcext:value-type="float">
            <text:p>13.606</text:p>
          </table:table-cell>
          <table:table-cell table:formula="of:=MEDIAN([.$C498])" office:value-type="float" office:value="0" calcext:value-type="float">
            <text:p>0</text:p>
          </table:table-cell>
          <table:table-cell table:formula="of:=MAX([.$B498])" office:value-type="float" office:value="13.606" calcext:value-type="float">
            <text:p>13.606</text:p>
          </table:table-cell>
          <table:table-cell table:formula="of:=MAX([.$C49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49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4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9])" office:value-type="float" office:value="300" calcext:value-type="float">
            <text:p>300</text:p>
          </table:table-cell>
          <table:table-cell table:formula="of:=MIN([.$C499])" office:value-type="float" office:value="1" calcext:value-type="float">
            <text:p>1</text:p>
          </table:table-cell>
          <table:table-cell table:formula="of:=MEDIAN([.$B499])" office:value-type="float" office:value="300" calcext:value-type="float">
            <text:p>300</text:p>
          </table:table-cell>
          <table:table-cell table:formula="of:=MEDIAN([.$C499])" office:value-type="float" office:value="1" calcext:value-type="float">
            <text:p>1</text:p>
          </table:table-cell>
          <table:table-cell table:formula="of:=MAX([.$B499])" office:value-type="float" office:value="300" calcext:value-type="float">
            <text:p>300</text:p>
          </table:table-cell>
          <table:table-cell table:formula="of:=MAX([.$C49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4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0])" office:value-type="float" office:value="300" calcext:value-type="float">
            <text:p>300</text:p>
          </table:table-cell>
          <table:table-cell table:formula="of:=MIN([.$C500])" office:value-type="float" office:value="1" calcext:value-type="float">
            <text:p>1</text:p>
          </table:table-cell>
          <table:table-cell table:formula="of:=MEDIAN([.$B500])" office:value-type="float" office:value="300" calcext:value-type="float">
            <text:p>300</text:p>
          </table:table-cell>
          <table:table-cell table:formula="of:=MEDIAN([.$C500])" office:value-type="float" office:value="1" calcext:value-type="float">
            <text:p>1</text:p>
          </table:table-cell>
          <table:table-cell table:formula="of:=MAX([.$B500])" office:value-type="float" office:value="300" calcext:value-type="float">
            <text:p>300</text:p>
          </table:table-cell>
          <table:table-cell table:formula="of:=MAX([.$C50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5/aso/training_set.lp</text:p>
          </table:table-cell>
          <table:table-cell office:value-type="float" office:value="43.6466" calcext:value-type="float">
            <text:p>43.6466</text:p>
          </table:table-cell>
          <table:table-cell office:value-type="float" office:value="0" calcext:value-type="float">
            <text:p>0</text:p>
          </table:table-cell>
          <table:table-cell table:formula="of:=MIN([.$B501])" office:value-type="float" office:value="43.6466" calcext:value-type="float">
            <text:p>43.6466</text:p>
          </table:table-cell>
          <table:table-cell table:formula="of:=MIN([.$C501])" office:value-type="float" office:value="0" calcext:value-type="float">
            <text:p>0</text:p>
          </table:table-cell>
          <table:table-cell table:formula="of:=MEDIAN([.$B501])" office:value-type="float" office:value="43.6466" calcext:value-type="float">
            <text:p>43.6466</text:p>
          </table:table-cell>
          <table:table-cell table:formula="of:=MEDIAN([.$C501])" office:value-type="float" office:value="0" calcext:value-type="float">
            <text:p>0</text:p>
          </table:table-cell>
          <table:table-cell table:formula="of:=MAX([.$B501])" office:value-type="float" office:value="43.6466" calcext:value-type="float">
            <text:p>43.6466</text:p>
          </table:table-cell>
          <table:table-cell table:formula="of:=MAX([.$C50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2])" office:value-type="float" office:value="300" calcext:value-type="float">
            <text:p>300</text:p>
          </table:table-cell>
          <table:table-cell table:formula="of:=MIN([.$C502])" office:value-type="float" office:value="1" calcext:value-type="float">
            <text:p>1</text:p>
          </table:table-cell>
          <table:table-cell table:formula="of:=MEDIAN([.$B502])" office:value-type="float" office:value="300" calcext:value-type="float">
            <text:p>300</text:p>
          </table:table-cell>
          <table:table-cell table:formula="of:=MEDIAN([.$C502])" office:value-type="float" office:value="1" calcext:value-type="float">
            <text:p>1</text:p>
          </table:table-cell>
          <table:table-cell table:formula="of:=MAX([.$B502])" office:value-type="float" office:value="300" calcext:value-type="float">
            <text:p>300</text:p>
          </table:table-cell>
          <table:table-cell table:formula="of:=MAX([.$C5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3])" office:value-type="float" office:value="300" calcext:value-type="float">
            <text:p>300</text:p>
          </table:table-cell>
          <table:table-cell table:formula="of:=MIN([.$C503])" office:value-type="float" office:value="1" calcext:value-type="float">
            <text:p>1</text:p>
          </table:table-cell>
          <table:table-cell table:formula="of:=MEDIAN([.$B503])" office:value-type="float" office:value="300" calcext:value-type="float">
            <text:p>300</text:p>
          </table:table-cell>
          <table:table-cell table:formula="of:=MEDIAN([.$C503])" office:value-type="float" office:value="1" calcext:value-type="float">
            <text:p>1</text:p>
          </table:table-cell>
          <table:table-cell table:formula="of:=MAX([.$B503])" office:value-type="float" office:value="300" calcext:value-type="float">
            <text:p>300</text:p>
          </table:table-cell>
          <table:table-cell table:formula="of:=MAX([.$C5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7/aso/training_set.lp</text:p>
          </table:table-cell>
          <table:table-cell office:value-type="float" office:value="44.0265" calcext:value-type="float">
            <text:p>44.0265</text:p>
          </table:table-cell>
          <table:table-cell office:value-type="float" office:value="0" calcext:value-type="float">
            <text:p>0</text:p>
          </table:table-cell>
          <table:table-cell table:formula="of:=MIN([.$B504])" office:value-type="float" office:value="44.0265" calcext:value-type="float">
            <text:p>44.0265</text:p>
          </table:table-cell>
          <table:table-cell table:formula="of:=MIN([.$C504])" office:value-type="float" office:value="0" calcext:value-type="float">
            <text:p>0</text:p>
          </table:table-cell>
          <table:table-cell table:formula="of:=MEDIAN([.$B504])" office:value-type="float" office:value="44.0265" calcext:value-type="float">
            <text:p>44.0265</text:p>
          </table:table-cell>
          <table:table-cell table:formula="of:=MEDIAN([.$C504])" office:value-type="float" office:value="0" calcext:value-type="float">
            <text:p>0</text:p>
          </table:table-cell>
          <table:table-cell table:formula="of:=MAX([.$B504])" office:value-type="float" office:value="44.0265" calcext:value-type="float">
            <text:p>44.0265</text:p>
          </table:table-cell>
          <table:table-cell table:formula="of:=MAX([.$C50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5])" office:value-type="float" office:value="300" calcext:value-type="float">
            <text:p>300</text:p>
          </table:table-cell>
          <table:table-cell table:formula="of:=MIN([.$C505])" office:value-type="float" office:value="1" calcext:value-type="float">
            <text:p>1</text:p>
          </table:table-cell>
          <table:table-cell table:formula="of:=MEDIAN([.$B505])" office:value-type="float" office:value="300" calcext:value-type="float">
            <text:p>300</text:p>
          </table:table-cell>
          <table:table-cell table:formula="of:=MEDIAN([.$C505])" office:value-type="float" office:value="1" calcext:value-type="float">
            <text:p>1</text:p>
          </table:table-cell>
          <table:table-cell table:formula="of:=MAX([.$B505])" office:value-type="float" office:value="300" calcext:value-type="float">
            <text:p>300</text:p>
          </table:table-cell>
          <table:table-cell table:formula="of:=MAX([.$C50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7/training_po_full_v7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6])" office:value-type="float" office:value="300" calcext:value-type="float">
            <text:p>300</text:p>
          </table:table-cell>
          <table:table-cell table:formula="of:=MIN([.$C506])" office:value-type="float" office:value="1" calcext:value-type="float">
            <text:p>1</text:p>
          </table:table-cell>
          <table:table-cell table:formula="of:=MEDIAN([.$B506])" office:value-type="float" office:value="300" calcext:value-type="float">
            <text:p>300</text:p>
          </table:table-cell>
          <table:table-cell table:formula="of:=MEDIAN([.$C506])" office:value-type="float" office:value="1" calcext:value-type="float">
            <text:p>1</text:p>
          </table:table-cell>
          <table:table-cell table:formula="of:=MAX([.$B506])" office:value-type="float" office:value="300" calcext:value-type="float">
            <text:p>300</text:p>
          </table:table-cell>
          <table:table-cell table:formula="of:=MAX([.$C5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1/aso/training_set.lp</text:p>
          </table:table-cell>
          <table:table-cell office:value-type="float" office:value="40.097" calcext:value-type="float">
            <text:p>40.097</text:p>
          </table:table-cell>
          <table:table-cell office:value-type="float" office:value="0" calcext:value-type="float">
            <text:p>0</text:p>
          </table:table-cell>
          <table:table-cell table:formula="of:=MIN([.$B507])" office:value-type="float" office:value="40.097" calcext:value-type="float">
            <text:p>40.097</text:p>
          </table:table-cell>
          <table:table-cell table:formula="of:=MIN([.$C507])" office:value-type="float" office:value="0" calcext:value-type="float">
            <text:p>0</text:p>
          </table:table-cell>
          <table:table-cell table:formula="of:=MEDIAN([.$B507])" office:value-type="float" office:value="40.097" calcext:value-type="float">
            <text:p>40.097</text:p>
          </table:table-cell>
          <table:table-cell table:formula="of:=MEDIAN([.$C507])" office:value-type="float" office:value="0" calcext:value-type="float">
            <text:p>0</text:p>
          </table:table-cell>
          <table:table-cell table:formula="of:=MAX([.$B507])" office:value-type="float" office:value="40.097" calcext:value-type="float">
            <text:p>40.097</text:p>
          </table:table-cell>
          <table:table-cell table:formula="of:=MAX([.$C50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07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50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8])" office:value-type="float" office:value="300" calcext:value-type="float">
            <text:p>300</text:p>
          </table:table-cell>
          <table:table-cell table:formula="of:=MIN([.$C508])" office:value-type="float" office:value="1" calcext:value-type="float">
            <text:p>1</text:p>
          </table:table-cell>
          <table:table-cell table:formula="of:=MEDIAN([.$B508])" office:value-type="float" office:value="300" calcext:value-type="float">
            <text:p>300</text:p>
          </table:table-cell>
          <table:table-cell table:formula="of:=MEDIAN([.$C508])" office:value-type="float" office:value="1" calcext:value-type="float">
            <text:p>1</text:p>
          </table:table-cell>
          <table:table-cell table:formula="of:=MAX([.$B508])" office:value-type="float" office:value="300" calcext:value-type="float">
            <text:p>300</text:p>
          </table:table-cell>
          <table:table-cell table:formula="of:=MAX([.$C50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0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9])" office:value-type="float" office:value="300" calcext:value-type="float">
            <text:p>300</text:p>
          </table:table-cell>
          <table:table-cell table:formula="of:=MIN([.$C509])" office:value-type="float" office:value="1" calcext:value-type="float">
            <text:p>1</text:p>
          </table:table-cell>
          <table:table-cell table:formula="of:=MEDIAN([.$B509])" office:value-type="float" office:value="300" calcext:value-type="float">
            <text:p>300</text:p>
          </table:table-cell>
          <table:table-cell table:formula="of:=MEDIAN([.$C509])" office:value-type="float" office:value="1" calcext:value-type="float">
            <text:p>1</text:p>
          </table:table-cell>
          <table:table-cell table:formula="of:=MAX([.$B509])" office:value-type="float" office:value="300" calcext:value-type="float">
            <text:p>300</text:p>
          </table:table-cell>
          <table:table-cell table:formula="of:=MAX([.$C5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0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50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15/aso/training_set.lp</text:p>
          </table:table-cell>
          <table:table-cell office:value-type="float" office:value="46.5305" calcext:value-type="float">
            <text:p>46.5305</text:p>
          </table:table-cell>
          <table:table-cell office:value-type="float" office:value="0" calcext:value-type="float">
            <text:p>0</text:p>
          </table:table-cell>
          <table:table-cell table:formula="of:=MIN([.$B510])" office:value-type="float" office:value="46.5305" calcext:value-type="float">
            <text:p>46.5305</text:p>
          </table:table-cell>
          <table:table-cell table:formula="of:=MIN([.$C510])" office:value-type="float" office:value="0" calcext:value-type="float">
            <text:p>0</text:p>
          </table:table-cell>
          <table:table-cell table:formula="of:=MEDIAN([.$B510])" office:value-type="float" office:value="46.5305" calcext:value-type="float">
            <text:p>46.5305</text:p>
          </table:table-cell>
          <table:table-cell table:formula="of:=MEDIAN([.$C510])" office:value-type="float" office:value="0" calcext:value-type="float">
            <text:p>0</text:p>
          </table:table-cell>
          <table:table-cell table:formula="of:=MAX([.$B510])" office:value-type="float" office:value="46.5305" calcext:value-type="float">
            <text:p>46.5305</text:p>
          </table:table-cell>
          <table:table-cell table:formula="of:=MAX([.$C51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1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1])" office:value-type="float" office:value="300" calcext:value-type="float">
            <text:p>300</text:p>
          </table:table-cell>
          <table:table-cell table:formula="of:=MIN([.$C511])" office:value-type="float" office:value="1" calcext:value-type="float">
            <text:p>1</text:p>
          </table:table-cell>
          <table:table-cell table:formula="of:=MEDIAN([.$B511])" office:value-type="float" office:value="300" calcext:value-type="float">
            <text:p>300</text:p>
          </table:table-cell>
          <table:table-cell table:formula="of:=MEDIAN([.$C511])" office:value-type="float" office:value="1" calcext:value-type="float">
            <text:p>1</text:p>
          </table:table-cell>
          <table:table-cell table:formula="of:=MAX([.$B511])" office:value-type="float" office:value="300" calcext:value-type="float">
            <text:p>300</text:p>
          </table:table-cell>
          <table:table-cell table:formula="of:=MAX([.$C5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2])" office:value-type="float" office:value="300" calcext:value-type="float">
            <text:p>300</text:p>
          </table:table-cell>
          <table:table-cell table:formula="of:=MIN([.$C512])" office:value-type="float" office:value="1" calcext:value-type="float">
            <text:p>1</text:p>
          </table:table-cell>
          <table:table-cell table:formula="of:=MEDIAN([.$B512])" office:value-type="float" office:value="300" calcext:value-type="float">
            <text:p>300</text:p>
          </table:table-cell>
          <table:table-cell table:formula="of:=MEDIAN([.$C512])" office:value-type="float" office:value="1" calcext:value-type="float">
            <text:p>1</text:p>
          </table:table-cell>
          <table:table-cell table:formula="of:=MAX([.$B512])" office:value-type="float" office:value="300" calcext:value-type="float">
            <text:p>300</text:p>
          </table:table-cell>
          <table:table-cell table:formula="of:=MAX([.$C51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7/aso/training_set.lp</text:p>
          </table:table-cell>
          <table:table-cell office:value-type="float" office:value="46.0805" calcext:value-type="float">
            <text:p>46.0805</text:p>
          </table:table-cell>
          <table:table-cell office:value-type="float" office:value="0" calcext:value-type="float">
            <text:p>0</text:p>
          </table:table-cell>
          <table:table-cell table:formula="of:=MIN([.$B513])" office:value-type="float" office:value="46.0805" calcext:value-type="float">
            <text:p>46.0805</text:p>
          </table:table-cell>
          <table:table-cell table:formula="of:=MIN([.$C513])" office:value-type="float" office:value="0" calcext:value-type="float">
            <text:p>0</text:p>
          </table:table-cell>
          <table:table-cell table:formula="of:=MEDIAN([.$B513])" office:value-type="float" office:value="46.0805" calcext:value-type="float">
            <text:p>46.0805</text:p>
          </table:table-cell>
          <table:table-cell table:formula="of:=MEDIAN([.$C513])" office:value-type="float" office:value="0" calcext:value-type="float">
            <text:p>0</text:p>
          </table:table-cell>
          <table:table-cell table:formula="of:=MAX([.$B513])" office:value-type="float" office:value="46.0805" calcext:value-type="float">
            <text:p>46.0805</text:p>
          </table:table-cell>
          <table:table-cell table:formula="of:=MAX([.$C51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1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4])" office:value-type="float" office:value="300" calcext:value-type="float">
            <text:p>300</text:p>
          </table:table-cell>
          <table:table-cell table:formula="of:=MIN([.$C514])" office:value-type="float" office:value="1" calcext:value-type="float">
            <text:p>1</text:p>
          </table:table-cell>
          <table:table-cell table:formula="of:=MEDIAN([.$B514])" office:value-type="float" office:value="300" calcext:value-type="float">
            <text:p>300</text:p>
          </table:table-cell>
          <table:table-cell table:formula="of:=MEDIAN([.$C514])" office:value-type="float" office:value="1" calcext:value-type="float">
            <text:p>1</text:p>
          </table:table-cell>
          <table:table-cell table:formula="of:=MAX([.$B514])" office:value-type="float" office:value="300" calcext:value-type="float">
            <text:p>300</text:p>
          </table:table-cell>
          <table:table-cell table:formula="of:=MAX([.$C5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1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5])" office:value-type="float" office:value="300" calcext:value-type="float">
            <text:p>300</text:p>
          </table:table-cell>
          <table:table-cell table:formula="of:=MIN([.$C515])" office:value-type="float" office:value="1" calcext:value-type="float">
            <text:p>1</text:p>
          </table:table-cell>
          <table:table-cell table:formula="of:=MEDIAN([.$B515])" office:value-type="float" office:value="300" calcext:value-type="float">
            <text:p>300</text:p>
          </table:table-cell>
          <table:table-cell table:formula="of:=MEDIAN([.$C515])" office:value-type="float" office:value="1" calcext:value-type="float">
            <text:p>1</text:p>
          </table:table-cell>
          <table:table-cell table:formula="of:=MAX([.$B515])" office:value-type="float" office:value="300" calcext:value-type="float">
            <text:p>300</text:p>
          </table:table-cell>
          <table:table-cell table:formula="of:=MAX([.$C51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15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51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19/aso/training_set.lp</text:p>
          </table:table-cell>
          <table:table-cell office:value-type="float" office:value="40.7981" calcext:value-type="float">
            <text:p>40.7981</text:p>
          </table:table-cell>
          <table:table-cell office:value-type="float" office:value="0" calcext:value-type="float">
            <text:p>0</text:p>
          </table:table-cell>
          <table:table-cell table:formula="of:=MIN([.$B516])" office:value-type="float" office:value="40.7981" calcext:value-type="float">
            <text:p>40.7981</text:p>
          </table:table-cell>
          <table:table-cell table:formula="of:=MIN([.$C516])" office:value-type="float" office:value="0" calcext:value-type="float">
            <text:p>0</text:p>
          </table:table-cell>
          <table:table-cell table:formula="of:=MEDIAN([.$B516])" office:value-type="float" office:value="40.7981" calcext:value-type="float">
            <text:p>40.7981</text:p>
          </table:table-cell>
          <table:table-cell table:formula="of:=MEDIAN([.$C516])" office:value-type="float" office:value="0" calcext:value-type="float">
            <text:p>0</text:p>
          </table:table-cell>
          <table:table-cell table:formula="of:=MAX([.$B516])" office:value-type="float" office:value="40.7981" calcext:value-type="float">
            <text:p>40.7981</text:p>
          </table:table-cell>
          <table:table-cell table:formula="of:=MAX([.$C5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1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7])" office:value-type="float" office:value="300" calcext:value-type="float">
            <text:p>300</text:p>
          </table:table-cell>
          <table:table-cell table:formula="of:=MIN([.$C517])" office:value-type="float" office:value="1" calcext:value-type="float">
            <text:p>1</text:p>
          </table:table-cell>
          <table:table-cell table:formula="of:=MEDIAN([.$B517])" office:value-type="float" office:value="300" calcext:value-type="float">
            <text:p>300</text:p>
          </table:table-cell>
          <table:table-cell table:formula="of:=MEDIAN([.$C517])" office:value-type="float" office:value="1" calcext:value-type="float">
            <text:p>1</text:p>
          </table:table-cell>
          <table:table-cell table:formula="of:=MAX([.$B517])" office:value-type="float" office:value="300" calcext:value-type="float">
            <text:p>300</text:p>
          </table:table-cell>
          <table:table-cell table:formula="of:=MAX([.$C5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1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8])" office:value-type="float" office:value="300" calcext:value-type="float">
            <text:p>300</text:p>
          </table:table-cell>
          <table:table-cell table:formula="of:=MIN([.$C518])" office:value-type="float" office:value="1" calcext:value-type="float">
            <text:p>1</text:p>
          </table:table-cell>
          <table:table-cell table:formula="of:=MEDIAN([.$B518])" office:value-type="float" office:value="300" calcext:value-type="float">
            <text:p>300</text:p>
          </table:table-cell>
          <table:table-cell table:formula="of:=MEDIAN([.$C518])" office:value-type="float" office:value="1" calcext:value-type="float">
            <text:p>1</text:p>
          </table:table-cell>
          <table:table-cell table:formula="of:=MAX([.$B518])" office:value-type="float" office:value="300" calcext:value-type="float">
            <text:p>300</text:p>
          </table:table-cell>
          <table:table-cell table:formula="of:=MAX([.$C5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1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1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1/aso/training_set.lp</text:p>
          </table:table-cell>
          <table:table-cell office:value-type="float" office:value="39.9557" calcext:value-type="float">
            <text:p>39.9557</text:p>
          </table:table-cell>
          <table:table-cell office:value-type="float" office:value="0" calcext:value-type="float">
            <text:p>0</text:p>
          </table:table-cell>
          <table:table-cell table:formula="of:=MIN([.$B519])" office:value-type="float" office:value="39.9557" calcext:value-type="float">
            <text:p>39.9557</text:p>
          </table:table-cell>
          <table:table-cell table:formula="of:=MIN([.$C519])" office:value-type="float" office:value="0" calcext:value-type="float">
            <text:p>0</text:p>
          </table:table-cell>
          <table:table-cell table:formula="of:=MEDIAN([.$B519])" office:value-type="float" office:value="39.9557" calcext:value-type="float">
            <text:p>39.9557</text:p>
          </table:table-cell>
          <table:table-cell table:formula="of:=MEDIAN([.$C519])" office:value-type="float" office:value="0" calcext:value-type="float">
            <text:p>0</text:p>
          </table:table-cell>
          <table:table-cell table:formula="of:=MAX([.$B519])" office:value-type="float" office:value="39.9557" calcext:value-type="float">
            <text:p>39.9557</text:p>
          </table:table-cell>
          <table:table-cell table:formula="of:=MAX([.$C51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1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0])" office:value-type="float" office:value="300" calcext:value-type="float">
            <text:p>300</text:p>
          </table:table-cell>
          <table:table-cell table:formula="of:=MIN([.$C520])" office:value-type="float" office:value="1" calcext:value-type="float">
            <text:p>1</text:p>
          </table:table-cell>
          <table:table-cell table:formula="of:=MEDIAN([.$B520])" office:value-type="float" office:value="300" calcext:value-type="float">
            <text:p>300</text:p>
          </table:table-cell>
          <table:table-cell table:formula="of:=MEDIAN([.$C520])" office:value-type="float" office:value="1" calcext:value-type="float">
            <text:p>1</text:p>
          </table:table-cell>
          <table:table-cell table:formula="of:=MAX([.$B520])" office:value-type="float" office:value="300" calcext:value-type="float">
            <text:p>300</text:p>
          </table:table-cell>
          <table:table-cell table:formula="of:=MAX([.$C52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20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52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1])" office:value-type="float" office:value="300" calcext:value-type="float">
            <text:p>300</text:p>
          </table:table-cell>
          <table:table-cell table:formula="of:=MIN([.$C521])" office:value-type="float" office:value="1" calcext:value-type="float">
            <text:p>1</text:p>
          </table:table-cell>
          <table:table-cell table:formula="of:=MEDIAN([.$B521])" office:value-type="float" office:value="300" calcext:value-type="float">
            <text:p>300</text:p>
          </table:table-cell>
          <table:table-cell table:formula="of:=MEDIAN([.$C521])" office:value-type="float" office:value="1" calcext:value-type="float">
            <text:p>1</text:p>
          </table:table-cell>
          <table:table-cell table:formula="of:=MAX([.$B521])" office:value-type="float" office:value="300" calcext:value-type="float">
            <text:p>300</text:p>
          </table:table-cell>
          <table:table-cell table:formula="of:=MAX([.$C52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21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52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23/aso/training_set.lp</text:p>
          </table:table-cell>
          <table:table-cell office:value-type="float" office:value="43.5486" calcext:value-type="float">
            <text:p>43.5486</text:p>
          </table:table-cell>
          <table:table-cell office:value-type="float" office:value="0" calcext:value-type="float">
            <text:p>0</text:p>
          </table:table-cell>
          <table:table-cell table:formula="of:=MIN([.$B522])" office:value-type="float" office:value="43.5486" calcext:value-type="float">
            <text:p>43.5486</text:p>
          </table:table-cell>
          <table:table-cell table:formula="of:=MIN([.$C522])" office:value-type="float" office:value="0" calcext:value-type="float">
            <text:p>0</text:p>
          </table:table-cell>
          <table:table-cell table:formula="of:=MEDIAN([.$B522])" office:value-type="float" office:value="43.5486" calcext:value-type="float">
            <text:p>43.5486</text:p>
          </table:table-cell>
          <table:table-cell table:formula="of:=MEDIAN([.$C522])" office:value-type="float" office:value="0" calcext:value-type="float">
            <text:p>0</text:p>
          </table:table-cell>
          <table:table-cell table:formula="of:=MAX([.$B522])" office:value-type="float" office:value="43.5486" calcext:value-type="float">
            <text:p>43.5486</text:p>
          </table:table-cell>
          <table:table-cell table:formula="of:=MAX([.$C52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2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3])" office:value-type="float" office:value="300" calcext:value-type="float">
            <text:p>300</text:p>
          </table:table-cell>
          <table:table-cell table:formula="of:=MIN([.$C523])" office:value-type="float" office:value="1" calcext:value-type="float">
            <text:p>1</text:p>
          </table:table-cell>
          <table:table-cell table:formula="of:=MEDIAN([.$B523])" office:value-type="float" office:value="300" calcext:value-type="float">
            <text:p>300</text:p>
          </table:table-cell>
          <table:table-cell table:formula="of:=MEDIAN([.$C523])" office:value-type="float" office:value="1" calcext:value-type="float">
            <text:p>1</text:p>
          </table:table-cell>
          <table:table-cell table:formula="of:=MAX([.$B523])" office:value-type="float" office:value="300" calcext:value-type="float">
            <text:p>300</text:p>
          </table:table-cell>
          <table:table-cell table:formula="of:=MAX([.$C5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4])" office:value-type="float" office:value="300" calcext:value-type="float">
            <text:p>300</text:p>
          </table:table-cell>
          <table:table-cell table:formula="of:=MIN([.$C524])" office:value-type="float" office:value="1" calcext:value-type="float">
            <text:p>1</text:p>
          </table:table-cell>
          <table:table-cell table:formula="of:=MEDIAN([.$B524])" office:value-type="float" office:value="300" calcext:value-type="float">
            <text:p>300</text:p>
          </table:table-cell>
          <table:table-cell table:formula="of:=MEDIAN([.$C524])" office:value-type="float" office:value="1" calcext:value-type="float">
            <text:p>1</text:p>
          </table:table-cell>
          <table:table-cell table:formula="of:=MAX([.$B524])" office:value-type="float" office:value="300" calcext:value-type="float">
            <text:p>300</text:p>
          </table:table-cell>
          <table:table-cell table:formula="of:=MAX([.$C5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6/aso/training_set.lp</text:p>
          </table:table-cell>
          <table:table-cell office:value-type="float" office:value="46.1663" calcext:value-type="float">
            <text:p>46.1663</text:p>
          </table:table-cell>
          <table:table-cell office:value-type="float" office:value="0" calcext:value-type="float">
            <text:p>0</text:p>
          </table:table-cell>
          <table:table-cell table:formula="of:=MIN([.$B525])" office:value-type="float" office:value="46.1663" calcext:value-type="float">
            <text:p>46.1663</text:p>
          </table:table-cell>
          <table:table-cell table:formula="of:=MIN([.$C525])" office:value-type="float" office:value="0" calcext:value-type="float">
            <text:p>0</text:p>
          </table:table-cell>
          <table:table-cell table:formula="of:=MEDIAN([.$B525])" office:value-type="float" office:value="46.1663" calcext:value-type="float">
            <text:p>46.1663</text:p>
          </table:table-cell>
          <table:table-cell table:formula="of:=MEDIAN([.$C525])" office:value-type="float" office:value="0" calcext:value-type="float">
            <text:p>0</text:p>
          </table:table-cell>
          <table:table-cell table:formula="of:=MAX([.$B525])" office:value-type="float" office:value="46.1663" calcext:value-type="float">
            <text:p>46.1663</text:p>
          </table:table-cell>
          <table:table-cell table:formula="of:=MAX([.$C5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2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6])" office:value-type="float" office:value="300" calcext:value-type="float">
            <text:p>300</text:p>
          </table:table-cell>
          <table:table-cell table:formula="of:=MIN([.$C526])" office:value-type="float" office:value="1" calcext:value-type="float">
            <text:p>1</text:p>
          </table:table-cell>
          <table:table-cell table:formula="of:=MEDIAN([.$B526])" office:value-type="float" office:value="300" calcext:value-type="float">
            <text:p>300</text:p>
          </table:table-cell>
          <table:table-cell table:formula="of:=MEDIAN([.$C526])" office:value-type="float" office:value="1" calcext:value-type="float">
            <text:p>1</text:p>
          </table:table-cell>
          <table:table-cell table:formula="of:=MAX([.$B526])" office:value-type="float" office:value="300" calcext:value-type="float">
            <text:p>300</text:p>
          </table:table-cell>
          <table:table-cell table:formula="of:=MAX([.$C5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2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2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7])" office:value-type="float" office:value="300" calcext:value-type="float">
            <text:p>300</text:p>
          </table:table-cell>
          <table:table-cell table:formula="of:=MIN([.$C527])" office:value-type="float" office:value="1" calcext:value-type="float">
            <text:p>1</text:p>
          </table:table-cell>
          <table:table-cell table:formula="of:=MEDIAN([.$B527])" office:value-type="float" office:value="300" calcext:value-type="float">
            <text:p>300</text:p>
          </table:table-cell>
          <table:table-cell table:formula="of:=MEDIAN([.$C527])" office:value-type="float" office:value="1" calcext:value-type="float">
            <text:p>1</text:p>
          </table:table-cell>
          <table:table-cell table:formula="of:=MAX([.$B527])" office:value-type="float" office:value="300" calcext:value-type="float">
            <text:p>300</text:p>
          </table:table-cell>
          <table:table-cell table:formula="of:=MAX([.$C52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27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2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3/aso/training_set.lp</text:p>
          </table:table-cell>
          <table:table-cell office:value-type="float" office:value="43.2152" calcext:value-type="float">
            <text:p>43.2152</text:p>
          </table:table-cell>
          <table:table-cell office:value-type="float" office:value="0" calcext:value-type="float">
            <text:p>0</text:p>
          </table:table-cell>
          <table:table-cell table:formula="of:=MIN([.$B528])" office:value-type="float" office:value="43.2152" calcext:value-type="float">
            <text:p>43.2152</text:p>
          </table:table-cell>
          <table:table-cell table:formula="of:=MIN([.$C528])" office:value-type="float" office:value="0" calcext:value-type="float">
            <text:p>0</text:p>
          </table:table-cell>
          <table:table-cell table:formula="of:=MEDIAN([.$B528])" office:value-type="float" office:value="43.2152" calcext:value-type="float">
            <text:p>43.2152</text:p>
          </table:table-cell>
          <table:table-cell table:formula="of:=MEDIAN([.$C528])" office:value-type="float" office:value="0" calcext:value-type="float">
            <text:p>0</text:p>
          </table:table-cell>
          <table:table-cell table:formula="of:=MAX([.$B528])" office:value-type="float" office:value="43.2152" calcext:value-type="float">
            <text:p>43.2152</text:p>
          </table:table-cell>
          <table:table-cell table:formula="of:=MAX([.$C52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2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9])" office:value-type="float" office:value="300" calcext:value-type="float">
            <text:p>300</text:p>
          </table:table-cell>
          <table:table-cell table:formula="of:=MIN([.$C529])" office:value-type="float" office:value="1" calcext:value-type="float">
            <text:p>1</text:p>
          </table:table-cell>
          <table:table-cell table:formula="of:=MEDIAN([.$B529])" office:value-type="float" office:value="300" calcext:value-type="float">
            <text:p>300</text:p>
          </table:table-cell>
          <table:table-cell table:formula="of:=MEDIAN([.$C529])" office:value-type="float" office:value="1" calcext:value-type="float">
            <text:p>1</text:p>
          </table:table-cell>
          <table:table-cell table:formula="of:=MAX([.$B529])" office:value-type="float" office:value="300" calcext:value-type="float">
            <text:p>300</text:p>
          </table:table-cell>
          <table:table-cell table:formula="of:=MAX([.$C5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2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0])" office:value-type="float" office:value="300" calcext:value-type="float">
            <text:p>300</text:p>
          </table:table-cell>
          <table:table-cell table:formula="of:=MIN([.$C530])" office:value-type="float" office:value="1" calcext:value-type="float">
            <text:p>1</text:p>
          </table:table-cell>
          <table:table-cell table:formula="of:=MEDIAN([.$B530])" office:value-type="float" office:value="300" calcext:value-type="float">
            <text:p>300</text:p>
          </table:table-cell>
          <table:table-cell table:formula="of:=MEDIAN([.$C530])" office:value-type="float" office:value="1" calcext:value-type="float">
            <text:p>1</text:p>
          </table:table-cell>
          <table:table-cell table:formula="of:=MAX([.$B530])" office:value-type="float" office:value="300" calcext:value-type="float">
            <text:p>300</text:p>
          </table:table-cell>
          <table:table-cell table:formula="of:=MAX([.$C5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30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8-[.L530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8/training_po_full_v8/user32/aso/training_set.lp</text:p>
          </table:table-cell>
          <table:table-cell office:value-type="float" office:value="46.4907" calcext:value-type="float">
            <text:p>46.4907</text:p>
          </table:table-cell>
          <table:table-cell office:value-type="float" office:value="0" calcext:value-type="float">
            <text:p>0</text:p>
          </table:table-cell>
          <table:table-cell table:formula="of:=MIN([.$B531])" office:value-type="float" office:value="46.4907" calcext:value-type="float">
            <text:p>46.4907</text:p>
          </table:table-cell>
          <table:table-cell table:formula="of:=MIN([.$C531])" office:value-type="float" office:value="0" calcext:value-type="float">
            <text:p>0</text:p>
          </table:table-cell>
          <table:table-cell table:formula="of:=MEDIAN([.$B531])" office:value-type="float" office:value="46.4907" calcext:value-type="float">
            <text:p>46.4907</text:p>
          </table:table-cell>
          <table:table-cell table:formula="of:=MEDIAN([.$C531])" office:value-type="float" office:value="0" calcext:value-type="float">
            <text:p>0</text:p>
          </table:table-cell>
          <table:table-cell table:formula="of:=MAX([.$B531])" office:value-type="float" office:value="46.4907" calcext:value-type="float">
            <text:p>46.4907</text:p>
          </table:table-cell>
          <table:table-cell table:formula="of:=MAX([.$C53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3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2])" office:value-type="float" office:value="300" calcext:value-type="float">
            <text:p>300</text:p>
          </table:table-cell>
          <table:table-cell table:formula="of:=MIN([.$C532])" office:value-type="float" office:value="1" calcext:value-type="float">
            <text:p>1</text:p>
          </table:table-cell>
          <table:table-cell table:formula="of:=MEDIAN([.$B532])" office:value-type="float" office:value="300" calcext:value-type="float">
            <text:p>300</text:p>
          </table:table-cell>
          <table:table-cell table:formula="of:=MEDIAN([.$C532])" office:value-type="float" office:value="1" calcext:value-type="float">
            <text:p>1</text:p>
          </table:table-cell>
          <table:table-cell table:formula="of:=MAX([.$B532])" office:value-type="float" office:value="300" calcext:value-type="float">
            <text:p>300</text:p>
          </table:table-cell>
          <table:table-cell table:formula="of:=MAX([.$C5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3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3])" office:value-type="float" office:value="300" calcext:value-type="float">
            <text:p>300</text:p>
          </table:table-cell>
          <table:table-cell table:formula="of:=MIN([.$C533])" office:value-type="float" office:value="1" calcext:value-type="float">
            <text:p>1</text:p>
          </table:table-cell>
          <table:table-cell table:formula="of:=MEDIAN([.$B533])" office:value-type="float" office:value="300" calcext:value-type="float">
            <text:p>300</text:p>
          </table:table-cell>
          <table:table-cell table:formula="of:=MEDIAN([.$C533])" office:value-type="float" office:value="1" calcext:value-type="float">
            <text:p>1</text:p>
          </table:table-cell>
          <table:table-cell table:formula="of:=MAX([.$B533])" office:value-type="float" office:value="300" calcext:value-type="float">
            <text:p>300</text:p>
          </table:table-cell>
          <table:table-cell table:formula="of:=MAX([.$C5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3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53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38/aso/training_set.lp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 table:formula="of:=MIN([.$B534])" office:value-type="float" office:value="46.25" calcext:value-type="float">
            <text:p>46.25</text:p>
          </table:table-cell>
          <table:table-cell table:formula="of:=MIN([.$C534])" office:value-type="float" office:value="0" calcext:value-type="float">
            <text:p>0</text:p>
          </table:table-cell>
          <table:table-cell table:formula="of:=MEDIAN([.$B534])" office:value-type="float" office:value="46.25" calcext:value-type="float">
            <text:p>46.25</text:p>
          </table:table-cell>
          <table:table-cell table:formula="of:=MEDIAN([.$C534])" office:value-type="float" office:value="0" calcext:value-type="float">
            <text:p>0</text:p>
          </table:table-cell>
          <table:table-cell table:formula="of:=MAX([.$B534])" office:value-type="float" office:value="46.25" calcext:value-type="float">
            <text:p>46.25</text:p>
          </table:table-cell>
          <table:table-cell table:formula="of:=MAX([.$C5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3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5])" office:value-type="float" office:value="300" calcext:value-type="float">
            <text:p>300</text:p>
          </table:table-cell>
          <table:table-cell table:formula="of:=MIN([.$C535])" office:value-type="float" office:value="1" calcext:value-type="float">
            <text:p>1</text:p>
          </table:table-cell>
          <table:table-cell table:formula="of:=MEDIAN([.$B535])" office:value-type="float" office:value="300" calcext:value-type="float">
            <text:p>300</text:p>
          </table:table-cell>
          <table:table-cell table:formula="of:=MEDIAN([.$C535])" office:value-type="float" office:value="1" calcext:value-type="float">
            <text:p>1</text:p>
          </table:table-cell>
          <table:table-cell table:formula="of:=MAX([.$B535])" office:value-type="float" office:value="300" calcext:value-type="float">
            <text:p>300</text:p>
          </table:table-cell>
          <table:table-cell table:formula="of:=MAX([.$C53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3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3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6])" office:value-type="float" office:value="300" calcext:value-type="float">
            <text:p>300</text:p>
          </table:table-cell>
          <table:table-cell table:formula="of:=MIN([.$C536])" office:value-type="float" office:value="1" calcext:value-type="float">
            <text:p>1</text:p>
          </table:table-cell>
          <table:table-cell table:formula="of:=MEDIAN([.$B536])" office:value-type="float" office:value="300" calcext:value-type="float">
            <text:p>300</text:p>
          </table:table-cell>
          <table:table-cell table:formula="of:=MEDIAN([.$C536])" office:value-type="float" office:value="1" calcext:value-type="float">
            <text:p>1</text:p>
          </table:table-cell>
          <table:table-cell table:formula="of:=MAX([.$B536])" office:value-type="float" office:value="300" calcext:value-type="float">
            <text:p>300</text:p>
          </table:table-cell>
          <table:table-cell table:formula="of:=MAX([.$C5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3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9/aso/training_set.lp</text:p>
          </table:table-cell>
          <table:table-cell office:value-type="float" office:value="40.8963" calcext:value-type="float">
            <text:p>40.8963</text:p>
          </table:table-cell>
          <table:table-cell office:value-type="float" office:value="0" calcext:value-type="float">
            <text:p>0</text:p>
          </table:table-cell>
          <table:table-cell table:formula="of:=MIN([.$B537])" office:value-type="float" office:value="40.8963" calcext:value-type="float">
            <text:p>40.8963</text:p>
          </table:table-cell>
          <table:table-cell table:formula="of:=MIN([.$C537])" office:value-type="float" office:value="0" calcext:value-type="float">
            <text:p>0</text:p>
          </table:table-cell>
          <table:table-cell table:formula="of:=MEDIAN([.$B537])" office:value-type="float" office:value="40.8963" calcext:value-type="float">
            <text:p>40.8963</text:p>
          </table:table-cell>
          <table:table-cell table:formula="of:=MEDIAN([.$C537])" office:value-type="float" office:value="0" calcext:value-type="float">
            <text:p>0</text:p>
          </table:table-cell>
          <table:table-cell table:formula="of:=MAX([.$B537])" office:value-type="float" office:value="40.8963" calcext:value-type="float">
            <text:p>40.8963</text:p>
          </table:table-cell>
          <table:table-cell table:formula="of:=MAX([.$C5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3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3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8])" office:value-type="float" office:value="300" calcext:value-type="float">
            <text:p>300</text:p>
          </table:table-cell>
          <table:table-cell table:formula="of:=MIN([.$C538])" office:value-type="float" office:value="1" calcext:value-type="float">
            <text:p>1</text:p>
          </table:table-cell>
          <table:table-cell table:formula="of:=MEDIAN([.$B538])" office:value-type="float" office:value="300" calcext:value-type="float">
            <text:p>300</text:p>
          </table:table-cell>
          <table:table-cell table:formula="of:=MEDIAN([.$C538])" office:value-type="float" office:value="1" calcext:value-type="float">
            <text:p>1</text:p>
          </table:table-cell>
          <table:table-cell table:formula="of:=MAX([.$B538])" office:value-type="float" office:value="300" calcext:value-type="float">
            <text:p>300</text:p>
          </table:table-cell>
          <table:table-cell table:formula="of:=MAX([.$C5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3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3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9])" office:value-type="float" office:value="300" calcext:value-type="float">
            <text:p>300</text:p>
          </table:table-cell>
          <table:table-cell table:formula="of:=MIN([.$C539])" office:value-type="float" office:value="1" calcext:value-type="float">
            <text:p>1</text:p>
          </table:table-cell>
          <table:table-cell table:formula="of:=MEDIAN([.$B539])" office:value-type="float" office:value="300" calcext:value-type="float">
            <text:p>300</text:p>
          </table:table-cell>
          <table:table-cell table:formula="of:=MEDIAN([.$C539])" office:value-type="float" office:value="1" calcext:value-type="float">
            <text:p>1</text:p>
          </table:table-cell>
          <table:table-cell table:formula="of:=MAX([.$B539])" office:value-type="float" office:value="300" calcext:value-type="float">
            <text:p>300</text:p>
          </table:table-cell>
          <table:table-cell table:formula="of:=MAX([.$C53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39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3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/aso/training_set.lp</text:p>
          </table:table-cell>
          <table:table-cell office:value-type="float" office:value="47.5148" calcext:value-type="float">
            <text:p>47.5148</text:p>
          </table:table-cell>
          <table:table-cell office:value-type="float" office:value="0" calcext:value-type="float">
            <text:p>0</text:p>
          </table:table-cell>
          <table:table-cell table:formula="of:=MIN([.$B540])" office:value-type="float" office:value="47.5148" calcext:value-type="float">
            <text:p>47.5148</text:p>
          </table:table-cell>
          <table:table-cell table:formula="of:=MIN([.$C540])" office:value-type="float" office:value="0" calcext:value-type="float">
            <text:p>0</text:p>
          </table:table-cell>
          <table:table-cell table:formula="of:=MEDIAN([.$B540])" office:value-type="float" office:value="47.5148" calcext:value-type="float">
            <text:p>47.5148</text:p>
          </table:table-cell>
          <table:table-cell table:formula="of:=MEDIAN([.$C540])" office:value-type="float" office:value="0" calcext:value-type="float">
            <text:p>0</text:p>
          </table:table-cell>
          <table:table-cell table:formula="of:=MAX([.$B540])" office:value-type="float" office:value="47.5148" calcext:value-type="float">
            <text:p>47.5148</text:p>
          </table:table-cell>
          <table:table-cell table:formula="of:=MAX([.$C54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4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4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1])" office:value-type="float" office:value="300" calcext:value-type="float">
            <text:p>300</text:p>
          </table:table-cell>
          <table:table-cell table:formula="of:=MIN([.$C541])" office:value-type="float" office:value="1" calcext:value-type="float">
            <text:p>1</text:p>
          </table:table-cell>
          <table:table-cell table:formula="of:=MEDIAN([.$B541])" office:value-type="float" office:value="300" calcext:value-type="float">
            <text:p>300</text:p>
          </table:table-cell>
          <table:table-cell table:formula="of:=MEDIAN([.$C541])" office:value-type="float" office:value="1" calcext:value-type="float">
            <text:p>1</text:p>
          </table:table-cell>
          <table:table-cell table:formula="of:=MAX([.$B541])" office:value-type="float" office:value="300" calcext:value-type="float">
            <text:p>300</text:p>
          </table:table-cell>
          <table:table-cell table:formula="of:=MAX([.$C5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4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2])" office:value-type="float" office:value="300" calcext:value-type="float">
            <text:p>300</text:p>
          </table:table-cell>
          <table:table-cell table:formula="of:=MIN([.$C542])" office:value-type="float" office:value="1" calcext:value-type="float">
            <text:p>1</text:p>
          </table:table-cell>
          <table:table-cell table:formula="of:=MEDIAN([.$B542])" office:value-type="float" office:value="300" calcext:value-type="float">
            <text:p>300</text:p>
          </table:table-cell>
          <table:table-cell table:formula="of:=MEDIAN([.$C542])" office:value-type="float" office:value="1" calcext:value-type="float">
            <text:p>1</text:p>
          </table:table-cell>
          <table:table-cell table:formula="of:=MAX([.$B542])" office:value-type="float" office:value="300" calcext:value-type="float">
            <text:p>300</text:p>
          </table:table-cell>
          <table:table-cell table:formula="of:=MAX([.$C5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54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2/aso/training_set.lp</text:p>
          </table:table-cell>
          <table:table-cell office:value-type="float" office:value="43.4783" calcext:value-type="float">
            <text:p>43.4783</text:p>
          </table:table-cell>
          <table:table-cell office:value-type="float" office:value="0" calcext:value-type="float">
            <text:p>0</text:p>
          </table:table-cell>
          <table:table-cell table:formula="of:=MIN([.$B543])" office:value-type="float" office:value="43.4783" calcext:value-type="float">
            <text:p>43.4783</text:p>
          </table:table-cell>
          <table:table-cell table:formula="of:=MIN([.$C543])" office:value-type="float" office:value="0" calcext:value-type="float">
            <text:p>0</text:p>
          </table:table-cell>
          <table:table-cell table:formula="of:=MEDIAN([.$B543])" office:value-type="float" office:value="43.4783" calcext:value-type="float">
            <text:p>43.4783</text:p>
          </table:table-cell>
          <table:table-cell table:formula="of:=MEDIAN([.$C543])" office:value-type="float" office:value="0" calcext:value-type="float">
            <text:p>0</text:p>
          </table:table-cell>
          <table:table-cell table:formula="of:=MAX([.$B543])" office:value-type="float" office:value="43.4783" calcext:value-type="float">
            <text:p>43.4783</text:p>
          </table:table-cell>
          <table:table-cell table:formula="of:=MAX([.$C5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4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4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4])" office:value-type="float" office:value="300" calcext:value-type="float">
            <text:p>300</text:p>
          </table:table-cell>
          <table:table-cell table:formula="of:=MIN([.$C544])" office:value-type="float" office:value="1" calcext:value-type="float">
            <text:p>1</text:p>
          </table:table-cell>
          <table:table-cell table:formula="of:=MEDIAN([.$B544])" office:value-type="float" office:value="300" calcext:value-type="float">
            <text:p>300</text:p>
          </table:table-cell>
          <table:table-cell table:formula="of:=MEDIAN([.$C544])" office:value-type="float" office:value="1" calcext:value-type="float">
            <text:p>1</text:p>
          </table:table-cell>
          <table:table-cell table:formula="of:=MAX([.$B544])" office:value-type="float" office:value="300" calcext:value-type="float">
            <text:p>300</text:p>
          </table:table-cell>
          <table:table-cell table:formula="of:=MAX([.$C5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4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5])" office:value-type="float" office:value="300" calcext:value-type="float">
            <text:p>300</text:p>
          </table:table-cell>
          <table:table-cell table:formula="of:=MIN([.$C545])" office:value-type="float" office:value="1" calcext:value-type="float">
            <text:p>1</text:p>
          </table:table-cell>
          <table:table-cell table:formula="of:=MEDIAN([.$B545])" office:value-type="float" office:value="300" calcext:value-type="float">
            <text:p>300</text:p>
          </table:table-cell>
          <table:table-cell table:formula="of:=MEDIAN([.$C545])" office:value-type="float" office:value="1" calcext:value-type="float">
            <text:p>1</text:p>
          </table:table-cell>
          <table:table-cell table:formula="of:=MAX([.$B545])" office:value-type="float" office:value="300" calcext:value-type="float">
            <text:p>300</text:p>
          </table:table-cell>
          <table:table-cell table:formula="of:=MAX([.$C54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5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8-[.L545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3/aso/training_set.lp</text:p>
          </table:table-cell>
          <table:table-cell office:value-type="float" office:value="41.8937" calcext:value-type="float">
            <text:p>41.8937</text:p>
          </table:table-cell>
          <table:table-cell office:value-type="float" office:value="0" calcext:value-type="float">
            <text:p>0</text:p>
          </table:table-cell>
          <table:table-cell table:formula="of:=MIN([.$B546])" office:value-type="float" office:value="41.8937" calcext:value-type="float">
            <text:p>41.8937</text:p>
          </table:table-cell>
          <table:table-cell table:formula="of:=MIN([.$C546])" office:value-type="float" office:value="0" calcext:value-type="float">
            <text:p>0</text:p>
          </table:table-cell>
          <table:table-cell table:formula="of:=MEDIAN([.$B546])" office:value-type="float" office:value="41.8937" calcext:value-type="float">
            <text:p>41.8937</text:p>
          </table:table-cell>
          <table:table-cell table:formula="of:=MEDIAN([.$C546])" office:value-type="float" office:value="0" calcext:value-type="float">
            <text:p>0</text:p>
          </table:table-cell>
          <table:table-cell table:formula="of:=MAX([.$B546])" office:value-type="float" office:value="41.8937" calcext:value-type="float">
            <text:p>41.8937</text:p>
          </table:table-cell>
          <table:table-cell table:formula="of:=MAX([.$C54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4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7])" office:value-type="float" office:value="300" calcext:value-type="float">
            <text:p>300</text:p>
          </table:table-cell>
          <table:table-cell table:formula="of:=MIN([.$C547])" office:value-type="float" office:value="1" calcext:value-type="float">
            <text:p>1</text:p>
          </table:table-cell>
          <table:table-cell table:formula="of:=MEDIAN([.$B547])" office:value-type="float" office:value="300" calcext:value-type="float">
            <text:p>300</text:p>
          </table:table-cell>
          <table:table-cell table:formula="of:=MEDIAN([.$C547])" office:value-type="float" office:value="1" calcext:value-type="float">
            <text:p>1</text:p>
          </table:table-cell>
          <table:table-cell table:formula="of:=MAX([.$B547])" office:value-type="float" office:value="300" calcext:value-type="float">
            <text:p>300</text:p>
          </table:table-cell>
          <table:table-cell table:formula="of:=MAX([.$C5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4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8])" office:value-type="float" office:value="300" calcext:value-type="float">
            <text:p>300</text:p>
          </table:table-cell>
          <table:table-cell table:formula="of:=MIN([.$C548])" office:value-type="float" office:value="1" calcext:value-type="float">
            <text:p>1</text:p>
          </table:table-cell>
          <table:table-cell table:formula="of:=MEDIAN([.$B548])" office:value-type="float" office:value="300" calcext:value-type="float">
            <text:p>300</text:p>
          </table:table-cell>
          <table:table-cell table:formula="of:=MEDIAN([.$C548])" office:value-type="float" office:value="1" calcext:value-type="float">
            <text:p>1</text:p>
          </table:table-cell>
          <table:table-cell table:formula="of:=MAX([.$B548])" office:value-type="float" office:value="300" calcext:value-type="float">
            <text:p>300</text:p>
          </table:table-cell>
          <table:table-cell table:formula="of:=MAX([.$C5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4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4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4/aso/training_set.lp</text:p>
          </table:table-cell>
          <table:table-cell office:value-type="float" office:value="41.2379" calcext:value-type="float">
            <text:p>41.2379</text:p>
          </table:table-cell>
          <table:table-cell office:value-type="float" office:value="0" calcext:value-type="float">
            <text:p>0</text:p>
          </table:table-cell>
          <table:table-cell table:formula="of:=MIN([.$B549])" office:value-type="float" office:value="41.2379" calcext:value-type="float">
            <text:p>41.2379</text:p>
          </table:table-cell>
          <table:table-cell table:formula="of:=MIN([.$C549])" office:value-type="float" office:value="0" calcext:value-type="float">
            <text:p>0</text:p>
          </table:table-cell>
          <table:table-cell table:formula="of:=MEDIAN([.$B549])" office:value-type="float" office:value="41.2379" calcext:value-type="float">
            <text:p>41.2379</text:p>
          </table:table-cell>
          <table:table-cell table:formula="of:=MEDIAN([.$C549])" office:value-type="float" office:value="0" calcext:value-type="float">
            <text:p>0</text:p>
          </table:table-cell>
          <table:table-cell table:formula="of:=MAX([.$B549])" office:value-type="float" office:value="41.2379" calcext:value-type="float">
            <text:p>41.2379</text:p>
          </table:table-cell>
          <table:table-cell table:formula="of:=MAX([.$C54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4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4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0])" office:value-type="float" office:value="300" calcext:value-type="float">
            <text:p>300</text:p>
          </table:table-cell>
          <table:table-cell table:formula="of:=MIN([.$C550])" office:value-type="float" office:value="1" calcext:value-type="float">
            <text:p>1</text:p>
          </table:table-cell>
          <table:table-cell table:formula="of:=MEDIAN([.$B550])" office:value-type="float" office:value="300" calcext:value-type="float">
            <text:p>300</text:p>
          </table:table-cell>
          <table:table-cell table:formula="of:=MEDIAN([.$C550])" office:value-type="float" office:value="1" calcext:value-type="float">
            <text:p>1</text:p>
          </table:table-cell>
          <table:table-cell table:formula="of:=MAX([.$B550])" office:value-type="float" office:value="300" calcext:value-type="float">
            <text:p>300</text:p>
          </table:table-cell>
          <table:table-cell table:formula="of:=MAX([.$C5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5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1])" office:value-type="float" office:value="300" calcext:value-type="float">
            <text:p>300</text:p>
          </table:table-cell>
          <table:table-cell table:formula="of:=MIN([.$C551])" office:value-type="float" office:value="1" calcext:value-type="float">
            <text:p>1</text:p>
          </table:table-cell>
          <table:table-cell table:formula="of:=MEDIAN([.$B551])" office:value-type="float" office:value="300" calcext:value-type="float">
            <text:p>300</text:p>
          </table:table-cell>
          <table:table-cell table:formula="of:=MEDIAN([.$C551])" office:value-type="float" office:value="1" calcext:value-type="float">
            <text:p>1</text:p>
          </table:table-cell>
          <table:table-cell table:formula="of:=MAX([.$B551])" office:value-type="float" office:value="300" calcext:value-type="float">
            <text:p>300</text:p>
          </table:table-cell>
          <table:table-cell table:formula="of:=MAX([.$C55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1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551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8/training_po_full_v8/user45/aso/training_set.lp</text:p>
          </table:table-cell>
          <table:table-cell office:value-type="float" office:value="46.4697" calcext:value-type="float">
            <text:p>46.4697</text:p>
          </table:table-cell>
          <table:table-cell office:value-type="float" office:value="0" calcext:value-type="float">
            <text:p>0</text:p>
          </table:table-cell>
          <table:table-cell table:formula="of:=MIN([.$B552])" office:value-type="float" office:value="46.4697" calcext:value-type="float">
            <text:p>46.4697</text:p>
          </table:table-cell>
          <table:table-cell table:formula="of:=MIN([.$C552])" office:value-type="float" office:value="0" calcext:value-type="float">
            <text:p>0</text:p>
          </table:table-cell>
          <table:table-cell table:formula="of:=MEDIAN([.$B552])" office:value-type="float" office:value="46.4697" calcext:value-type="float">
            <text:p>46.4697</text:p>
          </table:table-cell>
          <table:table-cell table:formula="of:=MEDIAN([.$C552])" office:value-type="float" office:value="0" calcext:value-type="float">
            <text:p>0</text:p>
          </table:table-cell>
          <table:table-cell table:formula="of:=MAX([.$B552])" office:value-type="float" office:value="46.4697" calcext:value-type="float">
            <text:p>46.4697</text:p>
          </table:table-cell>
          <table:table-cell table:formula="of:=MAX([.$C55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5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5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3])" office:value-type="float" office:value="300" calcext:value-type="float">
            <text:p>300</text:p>
          </table:table-cell>
          <table:table-cell table:formula="of:=MIN([.$C553])" office:value-type="float" office:value="1" calcext:value-type="float">
            <text:p>1</text:p>
          </table:table-cell>
          <table:table-cell table:formula="of:=MEDIAN([.$B553])" office:value-type="float" office:value="300" calcext:value-type="float">
            <text:p>300</text:p>
          </table:table-cell>
          <table:table-cell table:formula="of:=MEDIAN([.$C553])" office:value-type="float" office:value="1" calcext:value-type="float">
            <text:p>1</text:p>
          </table:table-cell>
          <table:table-cell table:formula="of:=MAX([.$B553])" office:value-type="float" office:value="300" calcext:value-type="float">
            <text:p>300</text:p>
          </table:table-cell>
          <table:table-cell table:formula="of:=MAX([.$C55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53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8-[.L553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4])" office:value-type="float" office:value="300" calcext:value-type="float">
            <text:p>300</text:p>
          </table:table-cell>
          <table:table-cell table:formula="of:=MIN([.$C554])" office:value-type="float" office:value="1" calcext:value-type="float">
            <text:p>1</text:p>
          </table:table-cell>
          <table:table-cell table:formula="of:=MEDIAN([.$B554])" office:value-type="float" office:value="300" calcext:value-type="float">
            <text:p>300</text:p>
          </table:table-cell>
          <table:table-cell table:formula="of:=MEDIAN([.$C554])" office:value-type="float" office:value="1" calcext:value-type="float">
            <text:p>1</text:p>
          </table:table-cell>
          <table:table-cell table:formula="of:=MAX([.$B554])" office:value-type="float" office:value="300" calcext:value-type="float">
            <text:p>300</text:p>
          </table:table-cell>
          <table:table-cell table:formula="of:=MAX([.$C5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55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51/aso/training_set.lp</text:p>
          </table:table-cell>
          <table:table-cell office:value-type="float" office:value="43.193" calcext:value-type="float">
            <text:p>43.193</text:p>
          </table:table-cell>
          <table:table-cell office:value-type="float" office:value="0" calcext:value-type="float">
            <text:p>0</text:p>
          </table:table-cell>
          <table:table-cell table:formula="of:=MIN([.$B555])" office:value-type="float" office:value="43.193" calcext:value-type="float">
            <text:p>43.193</text:p>
          </table:table-cell>
          <table:table-cell table:formula="of:=MIN([.$C555])" office:value-type="float" office:value="0" calcext:value-type="float">
            <text:p>0</text:p>
          </table:table-cell>
          <table:table-cell table:formula="of:=MEDIAN([.$B555])" office:value-type="float" office:value="43.193" calcext:value-type="float">
            <text:p>43.193</text:p>
          </table:table-cell>
          <table:table-cell table:formula="of:=MEDIAN([.$C555])" office:value-type="float" office:value="0" calcext:value-type="float">
            <text:p>0</text:p>
          </table:table-cell>
          <table:table-cell table:formula="of:=MAX([.$B555])" office:value-type="float" office:value="43.193" calcext:value-type="float">
            <text:p>43.193</text:p>
          </table:table-cell>
          <table:table-cell table:formula="of:=MAX([.$C55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5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5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6])" office:value-type="float" office:value="300" calcext:value-type="float">
            <text:p>300</text:p>
          </table:table-cell>
          <table:table-cell table:formula="of:=MIN([.$C556])" office:value-type="float" office:value="1" calcext:value-type="float">
            <text:p>1</text:p>
          </table:table-cell>
          <table:table-cell table:formula="of:=MEDIAN([.$B556])" office:value-type="float" office:value="300" calcext:value-type="float">
            <text:p>300</text:p>
          </table:table-cell>
          <table:table-cell table:formula="of:=MEDIAN([.$C556])" office:value-type="float" office:value="1" calcext:value-type="float">
            <text:p>1</text:p>
          </table:table-cell>
          <table:table-cell table:formula="of:=MAX([.$B556])" office:value-type="float" office:value="300" calcext:value-type="float">
            <text:p>300</text:p>
          </table:table-cell>
          <table:table-cell table:formula="of:=MAX([.$C55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5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5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7])" office:value-type="float" office:value="300" calcext:value-type="float">
            <text:p>300</text:p>
          </table:table-cell>
          <table:table-cell table:formula="of:=MIN([.$C557])" office:value-type="float" office:value="1" calcext:value-type="float">
            <text:p>1</text:p>
          </table:table-cell>
          <table:table-cell table:formula="of:=MEDIAN([.$B557])" office:value-type="float" office:value="300" calcext:value-type="float">
            <text:p>300</text:p>
          </table:table-cell>
          <table:table-cell table:formula="of:=MEDIAN([.$C557])" office:value-type="float" office:value="1" calcext:value-type="float">
            <text:p>1</text:p>
          </table:table-cell>
          <table:table-cell table:formula="of:=MAX([.$B557])" office:value-type="float" office:value="300" calcext:value-type="float">
            <text:p>300</text:p>
          </table:table-cell>
          <table:table-cell table:formula="of:=MAX([.$C5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55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8/training_po_full_v8/user52/aso/training_set.lp</text:p>
          </table:table-cell>
          <table:table-cell office:value-type="float" office:value="41.5173" calcext:value-type="float">
            <text:p>41.5173</text:p>
          </table:table-cell>
          <table:table-cell office:value-type="float" office:value="0" calcext:value-type="float">
            <text:p>0</text:p>
          </table:table-cell>
          <table:table-cell table:formula="of:=MIN([.$B558])" office:value-type="float" office:value="41.5173" calcext:value-type="float">
            <text:p>41.5173</text:p>
          </table:table-cell>
          <table:table-cell table:formula="of:=MIN([.$C558])" office:value-type="float" office:value="0" calcext:value-type="float">
            <text:p>0</text:p>
          </table:table-cell>
          <table:table-cell table:formula="of:=MEDIAN([.$B558])" office:value-type="float" office:value="41.5173" calcext:value-type="float">
            <text:p>41.5173</text:p>
          </table:table-cell>
          <table:table-cell table:formula="of:=MEDIAN([.$C558])" office:value-type="float" office:value="0" calcext:value-type="float">
            <text:p>0</text:p>
          </table:table-cell>
          <table:table-cell table:formula="of:=MAX([.$B558])" office:value-type="float" office:value="41.5173" calcext:value-type="float">
            <text:p>41.5173</text:p>
          </table:table-cell>
          <table:table-cell table:formula="of:=MAX([.$C55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55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5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9])" office:value-type="float" office:value="300" calcext:value-type="float">
            <text:p>300</text:p>
          </table:table-cell>
          <table:table-cell table:formula="of:=MIN([.$C559])" office:value-type="float" office:value="1" calcext:value-type="float">
            <text:p>1</text:p>
          </table:table-cell>
          <table:table-cell table:formula="of:=MEDIAN([.$B559])" office:value-type="float" office:value="300" calcext:value-type="float">
            <text:p>300</text:p>
          </table:table-cell>
          <table:table-cell table:formula="of:=MEDIAN([.$C559])" office:value-type="float" office:value="1" calcext:value-type="float">
            <text:p>1</text:p>
          </table:table-cell>
          <table:table-cell table:formula="of:=MAX([.$B559])" office:value-type="float" office:value="300" calcext:value-type="float">
            <text:p>300</text:p>
          </table:table-cell>
          <table:table-cell table:formula="of:=MAX([.$C5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5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0])" office:value-type="float" office:value="300" calcext:value-type="float">
            <text:p>300</text:p>
          </table:table-cell>
          <table:table-cell table:formula="of:=MIN([.$C560])" office:value-type="float" office:value="1" calcext:value-type="float">
            <text:p>1</text:p>
          </table:table-cell>
          <table:table-cell table:formula="of:=MEDIAN([.$B560])" office:value-type="float" office:value="300" calcext:value-type="float">
            <text:p>300</text:p>
          </table:table-cell>
          <table:table-cell table:formula="of:=MEDIAN([.$C560])" office:value-type="float" office:value="1" calcext:value-type="float">
            <text:p>1</text:p>
          </table:table-cell>
          <table:table-cell table:formula="of:=MAX([.$B560])" office:value-type="float" office:value="300" calcext:value-type="float">
            <text:p>300</text:p>
          </table:table-cell>
          <table:table-cell table:formula="of:=MAX([.$C5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3/aso/training_set.lp</text:p>
          </table:table-cell>
          <table:table-cell office:value-type="float" office:value="13.5482" calcext:value-type="float">
            <text:p>13.5482</text:p>
          </table:table-cell>
          <table:table-cell office:value-type="float" office:value="0" calcext:value-type="float">
            <text:p>0</text:p>
          </table:table-cell>
          <table:table-cell table:formula="of:=MIN([.$B561])" office:value-type="float" office:value="13.5482" calcext:value-type="float">
            <text:p>13.5482</text:p>
          </table:table-cell>
          <table:table-cell table:formula="of:=MIN([.$C561])" office:value-type="float" office:value="0" calcext:value-type="float">
            <text:p>0</text:p>
          </table:table-cell>
          <table:table-cell table:formula="of:=MEDIAN([.$B561])" office:value-type="float" office:value="13.5482" calcext:value-type="float">
            <text:p>13.5482</text:p>
          </table:table-cell>
          <table:table-cell table:formula="of:=MEDIAN([.$C561])" office:value-type="float" office:value="0" calcext:value-type="float">
            <text:p>0</text:p>
          </table:table-cell>
          <table:table-cell table:formula="of:=MAX([.$B561])" office:value-type="float" office:value="13.5482" calcext:value-type="float">
            <text:p>13.5482</text:p>
          </table:table-cell>
          <table:table-cell table:formula="of:=MAX([.$C56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6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6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2])" office:value-type="float" office:value="300" calcext:value-type="float">
            <text:p>300</text:p>
          </table:table-cell>
          <table:table-cell table:formula="of:=MIN([.$C562])" office:value-type="float" office:value="1" calcext:value-type="float">
            <text:p>1</text:p>
          </table:table-cell>
          <table:table-cell table:formula="of:=MEDIAN([.$B562])" office:value-type="float" office:value="300" calcext:value-type="float">
            <text:p>300</text:p>
          </table:table-cell>
          <table:table-cell table:formula="of:=MEDIAN([.$C562])" office:value-type="float" office:value="1" calcext:value-type="float">
            <text:p>1</text:p>
          </table:table-cell>
          <table:table-cell table:formula="of:=MAX([.$B562])" office:value-type="float" office:value="300" calcext:value-type="float">
            <text:p>300</text:p>
          </table:table-cell>
          <table:table-cell table:formula="of:=MAX([.$C5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6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6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3])" office:value-type="float" office:value="300" calcext:value-type="float">
            <text:p>300</text:p>
          </table:table-cell>
          <table:table-cell table:formula="of:=MIN([.$C563])" office:value-type="float" office:value="1" calcext:value-type="float">
            <text:p>1</text:p>
          </table:table-cell>
          <table:table-cell table:formula="of:=MEDIAN([.$B563])" office:value-type="float" office:value="300" calcext:value-type="float">
            <text:p>300</text:p>
          </table:table-cell>
          <table:table-cell table:formula="of:=MEDIAN([.$C563])" office:value-type="float" office:value="1" calcext:value-type="float">
            <text:p>1</text:p>
          </table:table-cell>
          <table:table-cell table:formula="of:=MAX([.$B563])" office:value-type="float" office:value="300" calcext:value-type="float">
            <text:p>300</text:p>
          </table:table-cell>
          <table:table-cell table:formula="of:=MAX([.$C56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6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56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5/aso/training_set.lp</text:p>
          </table:table-cell>
          <table:table-cell office:value-type="float" office:value="46.8653" calcext:value-type="float">
            <text:p>46.8653</text:p>
          </table:table-cell>
          <table:table-cell office:value-type="float" office:value="0" calcext:value-type="float">
            <text:p>0</text:p>
          </table:table-cell>
          <table:table-cell table:formula="of:=MIN([.$B564])" office:value-type="float" office:value="46.8653" calcext:value-type="float">
            <text:p>46.8653</text:p>
          </table:table-cell>
          <table:table-cell table:formula="of:=MIN([.$C564])" office:value-type="float" office:value="0" calcext:value-type="float">
            <text:p>0</text:p>
          </table:table-cell>
          <table:table-cell table:formula="of:=MEDIAN([.$B564])" office:value-type="float" office:value="46.8653" calcext:value-type="float">
            <text:p>46.8653</text:p>
          </table:table-cell>
          <table:table-cell table:formula="of:=MEDIAN([.$C564])" office:value-type="float" office:value="0" calcext:value-type="float">
            <text:p>0</text:p>
          </table:table-cell>
          <table:table-cell table:formula="of:=MAX([.$B564])" office:value-type="float" office:value="46.8653" calcext:value-type="float">
            <text:p>46.8653</text:p>
          </table:table-cell>
          <table:table-cell table:formula="of:=MAX([.$C56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6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5])" office:value-type="float" office:value="300" calcext:value-type="float">
            <text:p>300</text:p>
          </table:table-cell>
          <table:table-cell table:formula="of:=MIN([.$C565])" office:value-type="float" office:value="1" calcext:value-type="float">
            <text:p>1</text:p>
          </table:table-cell>
          <table:table-cell table:formula="of:=MEDIAN([.$B565])" office:value-type="float" office:value="300" calcext:value-type="float">
            <text:p>300</text:p>
          </table:table-cell>
          <table:table-cell table:formula="of:=MEDIAN([.$C565])" office:value-type="float" office:value="1" calcext:value-type="float">
            <text:p>1</text:p>
          </table:table-cell>
          <table:table-cell table:formula="of:=MAX([.$B565])" office:value-type="float" office:value="300" calcext:value-type="float">
            <text:p>300</text:p>
          </table:table-cell>
          <table:table-cell table:formula="of:=MAX([.$C56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6])" office:value-type="float" office:value="300" calcext:value-type="float">
            <text:p>300</text:p>
          </table:table-cell>
          <table:table-cell table:formula="of:=MIN([.$C566])" office:value-type="float" office:value="1" calcext:value-type="float">
            <text:p>1</text:p>
          </table:table-cell>
          <table:table-cell table:formula="of:=MEDIAN([.$B566])" office:value-type="float" office:value="300" calcext:value-type="float">
            <text:p>300</text:p>
          </table:table-cell>
          <table:table-cell table:formula="of:=MEDIAN([.$C566])" office:value-type="float" office:value="1" calcext:value-type="float">
            <text:p>1</text:p>
          </table:table-cell>
          <table:table-cell table:formula="of:=MAX([.$B566])" office:value-type="float" office:value="300" calcext:value-type="float">
            <text:p>300</text:p>
          </table:table-cell>
          <table:table-cell table:formula="of:=MAX([.$C56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6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7/aso/training_set.lp</text:p>
          </table:table-cell>
          <table:table-cell office:value-type="float" office:value="45.9695" calcext:value-type="float">
            <text:p>45.9695</text:p>
          </table:table-cell>
          <table:table-cell office:value-type="float" office:value="0" calcext:value-type="float">
            <text:p>0</text:p>
          </table:table-cell>
          <table:table-cell table:formula="of:=MIN([.$B567])" office:value-type="float" office:value="45.9695" calcext:value-type="float">
            <text:p>45.9695</text:p>
          </table:table-cell>
          <table:table-cell table:formula="of:=MIN([.$C567])" office:value-type="float" office:value="0" calcext:value-type="float">
            <text:p>0</text:p>
          </table:table-cell>
          <table:table-cell table:formula="of:=MEDIAN([.$B567])" office:value-type="float" office:value="45.9695" calcext:value-type="float">
            <text:p>45.9695</text:p>
          </table:table-cell>
          <table:table-cell table:formula="of:=MEDIAN([.$C567])" office:value-type="float" office:value="0" calcext:value-type="float">
            <text:p>0</text:p>
          </table:table-cell>
          <table:table-cell table:formula="of:=MAX([.$B567])" office:value-type="float" office:value="45.9695" calcext:value-type="float">
            <text:p>45.9695</text:p>
          </table:table-cell>
          <table:table-cell table:formula="of:=MAX([.$C5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6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8])" office:value-type="float" office:value="300" calcext:value-type="float">
            <text:p>300</text:p>
          </table:table-cell>
          <table:table-cell table:formula="of:=MIN([.$C568])" office:value-type="float" office:value="1" calcext:value-type="float">
            <text:p>1</text:p>
          </table:table-cell>
          <table:table-cell table:formula="of:=MEDIAN([.$B568])" office:value-type="float" office:value="300" calcext:value-type="float">
            <text:p>300</text:p>
          </table:table-cell>
          <table:table-cell table:formula="of:=MEDIAN([.$C568])" office:value-type="float" office:value="1" calcext:value-type="float">
            <text:p>1</text:p>
          </table:table-cell>
          <table:table-cell table:formula="of:=MAX([.$B568])" office:value-type="float" office:value="300" calcext:value-type="float">
            <text:p>300</text:p>
          </table:table-cell>
          <table:table-cell table:formula="of:=MAX([.$C56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8/training_po_full_v8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9])" office:value-type="float" office:value="300" calcext:value-type="float">
            <text:p>300</text:p>
          </table:table-cell>
          <table:table-cell table:formula="of:=MIN([.$C569])" office:value-type="float" office:value="1" calcext:value-type="float">
            <text:p>1</text:p>
          </table:table-cell>
          <table:table-cell table:formula="of:=MEDIAN([.$B569])" office:value-type="float" office:value="300" calcext:value-type="float">
            <text:p>300</text:p>
          </table:table-cell>
          <table:table-cell table:formula="of:=MEDIAN([.$C569])" office:value-type="float" office:value="1" calcext:value-type="float">
            <text:p>1</text:p>
          </table:table-cell>
          <table:table-cell table:formula="of:=MAX([.$B569])" office:value-type="float" office:value="300" calcext:value-type="float">
            <text:p>300</text:p>
          </table:table-cell>
          <table:table-cell table:formula="of:=MAX([.$C56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6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6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1/aso/training_set.lp</text:p>
          </table:table-cell>
          <table:table-cell office:value-type="float" office:value="42.1113" calcext:value-type="float">
            <text:p>42.1113</text:p>
          </table:table-cell>
          <table:table-cell office:value-type="float" office:value="0" calcext:value-type="float">
            <text:p>0</text:p>
          </table:table-cell>
          <table:table-cell table:formula="of:=MIN([.$B570])" office:value-type="float" office:value="42.1113" calcext:value-type="float">
            <text:p>42.1113</text:p>
          </table:table-cell>
          <table:table-cell table:formula="of:=MIN([.$C570])" office:value-type="float" office:value="0" calcext:value-type="float">
            <text:p>0</text:p>
          </table:table-cell>
          <table:table-cell table:formula="of:=MEDIAN([.$B570])" office:value-type="float" office:value="42.1113" calcext:value-type="float">
            <text:p>42.1113</text:p>
          </table:table-cell>
          <table:table-cell table:formula="of:=MEDIAN([.$C570])" office:value-type="float" office:value="0" calcext:value-type="float">
            <text:p>0</text:p>
          </table:table-cell>
          <table:table-cell table:formula="of:=MAX([.$B570])" office:value-type="float" office:value="42.1113" calcext:value-type="float">
            <text:p>42.1113</text:p>
          </table:table-cell>
          <table:table-cell table:formula="of:=MAX([.$C57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7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57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1])" office:value-type="float" office:value="300" calcext:value-type="float">
            <text:p>300</text:p>
          </table:table-cell>
          <table:table-cell table:formula="of:=MIN([.$C571])" office:value-type="float" office:value="1" calcext:value-type="float">
            <text:p>1</text:p>
          </table:table-cell>
          <table:table-cell table:formula="of:=MEDIAN([.$B571])" office:value-type="float" office:value="300" calcext:value-type="float">
            <text:p>300</text:p>
          </table:table-cell>
          <table:table-cell table:formula="of:=MEDIAN([.$C571])" office:value-type="float" office:value="1" calcext:value-type="float">
            <text:p>1</text:p>
          </table:table-cell>
          <table:table-cell table:formula="of:=MAX([.$B571])" office:value-type="float" office:value="300" calcext:value-type="float">
            <text:p>300</text:p>
          </table:table-cell>
          <table:table-cell table:formula="of:=MAX([.$C57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7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8-[.L57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2])" office:value-type="float" office:value="300" calcext:value-type="float">
            <text:p>300</text:p>
          </table:table-cell>
          <table:table-cell table:formula="of:=MIN([.$C572])" office:value-type="float" office:value="1" calcext:value-type="float">
            <text:p>1</text:p>
          </table:table-cell>
          <table:table-cell table:formula="of:=MEDIAN([.$B572])" office:value-type="float" office:value="300" calcext:value-type="float">
            <text:p>300</text:p>
          </table:table-cell>
          <table:table-cell table:formula="of:=MEDIAN([.$C572])" office:value-type="float" office:value="1" calcext:value-type="float">
            <text:p>1</text:p>
          </table:table-cell>
          <table:table-cell table:formula="of:=MAX([.$B572])" office:value-type="float" office:value="300" calcext:value-type="float">
            <text:p>300</text:p>
          </table:table-cell>
          <table:table-cell table:formula="of:=MAX([.$C57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7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572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15/aso/training_set.lp</text:p>
          </table:table-cell>
          <table:table-cell office:value-type="float" office:value="41.8499" calcext:value-type="float">
            <text:p>41.8499</text:p>
          </table:table-cell>
          <table:table-cell office:value-type="float" office:value="0" calcext:value-type="float">
            <text:p>0</text:p>
          </table:table-cell>
          <table:table-cell table:formula="of:=MIN([.$B573])" office:value-type="float" office:value="41.8499" calcext:value-type="float">
            <text:p>41.8499</text:p>
          </table:table-cell>
          <table:table-cell table:formula="of:=MIN([.$C573])" office:value-type="float" office:value="0" calcext:value-type="float">
            <text:p>0</text:p>
          </table:table-cell>
          <table:table-cell table:formula="of:=MEDIAN([.$B573])" office:value-type="float" office:value="41.8499" calcext:value-type="float">
            <text:p>41.8499</text:p>
          </table:table-cell>
          <table:table-cell table:formula="of:=MEDIAN([.$C573])" office:value-type="float" office:value="0" calcext:value-type="float">
            <text:p>0</text:p>
          </table:table-cell>
          <table:table-cell table:formula="of:=MAX([.$B573])" office:value-type="float" office:value="41.8499" calcext:value-type="float">
            <text:p>41.8499</text:p>
          </table:table-cell>
          <table:table-cell table:formula="of:=MAX([.$C57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7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7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4])" office:value-type="float" office:value="300" calcext:value-type="float">
            <text:p>300</text:p>
          </table:table-cell>
          <table:table-cell table:formula="of:=MIN([.$C574])" office:value-type="float" office:value="1" calcext:value-type="float">
            <text:p>1</text:p>
          </table:table-cell>
          <table:table-cell table:formula="of:=MEDIAN([.$B574])" office:value-type="float" office:value="300" calcext:value-type="float">
            <text:p>300</text:p>
          </table:table-cell>
          <table:table-cell table:formula="of:=MEDIAN([.$C574])" office:value-type="float" office:value="1" calcext:value-type="float">
            <text:p>1</text:p>
          </table:table-cell>
          <table:table-cell table:formula="of:=MAX([.$B574])" office:value-type="float" office:value="300" calcext:value-type="float">
            <text:p>300</text:p>
          </table:table-cell>
          <table:table-cell table:formula="of:=MAX([.$C57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7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7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5])" office:value-type="float" office:value="300" calcext:value-type="float">
            <text:p>300</text:p>
          </table:table-cell>
          <table:table-cell table:formula="of:=MIN([.$C575])" office:value-type="float" office:value="1" calcext:value-type="float">
            <text:p>1</text:p>
          </table:table-cell>
          <table:table-cell table:formula="of:=MEDIAN([.$B575])" office:value-type="float" office:value="300" calcext:value-type="float">
            <text:p>300</text:p>
          </table:table-cell>
          <table:table-cell table:formula="of:=MEDIAN([.$C575])" office:value-type="float" office:value="1" calcext:value-type="float">
            <text:p>1</text:p>
          </table:table-cell>
          <table:table-cell table:formula="of:=MAX([.$B575])" office:value-type="float" office:value="300" calcext:value-type="float">
            <text:p>300</text:p>
          </table:table-cell>
          <table:table-cell table:formula="of:=MAX([.$C57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7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7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7/aso/training_set.lp</text:p>
          </table:table-cell>
          <table:table-cell office:value-type="float" office:value="39.9621" calcext:value-type="float">
            <text:p>39.9621</text:p>
          </table:table-cell>
          <table:table-cell office:value-type="float" office:value="0" calcext:value-type="float">
            <text:p>0</text:p>
          </table:table-cell>
          <table:table-cell table:formula="of:=MIN([.$B576])" office:value-type="float" office:value="39.9621" calcext:value-type="float">
            <text:p>39.9621</text:p>
          </table:table-cell>
          <table:table-cell table:formula="of:=MIN([.$C576])" office:value-type="float" office:value="0" calcext:value-type="float">
            <text:p>0</text:p>
          </table:table-cell>
          <table:table-cell table:formula="of:=MEDIAN([.$B576])" office:value-type="float" office:value="39.9621" calcext:value-type="float">
            <text:p>39.9621</text:p>
          </table:table-cell>
          <table:table-cell table:formula="of:=MEDIAN([.$C576])" office:value-type="float" office:value="0" calcext:value-type="float">
            <text:p>0</text:p>
          </table:table-cell>
          <table:table-cell table:formula="of:=MAX([.$B576])" office:value-type="float" office:value="39.9621" calcext:value-type="float">
            <text:p>39.9621</text:p>
          </table:table-cell>
          <table:table-cell table:formula="of:=MAX([.$C57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7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7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7])" office:value-type="float" office:value="300" calcext:value-type="float">
            <text:p>300</text:p>
          </table:table-cell>
          <table:table-cell table:formula="of:=MIN([.$C577])" office:value-type="float" office:value="1" calcext:value-type="float">
            <text:p>1</text:p>
          </table:table-cell>
          <table:table-cell table:formula="of:=MEDIAN([.$B577])" office:value-type="float" office:value="300" calcext:value-type="float">
            <text:p>300</text:p>
          </table:table-cell>
          <table:table-cell table:formula="of:=MEDIAN([.$C577])" office:value-type="float" office:value="1" calcext:value-type="float">
            <text:p>1</text:p>
          </table:table-cell>
          <table:table-cell table:formula="of:=MAX([.$B577])" office:value-type="float" office:value="300" calcext:value-type="float">
            <text:p>300</text:p>
          </table:table-cell>
          <table:table-cell table:formula="of:=MAX([.$C57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7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7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8])" office:value-type="float" office:value="300" calcext:value-type="float">
            <text:p>300</text:p>
          </table:table-cell>
          <table:table-cell table:formula="of:=MIN([.$C578])" office:value-type="float" office:value="1" calcext:value-type="float">
            <text:p>1</text:p>
          </table:table-cell>
          <table:table-cell table:formula="of:=MEDIAN([.$B578])" office:value-type="float" office:value="300" calcext:value-type="float">
            <text:p>300</text:p>
          </table:table-cell>
          <table:table-cell table:formula="of:=MEDIAN([.$C578])" office:value-type="float" office:value="1" calcext:value-type="float">
            <text:p>1</text:p>
          </table:table-cell>
          <table:table-cell table:formula="of:=MAX([.$B578])" office:value-type="float" office:value="300" calcext:value-type="float">
            <text:p>300</text:p>
          </table:table-cell>
          <table:table-cell table:formula="of:=MAX([.$C5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7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9/aso/training_set.lp</text:p>
          </table:table-cell>
          <table:table-cell office:value-type="float" office:value="46.9115" calcext:value-type="float">
            <text:p>46.9115</text:p>
          </table:table-cell>
          <table:table-cell office:value-type="float" office:value="0" calcext:value-type="float">
            <text:p>0</text:p>
          </table:table-cell>
          <table:table-cell table:formula="of:=MIN([.$B579])" office:value-type="float" office:value="46.9115" calcext:value-type="float">
            <text:p>46.9115</text:p>
          </table:table-cell>
          <table:table-cell table:formula="of:=MIN([.$C579])" office:value-type="float" office:value="0" calcext:value-type="float">
            <text:p>0</text:p>
          </table:table-cell>
          <table:table-cell table:formula="of:=MEDIAN([.$B579])" office:value-type="float" office:value="46.9115" calcext:value-type="float">
            <text:p>46.9115</text:p>
          </table:table-cell>
          <table:table-cell table:formula="of:=MEDIAN([.$C579])" office:value-type="float" office:value="0" calcext:value-type="float">
            <text:p>0</text:p>
          </table:table-cell>
          <table:table-cell table:formula="of:=MAX([.$B579])" office:value-type="float" office:value="46.9115" calcext:value-type="float">
            <text:p>46.9115</text:p>
          </table:table-cell>
          <table:table-cell table:formula="of:=MAX([.$C57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57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57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0])" office:value-type="float" office:value="300" calcext:value-type="float">
            <text:p>300</text:p>
          </table:table-cell>
          <table:table-cell table:formula="of:=MIN([.$C580])" office:value-type="float" office:value="1" calcext:value-type="float">
            <text:p>1</text:p>
          </table:table-cell>
          <table:table-cell table:formula="of:=MEDIAN([.$B580])" office:value-type="float" office:value="300" calcext:value-type="float">
            <text:p>300</text:p>
          </table:table-cell>
          <table:table-cell table:formula="of:=MEDIAN([.$C580])" office:value-type="float" office:value="1" calcext:value-type="float">
            <text:p>1</text:p>
          </table:table-cell>
          <table:table-cell table:formula="of:=MAX([.$B580])" office:value-type="float" office:value="300" calcext:value-type="float">
            <text:p>300</text:p>
          </table:table-cell>
          <table:table-cell table:formula="of:=MAX([.$C58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8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8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1])" office:value-type="float" office:value="300" calcext:value-type="float">
            <text:p>300</text:p>
          </table:table-cell>
          <table:table-cell table:formula="of:=MIN([.$C581])" office:value-type="float" office:value="1" calcext:value-type="float">
            <text:p>1</text:p>
          </table:table-cell>
          <table:table-cell table:formula="of:=MEDIAN([.$B581])" office:value-type="float" office:value="300" calcext:value-type="float">
            <text:p>300</text:p>
          </table:table-cell>
          <table:table-cell table:formula="of:=MEDIAN([.$C581])" office:value-type="float" office:value="1" calcext:value-type="float">
            <text:p>1</text:p>
          </table:table-cell>
          <table:table-cell table:formula="of:=MAX([.$B581])" office:value-type="float" office:value="300" calcext:value-type="float">
            <text:p>300</text:p>
          </table:table-cell>
          <table:table-cell table:formula="of:=MAX([.$C5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1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8-[.L581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21/aso/training_set.lp</text:p>
          </table:table-cell>
          <table:table-cell office:value-type="float" office:value="43.1667" calcext:value-type="float">
            <text:p>43.1667</text:p>
          </table:table-cell>
          <table:table-cell office:value-type="float" office:value="0" calcext:value-type="float">
            <text:p>0</text:p>
          </table:table-cell>
          <table:table-cell table:formula="of:=MIN([.$B582])" office:value-type="float" office:value="43.1667" calcext:value-type="float">
            <text:p>43.1667</text:p>
          </table:table-cell>
          <table:table-cell table:formula="of:=MIN([.$C582])" office:value-type="float" office:value="0" calcext:value-type="float">
            <text:p>0</text:p>
          </table:table-cell>
          <table:table-cell table:formula="of:=MEDIAN([.$B582])" office:value-type="float" office:value="43.1667" calcext:value-type="float">
            <text:p>43.1667</text:p>
          </table:table-cell>
          <table:table-cell table:formula="of:=MEDIAN([.$C582])" office:value-type="float" office:value="0" calcext:value-type="float">
            <text:p>0</text:p>
          </table:table-cell>
          <table:table-cell table:formula="of:=MAX([.$B582])" office:value-type="float" office:value="43.1667" calcext:value-type="float">
            <text:p>43.1667</text:p>
          </table:table-cell>
          <table:table-cell table:formula="of:=MAX([.$C5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8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8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3])" office:value-type="float" office:value="300" calcext:value-type="float">
            <text:p>300</text:p>
          </table:table-cell>
          <table:table-cell table:formula="of:=MIN([.$C583])" office:value-type="float" office:value="1" calcext:value-type="float">
            <text:p>1</text:p>
          </table:table-cell>
          <table:table-cell table:formula="of:=MEDIAN([.$B583])" office:value-type="float" office:value="300" calcext:value-type="float">
            <text:p>300</text:p>
          </table:table-cell>
          <table:table-cell table:formula="of:=MEDIAN([.$C583])" office:value-type="float" office:value="1" calcext:value-type="float">
            <text:p>1</text:p>
          </table:table-cell>
          <table:table-cell table:formula="of:=MAX([.$B583])" office:value-type="float" office:value="300" calcext:value-type="float">
            <text:p>300</text:p>
          </table:table-cell>
          <table:table-cell table:formula="of:=MAX([.$C5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8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4])" office:value-type="float" office:value="300" calcext:value-type="float">
            <text:p>300</text:p>
          </table:table-cell>
          <table:table-cell table:formula="of:=MIN([.$C584])" office:value-type="float" office:value="1" calcext:value-type="float">
            <text:p>1</text:p>
          </table:table-cell>
          <table:table-cell table:formula="of:=MEDIAN([.$B584])" office:value-type="float" office:value="300" calcext:value-type="float">
            <text:p>300</text:p>
          </table:table-cell>
          <table:table-cell table:formula="of:=MEDIAN([.$C584])" office:value-type="float" office:value="1" calcext:value-type="float">
            <text:p>1</text:p>
          </table:table-cell>
          <table:table-cell table:formula="of:=MAX([.$B584])" office:value-type="float" office:value="300" calcext:value-type="float">
            <text:p>300</text:p>
          </table:table-cell>
          <table:table-cell table:formula="of:=MAX([.$C58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8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8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3/aso/training_set.lp</text:p>
          </table:table-cell>
          <table:table-cell office:value-type="float" office:value="45.0347" calcext:value-type="float">
            <text:p>45.0347</text:p>
          </table:table-cell>
          <table:table-cell office:value-type="float" office:value="0" calcext:value-type="float">
            <text:p>0</text:p>
          </table:table-cell>
          <table:table-cell table:formula="of:=MIN([.$B585])" office:value-type="float" office:value="45.0347" calcext:value-type="float">
            <text:p>45.0347</text:p>
          </table:table-cell>
          <table:table-cell table:formula="of:=MIN([.$C585])" office:value-type="float" office:value="0" calcext:value-type="float">
            <text:p>0</text:p>
          </table:table-cell>
          <table:table-cell table:formula="of:=MEDIAN([.$B585])" office:value-type="float" office:value="45.0347" calcext:value-type="float">
            <text:p>45.0347</text:p>
          </table:table-cell>
          <table:table-cell table:formula="of:=MEDIAN([.$C585])" office:value-type="float" office:value="0" calcext:value-type="float">
            <text:p>0</text:p>
          </table:table-cell>
          <table:table-cell table:formula="of:=MAX([.$B585])" office:value-type="float" office:value="45.0347" calcext:value-type="float">
            <text:p>45.0347</text:p>
          </table:table-cell>
          <table:table-cell table:formula="of:=MAX([.$C58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8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6])" office:value-type="float" office:value="300" calcext:value-type="float">
            <text:p>300</text:p>
          </table:table-cell>
          <table:table-cell table:formula="of:=MIN([.$C586])" office:value-type="float" office:value="1" calcext:value-type="float">
            <text:p>1</text:p>
          </table:table-cell>
          <table:table-cell table:formula="of:=MEDIAN([.$B586])" office:value-type="float" office:value="300" calcext:value-type="float">
            <text:p>300</text:p>
          </table:table-cell>
          <table:table-cell table:formula="of:=MEDIAN([.$C586])" office:value-type="float" office:value="1" calcext:value-type="float">
            <text:p>1</text:p>
          </table:table-cell>
          <table:table-cell table:formula="of:=MAX([.$B586])" office:value-type="float" office:value="300" calcext:value-type="float">
            <text:p>300</text:p>
          </table:table-cell>
          <table:table-cell table:formula="of:=MAX([.$C5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8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7])" office:value-type="float" office:value="300" calcext:value-type="float">
            <text:p>300</text:p>
          </table:table-cell>
          <table:table-cell table:formula="of:=MIN([.$C587])" office:value-type="float" office:value="1" calcext:value-type="float">
            <text:p>1</text:p>
          </table:table-cell>
          <table:table-cell table:formula="of:=MEDIAN([.$B587])" office:value-type="float" office:value="300" calcext:value-type="float">
            <text:p>300</text:p>
          </table:table-cell>
          <table:table-cell table:formula="of:=MEDIAN([.$C587])" office:value-type="float" office:value="1" calcext:value-type="float">
            <text:p>1</text:p>
          </table:table-cell>
          <table:table-cell table:formula="of:=MAX([.$B587])" office:value-type="float" office:value="300" calcext:value-type="float">
            <text:p>300</text:p>
          </table:table-cell>
          <table:table-cell table:formula="of:=MAX([.$C58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58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6/aso/training_set.lp</text:p>
          </table:table-cell>
          <table:table-cell office:value-type="float" office:value="36.1973" calcext:value-type="float">
            <text:p>36.1973</text:p>
          </table:table-cell>
          <table:table-cell office:value-type="float" office:value="0" calcext:value-type="float">
            <text:p>0</text:p>
          </table:table-cell>
          <table:table-cell table:formula="of:=MIN([.$B588])" office:value-type="float" office:value="36.1973" calcext:value-type="float">
            <text:p>36.1973</text:p>
          </table:table-cell>
          <table:table-cell table:formula="of:=MIN([.$C588])" office:value-type="float" office:value="0" calcext:value-type="float">
            <text:p>0</text:p>
          </table:table-cell>
          <table:table-cell table:formula="of:=MEDIAN([.$B588])" office:value-type="float" office:value="36.1973" calcext:value-type="float">
            <text:p>36.1973</text:p>
          </table:table-cell>
          <table:table-cell table:formula="of:=MEDIAN([.$C588])" office:value-type="float" office:value="0" calcext:value-type="float">
            <text:p>0</text:p>
          </table:table-cell>
          <table:table-cell table:formula="of:=MAX([.$B588])" office:value-type="float" office:value="36.1973" calcext:value-type="float">
            <text:p>36.1973</text:p>
          </table:table-cell>
          <table:table-cell table:formula="of:=MAX([.$C58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58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8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9])" office:value-type="float" office:value="300" calcext:value-type="float">
            <text:p>300</text:p>
          </table:table-cell>
          <table:table-cell table:formula="of:=MIN([.$C589])" office:value-type="float" office:value="1" calcext:value-type="float">
            <text:p>1</text:p>
          </table:table-cell>
          <table:table-cell table:formula="of:=MEDIAN([.$B589])" office:value-type="float" office:value="300" calcext:value-type="float">
            <text:p>300</text:p>
          </table:table-cell>
          <table:table-cell table:formula="of:=MEDIAN([.$C589])" office:value-type="float" office:value="1" calcext:value-type="float">
            <text:p>1</text:p>
          </table:table-cell>
          <table:table-cell table:formula="of:=MAX([.$B589])" office:value-type="float" office:value="300" calcext:value-type="float">
            <text:p>300</text:p>
          </table:table-cell>
          <table:table-cell table:formula="of:=MAX([.$C5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8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0])" office:value-type="float" office:value="300" calcext:value-type="float">
            <text:p>300</text:p>
          </table:table-cell>
          <table:table-cell table:formula="of:=MIN([.$C590])" office:value-type="float" office:value="1" calcext:value-type="float">
            <text:p>1</text:p>
          </table:table-cell>
          <table:table-cell table:formula="of:=MEDIAN([.$B590])" office:value-type="float" office:value="300" calcext:value-type="float">
            <text:p>300</text:p>
          </table:table-cell>
          <table:table-cell table:formula="of:=MEDIAN([.$C590])" office:value-type="float" office:value="1" calcext:value-type="float">
            <text:p>1</text:p>
          </table:table-cell>
          <table:table-cell table:formula="of:=MAX([.$B590])" office:value-type="float" office:value="300" calcext:value-type="float">
            <text:p>300</text:p>
          </table:table-cell>
          <table:table-cell table:formula="of:=MAX([.$C5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8-[.L590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3/aso/training_set.lp</text:p>
          </table:table-cell>
          <table:table-cell office:value-type="float" office:value="44.6643" calcext:value-type="float">
            <text:p>44.6643</text:p>
          </table:table-cell>
          <table:table-cell office:value-type="float" office:value="0" calcext:value-type="float">
            <text:p>0</text:p>
          </table:table-cell>
          <table:table-cell table:formula="of:=MIN([.$B591])" office:value-type="float" office:value="44.6643" calcext:value-type="float">
            <text:p>44.6643</text:p>
          </table:table-cell>
          <table:table-cell table:formula="of:=MIN([.$C591])" office:value-type="float" office:value="0" calcext:value-type="float">
            <text:p>0</text:p>
          </table:table-cell>
          <table:table-cell table:formula="of:=MEDIAN([.$B591])" office:value-type="float" office:value="44.6643" calcext:value-type="float">
            <text:p>44.6643</text:p>
          </table:table-cell>
          <table:table-cell table:formula="of:=MEDIAN([.$C591])" office:value-type="float" office:value="0" calcext:value-type="float">
            <text:p>0</text:p>
          </table:table-cell>
          <table:table-cell table:formula="of:=MAX([.$B591])" office:value-type="float" office:value="44.6643" calcext:value-type="float">
            <text:p>44.6643</text:p>
          </table:table-cell>
          <table:table-cell table:formula="of:=MAX([.$C59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9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2])" office:value-type="float" office:value="300" calcext:value-type="float">
            <text:p>300</text:p>
          </table:table-cell>
          <table:table-cell table:formula="of:=MIN([.$C592])" office:value-type="float" office:value="1" calcext:value-type="float">
            <text:p>1</text:p>
          </table:table-cell>
          <table:table-cell table:formula="of:=MEDIAN([.$B592])" office:value-type="float" office:value="300" calcext:value-type="float">
            <text:p>300</text:p>
          </table:table-cell>
          <table:table-cell table:formula="of:=MEDIAN([.$C592])" office:value-type="float" office:value="1" calcext:value-type="float">
            <text:p>1</text:p>
          </table:table-cell>
          <table:table-cell table:formula="of:=MAX([.$B592])" office:value-type="float" office:value="300" calcext:value-type="float">
            <text:p>300</text:p>
          </table:table-cell>
          <table:table-cell table:formula="of:=MAX([.$C59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3])" office:value-type="float" office:value="300" calcext:value-type="float">
            <text:p>300</text:p>
          </table:table-cell>
          <table:table-cell table:formula="of:=MIN([.$C593])" office:value-type="float" office:value="1" calcext:value-type="float">
            <text:p>1</text:p>
          </table:table-cell>
          <table:table-cell table:formula="of:=MEDIAN([.$B593])" office:value-type="float" office:value="300" calcext:value-type="float">
            <text:p>300</text:p>
          </table:table-cell>
          <table:table-cell table:formula="of:=MEDIAN([.$C593])" office:value-type="float" office:value="1" calcext:value-type="float">
            <text:p>1</text:p>
          </table:table-cell>
          <table:table-cell table:formula="of:=MAX([.$B593])" office:value-type="float" office:value="300" calcext:value-type="float">
            <text:p>300</text:p>
          </table:table-cell>
          <table:table-cell table:formula="of:=MAX([.$C5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2/aso/training_set.lp</text:p>
          </table:table-cell>
          <table:table-cell office:value-type="float" office:value="41.2253" calcext:value-type="float">
            <text:p>41.2253</text:p>
          </table:table-cell>
          <table:table-cell office:value-type="float" office:value="0" calcext:value-type="float">
            <text:p>0</text:p>
          </table:table-cell>
          <table:table-cell table:formula="of:=MIN([.$B594])" office:value-type="float" office:value="41.2253" calcext:value-type="float">
            <text:p>41.2253</text:p>
          </table:table-cell>
          <table:table-cell table:formula="of:=MIN([.$C594])" office:value-type="float" office:value="0" calcext:value-type="float">
            <text:p>0</text:p>
          </table:table-cell>
          <table:table-cell table:formula="of:=MEDIAN([.$B594])" office:value-type="float" office:value="41.2253" calcext:value-type="float">
            <text:p>41.2253</text:p>
          </table:table-cell>
          <table:table-cell table:formula="of:=MEDIAN([.$C594])" office:value-type="float" office:value="0" calcext:value-type="float">
            <text:p>0</text:p>
          </table:table-cell>
          <table:table-cell table:formula="of:=MAX([.$B594])" office:value-type="float" office:value="41.2253" calcext:value-type="float">
            <text:p>41.2253</text:p>
          </table:table-cell>
          <table:table-cell table:formula="of:=MAX([.$C59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59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9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5])" office:value-type="float" office:value="300" calcext:value-type="float">
            <text:p>300</text:p>
          </table:table-cell>
          <table:table-cell table:formula="of:=MIN([.$C595])" office:value-type="float" office:value="1" calcext:value-type="float">
            <text:p>1</text:p>
          </table:table-cell>
          <table:table-cell table:formula="of:=MEDIAN([.$B595])" office:value-type="float" office:value="300" calcext:value-type="float">
            <text:p>300</text:p>
          </table:table-cell>
          <table:table-cell table:formula="of:=MEDIAN([.$C595])" office:value-type="float" office:value="1" calcext:value-type="float">
            <text:p>1</text:p>
          </table:table-cell>
          <table:table-cell table:formula="of:=MAX([.$B595])" office:value-type="float" office:value="300" calcext:value-type="float">
            <text:p>300</text:p>
          </table:table-cell>
          <table:table-cell table:formula="of:=MAX([.$C5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9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6])" office:value-type="float" office:value="300" calcext:value-type="float">
            <text:p>300</text:p>
          </table:table-cell>
          <table:table-cell table:formula="of:=MIN([.$C596])" office:value-type="float" office:value="1" calcext:value-type="float">
            <text:p>1</text:p>
          </table:table-cell>
          <table:table-cell table:formula="of:=MEDIAN([.$B596])" office:value-type="float" office:value="300" calcext:value-type="float">
            <text:p>300</text:p>
          </table:table-cell>
          <table:table-cell table:formula="of:=MEDIAN([.$C596])" office:value-type="float" office:value="1" calcext:value-type="float">
            <text:p>1</text:p>
          </table:table-cell>
          <table:table-cell table:formula="of:=MAX([.$B596])" office:value-type="float" office:value="300" calcext:value-type="float">
            <text:p>300</text:p>
          </table:table-cell>
          <table:table-cell table:formula="of:=MAX([.$C5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59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8/aso/training_set.lp</text:p>
          </table:table-cell>
          <table:table-cell office:value-type="float" office:value="41.2783" calcext:value-type="float">
            <text:p>41.2783</text:p>
          </table:table-cell>
          <table:table-cell office:value-type="float" office:value="0" calcext:value-type="float">
            <text:p>0</text:p>
          </table:table-cell>
          <table:table-cell table:formula="of:=MIN([.$B597])" office:value-type="float" office:value="41.2783" calcext:value-type="float">
            <text:p>41.2783</text:p>
          </table:table-cell>
          <table:table-cell table:formula="of:=MIN([.$C597])" office:value-type="float" office:value="0" calcext:value-type="float">
            <text:p>0</text:p>
          </table:table-cell>
          <table:table-cell table:formula="of:=MEDIAN([.$B597])" office:value-type="float" office:value="41.2783" calcext:value-type="float">
            <text:p>41.2783</text:p>
          </table:table-cell>
          <table:table-cell table:formula="of:=MEDIAN([.$C597])" office:value-type="float" office:value="0" calcext:value-type="float">
            <text:p>0</text:p>
          </table:table-cell>
          <table:table-cell table:formula="of:=MAX([.$B597])" office:value-type="float" office:value="41.2783" calcext:value-type="float">
            <text:p>41.2783</text:p>
          </table:table-cell>
          <table:table-cell table:formula="of:=MAX([.$C59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59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59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8])" office:value-type="float" office:value="300" calcext:value-type="float">
            <text:p>300</text:p>
          </table:table-cell>
          <table:table-cell table:formula="of:=MIN([.$C598])" office:value-type="float" office:value="1" calcext:value-type="float">
            <text:p>1</text:p>
          </table:table-cell>
          <table:table-cell table:formula="of:=MEDIAN([.$B598])" office:value-type="float" office:value="300" calcext:value-type="float">
            <text:p>300</text:p>
          </table:table-cell>
          <table:table-cell table:formula="of:=MEDIAN([.$C598])" office:value-type="float" office:value="1" calcext:value-type="float">
            <text:p>1</text:p>
          </table:table-cell>
          <table:table-cell table:formula="of:=MAX([.$B598])" office:value-type="float" office:value="300" calcext:value-type="float">
            <text:p>300</text:p>
          </table:table-cell>
          <table:table-cell table:formula="of:=MAX([.$C59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9])" office:value-type="float" office:value="300" calcext:value-type="float">
            <text:p>300</text:p>
          </table:table-cell>
          <table:table-cell table:formula="of:=MIN([.$C599])" office:value-type="float" office:value="1" calcext:value-type="float">
            <text:p>1</text:p>
          </table:table-cell>
          <table:table-cell table:formula="of:=MEDIAN([.$B599])" office:value-type="float" office:value="300" calcext:value-type="float">
            <text:p>300</text:p>
          </table:table-cell>
          <table:table-cell table:formula="of:=MEDIAN([.$C599])" office:value-type="float" office:value="1" calcext:value-type="float">
            <text:p>1</text:p>
          </table:table-cell>
          <table:table-cell table:formula="of:=MAX([.$B599])" office:value-type="float" office:value="300" calcext:value-type="float">
            <text:p>300</text:p>
          </table:table-cell>
          <table:table-cell table:formula="of:=MAX([.$C5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59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9/aso/training_set.lp</text:p>
          </table:table-cell>
          <table:table-cell office:value-type="float" office:value="42.4267" calcext:value-type="float">
            <text:p>42.4267</text:p>
          </table:table-cell>
          <table:table-cell office:value-type="float" office:value="0" calcext:value-type="float">
            <text:p>0</text:p>
          </table:table-cell>
          <table:table-cell table:formula="of:=MIN([.$B600])" office:value-type="float" office:value="42.4267" calcext:value-type="float">
            <text:p>42.4267</text:p>
          </table:table-cell>
          <table:table-cell table:formula="of:=MIN([.$C600])" office:value-type="float" office:value="0" calcext:value-type="float">
            <text:p>0</text:p>
          </table:table-cell>
          <table:table-cell table:formula="of:=MEDIAN([.$B600])" office:value-type="float" office:value="42.4267" calcext:value-type="float">
            <text:p>42.4267</text:p>
          </table:table-cell>
          <table:table-cell table:formula="of:=MEDIAN([.$C600])" office:value-type="float" office:value="0" calcext:value-type="float">
            <text:p>0</text:p>
          </table:table-cell>
          <table:table-cell table:formula="of:=MAX([.$B600])" office:value-type="float" office:value="42.4267" calcext:value-type="float">
            <text:p>42.4267</text:p>
          </table:table-cell>
          <table:table-cell table:formula="of:=MAX([.$C6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1])" office:value-type="float" office:value="300" calcext:value-type="float">
            <text:p>300</text:p>
          </table:table-cell>
          <table:table-cell table:formula="of:=MIN([.$C601])" office:value-type="float" office:value="1" calcext:value-type="float">
            <text:p>1</text:p>
          </table:table-cell>
          <table:table-cell table:formula="of:=MEDIAN([.$B601])" office:value-type="float" office:value="300" calcext:value-type="float">
            <text:p>300</text:p>
          </table:table-cell>
          <table:table-cell table:formula="of:=MEDIAN([.$C601])" office:value-type="float" office:value="1" calcext:value-type="float">
            <text:p>1</text:p>
          </table:table-cell>
          <table:table-cell table:formula="of:=MAX([.$B601])" office:value-type="float" office:value="300" calcext:value-type="float">
            <text:p>300</text:p>
          </table:table-cell>
          <table:table-cell table:formula="of:=MAX([.$C60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3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2])" office:value-type="float" office:value="300" calcext:value-type="float">
            <text:p>300</text:p>
          </table:table-cell>
          <table:table-cell table:formula="of:=MIN([.$C602])" office:value-type="float" office:value="1" calcext:value-type="float">
            <text:p>1</text:p>
          </table:table-cell>
          <table:table-cell table:formula="of:=MEDIAN([.$B602])" office:value-type="float" office:value="300" calcext:value-type="float">
            <text:p>300</text:p>
          </table:table-cell>
          <table:table-cell table:formula="of:=MEDIAN([.$C602])" office:value-type="float" office:value="1" calcext:value-type="float">
            <text:p>1</text:p>
          </table:table-cell>
          <table:table-cell table:formula="of:=MAX([.$B602])" office:value-type="float" office:value="300" calcext:value-type="float">
            <text:p>300</text:p>
          </table:table-cell>
          <table:table-cell table:formula="of:=MAX([.$C6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0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0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/aso/training_set.lp</text:p>
          </table:table-cell>
          <table:table-cell office:value-type="float" office:value="46.4522" calcext:value-type="float">
            <text:p>46.4522</text:p>
          </table:table-cell>
          <table:table-cell office:value-type="float" office:value="0" calcext:value-type="float">
            <text:p>0</text:p>
          </table:table-cell>
          <table:table-cell table:formula="of:=MIN([.$B603])" office:value-type="float" office:value="46.4522" calcext:value-type="float">
            <text:p>46.4522</text:p>
          </table:table-cell>
          <table:table-cell table:formula="of:=MIN([.$C603])" office:value-type="float" office:value="0" calcext:value-type="float">
            <text:p>0</text:p>
          </table:table-cell>
          <table:table-cell table:formula="of:=MEDIAN([.$B603])" office:value-type="float" office:value="46.4522" calcext:value-type="float">
            <text:p>46.4522</text:p>
          </table:table-cell>
          <table:table-cell table:formula="of:=MEDIAN([.$C603])" office:value-type="float" office:value="0" calcext:value-type="float">
            <text:p>0</text:p>
          </table:table-cell>
          <table:table-cell table:formula="of:=MAX([.$B603])" office:value-type="float" office:value="46.4522" calcext:value-type="float">
            <text:p>46.4522</text:p>
          </table:table-cell>
          <table:table-cell table:formula="of:=MAX([.$C60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4])" office:value-type="float" office:value="300" calcext:value-type="float">
            <text:p>300</text:p>
          </table:table-cell>
          <table:table-cell table:formula="of:=MIN([.$C604])" office:value-type="float" office:value="1" calcext:value-type="float">
            <text:p>1</text:p>
          </table:table-cell>
          <table:table-cell table:formula="of:=MEDIAN([.$B604])" office:value-type="float" office:value="300" calcext:value-type="float">
            <text:p>300</text:p>
          </table:table-cell>
          <table:table-cell table:formula="of:=MEDIAN([.$C604])" office:value-type="float" office:value="1" calcext:value-type="float">
            <text:p>1</text:p>
          </table:table-cell>
          <table:table-cell table:formula="of:=MAX([.$B604])" office:value-type="float" office:value="300" calcext:value-type="float">
            <text:p>300</text:p>
          </table:table-cell>
          <table:table-cell table:formula="of:=MAX([.$C60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04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0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5])" office:value-type="float" office:value="300" calcext:value-type="float">
            <text:p>300</text:p>
          </table:table-cell>
          <table:table-cell table:formula="of:=MIN([.$C605])" office:value-type="float" office:value="1" calcext:value-type="float">
            <text:p>1</text:p>
          </table:table-cell>
          <table:table-cell table:formula="of:=MEDIAN([.$B605])" office:value-type="float" office:value="300" calcext:value-type="float">
            <text:p>300</text:p>
          </table:table-cell>
          <table:table-cell table:formula="of:=MEDIAN([.$C605])" office:value-type="float" office:value="1" calcext:value-type="float">
            <text:p>1</text:p>
          </table:table-cell>
          <table:table-cell table:formula="of:=MAX([.$B605])" office:value-type="float" office:value="300" calcext:value-type="float">
            <text:p>300</text:p>
          </table:table-cell>
          <table:table-cell table:formula="of:=MAX([.$C60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05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605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9/training_po_full_v9/user42/aso/training_set.lp</text:p>
          </table:table-cell>
          <table:table-cell office:value-type="float" office:value="37.2041" calcext:value-type="float">
            <text:p>37.2041</text:p>
          </table:table-cell>
          <table:table-cell office:value-type="float" office:value="0" calcext:value-type="float">
            <text:p>0</text:p>
          </table:table-cell>
          <table:table-cell table:formula="of:=MIN([.$B606])" office:value-type="float" office:value="37.2041" calcext:value-type="float">
            <text:p>37.2041</text:p>
          </table:table-cell>
          <table:table-cell table:formula="of:=MIN([.$C606])" office:value-type="float" office:value="0" calcext:value-type="float">
            <text:p>0</text:p>
          </table:table-cell>
          <table:table-cell table:formula="of:=MEDIAN([.$B606])" office:value-type="float" office:value="37.2041" calcext:value-type="float">
            <text:p>37.2041</text:p>
          </table:table-cell>
          <table:table-cell table:formula="of:=MEDIAN([.$C606])" office:value-type="float" office:value="0" calcext:value-type="float">
            <text:p>0</text:p>
          </table:table-cell>
          <table:table-cell table:formula="of:=MAX([.$B606])" office:value-type="float" office:value="37.2041" calcext:value-type="float">
            <text:p>37.2041</text:p>
          </table:table-cell>
          <table:table-cell table:formula="of:=MAX([.$C60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0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6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7])" office:value-type="float" office:value="300" calcext:value-type="float">
            <text:p>300</text:p>
          </table:table-cell>
          <table:table-cell table:formula="of:=MIN([.$C607])" office:value-type="float" office:value="1" calcext:value-type="float">
            <text:p>1</text:p>
          </table:table-cell>
          <table:table-cell table:formula="of:=MEDIAN([.$B607])" office:value-type="float" office:value="300" calcext:value-type="float">
            <text:p>300</text:p>
          </table:table-cell>
          <table:table-cell table:formula="of:=MEDIAN([.$C607])" office:value-type="float" office:value="1" calcext:value-type="float">
            <text:p>1</text:p>
          </table:table-cell>
          <table:table-cell table:formula="of:=MAX([.$B607])" office:value-type="float" office:value="300" calcext:value-type="float">
            <text:p>300</text:p>
          </table:table-cell>
          <table:table-cell table:formula="of:=MAX([.$C60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0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8])" office:value-type="float" office:value="300" calcext:value-type="float">
            <text:p>300</text:p>
          </table:table-cell>
          <table:table-cell table:formula="of:=MIN([.$C608])" office:value-type="float" office:value="1" calcext:value-type="float">
            <text:p>1</text:p>
          </table:table-cell>
          <table:table-cell table:formula="of:=MEDIAN([.$B608])" office:value-type="float" office:value="300" calcext:value-type="float">
            <text:p>300</text:p>
          </table:table-cell>
          <table:table-cell table:formula="of:=MEDIAN([.$C608])" office:value-type="float" office:value="1" calcext:value-type="float">
            <text:p>1</text:p>
          </table:table-cell>
          <table:table-cell table:formula="of:=MAX([.$B608])" office:value-type="float" office:value="300" calcext:value-type="float">
            <text:p>300</text:p>
          </table:table-cell>
          <table:table-cell table:formula="of:=MAX([.$C6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0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0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3/aso/training_set.lp</text:p>
          </table:table-cell>
          <table:table-cell office:value-type="float" office:value="48.6637" calcext:value-type="float">
            <text:p>48.6637</text:p>
          </table:table-cell>
          <table:table-cell office:value-type="float" office:value="0" calcext:value-type="float">
            <text:p>0</text:p>
          </table:table-cell>
          <table:table-cell table:formula="of:=MIN([.$B609])" office:value-type="float" office:value="48.6637" calcext:value-type="float">
            <text:p>48.6637</text:p>
          </table:table-cell>
          <table:table-cell table:formula="of:=MIN([.$C609])" office:value-type="float" office:value="0" calcext:value-type="float">
            <text:p>0</text:p>
          </table:table-cell>
          <table:table-cell table:formula="of:=MEDIAN([.$B609])" office:value-type="float" office:value="48.6637" calcext:value-type="float">
            <text:p>48.6637</text:p>
          </table:table-cell>
          <table:table-cell table:formula="of:=MEDIAN([.$C609])" office:value-type="float" office:value="0" calcext:value-type="float">
            <text:p>0</text:p>
          </table:table-cell>
          <table:table-cell table:formula="of:=MAX([.$B609])" office:value-type="float" office:value="48.6637" calcext:value-type="float">
            <text:p>48.6637</text:p>
          </table:table-cell>
          <table:table-cell table:formula="of:=MAX([.$C60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0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0])" office:value-type="float" office:value="300" calcext:value-type="float">
            <text:p>300</text:p>
          </table:table-cell>
          <table:table-cell table:formula="of:=MIN([.$C610])" office:value-type="float" office:value="1" calcext:value-type="float">
            <text:p>1</text:p>
          </table:table-cell>
          <table:table-cell table:formula="of:=MEDIAN([.$B610])" office:value-type="float" office:value="300" calcext:value-type="float">
            <text:p>300</text:p>
          </table:table-cell>
          <table:table-cell table:formula="of:=MEDIAN([.$C610])" office:value-type="float" office:value="1" calcext:value-type="float">
            <text:p>1</text:p>
          </table:table-cell>
          <table:table-cell table:formula="of:=MAX([.$B610])" office:value-type="float" office:value="300" calcext:value-type="float">
            <text:p>300</text:p>
          </table:table-cell>
          <table:table-cell table:formula="of:=MAX([.$C6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1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61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1])" office:value-type="float" office:value="300" calcext:value-type="float">
            <text:p>300</text:p>
          </table:table-cell>
          <table:table-cell table:formula="of:=MIN([.$C611])" office:value-type="float" office:value="1" calcext:value-type="float">
            <text:p>1</text:p>
          </table:table-cell>
          <table:table-cell table:formula="of:=MEDIAN([.$B611])" office:value-type="float" office:value="300" calcext:value-type="float">
            <text:p>300</text:p>
          </table:table-cell>
          <table:table-cell table:formula="of:=MEDIAN([.$C611])" office:value-type="float" office:value="1" calcext:value-type="float">
            <text:p>1</text:p>
          </table:table-cell>
          <table:table-cell table:formula="of:=MAX([.$B611])" office:value-type="float" office:value="300" calcext:value-type="float">
            <text:p>300</text:p>
          </table:table-cell>
          <table:table-cell table:formula="of:=MAX([.$C61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1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8-[.L61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4/aso/training_set.lp</text:p>
          </table:table-cell>
          <table:table-cell office:value-type="float" office:value="48.9748" calcext:value-type="float">
            <text:p>48.9748</text:p>
          </table:table-cell>
          <table:table-cell office:value-type="float" office:value="0" calcext:value-type="float">
            <text:p>0</text:p>
          </table:table-cell>
          <table:table-cell table:formula="of:=MIN([.$B612])" office:value-type="float" office:value="48.9748" calcext:value-type="float">
            <text:p>48.9748</text:p>
          </table:table-cell>
          <table:table-cell table:formula="of:=MIN([.$C612])" office:value-type="float" office:value="0" calcext:value-type="float">
            <text:p>0</text:p>
          </table:table-cell>
          <table:table-cell table:formula="of:=MEDIAN([.$B612])" office:value-type="float" office:value="48.9748" calcext:value-type="float">
            <text:p>48.9748</text:p>
          </table:table-cell>
          <table:table-cell table:formula="of:=MEDIAN([.$C612])" office:value-type="float" office:value="0" calcext:value-type="float">
            <text:p>0</text:p>
          </table:table-cell>
          <table:table-cell table:formula="of:=MAX([.$B612])" office:value-type="float" office:value="48.9748" calcext:value-type="float">
            <text:p>48.9748</text:p>
          </table:table-cell>
          <table:table-cell table:formula="of:=MAX([.$C6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9-[.J61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61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3])" office:value-type="float" office:value="300" calcext:value-type="float">
            <text:p>300</text:p>
          </table:table-cell>
          <table:table-cell table:formula="of:=MIN([.$C613])" office:value-type="float" office:value="1" calcext:value-type="float">
            <text:p>1</text:p>
          </table:table-cell>
          <table:table-cell table:formula="of:=MEDIAN([.$B613])" office:value-type="float" office:value="300" calcext:value-type="float">
            <text:p>300</text:p>
          </table:table-cell>
          <table:table-cell table:formula="of:=MEDIAN([.$C613])" office:value-type="float" office:value="1" calcext:value-type="float">
            <text:p>1</text:p>
          </table:table-cell>
          <table:table-cell table:formula="of:=MAX([.$B613])" office:value-type="float" office:value="300" calcext:value-type="float">
            <text:p>300</text:p>
          </table:table-cell>
          <table:table-cell table:formula="of:=MAX([.$C61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1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4])" office:value-type="float" office:value="300" calcext:value-type="float">
            <text:p>300</text:p>
          </table:table-cell>
          <table:table-cell table:formula="of:=MIN([.$C614])" office:value-type="float" office:value="1" calcext:value-type="float">
            <text:p>1</text:p>
          </table:table-cell>
          <table:table-cell table:formula="of:=MEDIAN([.$B614])" office:value-type="float" office:value="300" calcext:value-type="float">
            <text:p>300</text:p>
          </table:table-cell>
          <table:table-cell table:formula="of:=MEDIAN([.$C614])" office:value-type="float" office:value="1" calcext:value-type="float">
            <text:p>1</text:p>
          </table:table-cell>
          <table:table-cell table:formula="of:=MAX([.$B614])" office:value-type="float" office:value="300" calcext:value-type="float">
            <text:p>300</text:p>
          </table:table-cell>
          <table:table-cell table:formula="of:=MAX([.$C6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4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614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45/aso/training_set.lp</text:p>
          </table:table-cell>
          <table:table-cell office:value-type="float" office:value="44.6954" calcext:value-type="float">
            <text:p>44.6954</text:p>
          </table:table-cell>
          <table:table-cell office:value-type="float" office:value="0" calcext:value-type="float">
            <text:p>0</text:p>
          </table:table-cell>
          <table:table-cell table:formula="of:=MIN([.$B615])" office:value-type="float" office:value="44.6954" calcext:value-type="float">
            <text:p>44.6954</text:p>
          </table:table-cell>
          <table:table-cell table:formula="of:=MIN([.$C615])" office:value-type="float" office:value="0" calcext:value-type="float">
            <text:p>0</text:p>
          </table:table-cell>
          <table:table-cell table:formula="of:=MEDIAN([.$B615])" office:value-type="float" office:value="44.6954" calcext:value-type="float">
            <text:p>44.6954</text:p>
          </table:table-cell>
          <table:table-cell table:formula="of:=MEDIAN([.$C615])" office:value-type="float" office:value="0" calcext:value-type="float">
            <text:p>0</text:p>
          </table:table-cell>
          <table:table-cell table:formula="of:=MAX([.$B615])" office:value-type="float" office:value="44.6954" calcext:value-type="float">
            <text:p>44.6954</text:p>
          </table:table-cell>
          <table:table-cell table:formula="of:=MAX([.$C6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1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1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6])" office:value-type="float" office:value="300" calcext:value-type="float">
            <text:p>300</text:p>
          </table:table-cell>
          <table:table-cell table:formula="of:=MIN([.$C616])" office:value-type="float" office:value="1" calcext:value-type="float">
            <text:p>1</text:p>
          </table:table-cell>
          <table:table-cell table:formula="of:=MEDIAN([.$B616])" office:value-type="float" office:value="300" calcext:value-type="float">
            <text:p>300</text:p>
          </table:table-cell>
          <table:table-cell table:formula="of:=MEDIAN([.$C616])" office:value-type="float" office:value="1" calcext:value-type="float">
            <text:p>1</text:p>
          </table:table-cell>
          <table:table-cell table:formula="of:=MAX([.$B616])" office:value-type="float" office:value="300" calcext:value-type="float">
            <text:p>300</text:p>
          </table:table-cell>
          <table:table-cell table:formula="of:=MAX([.$C61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16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1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7])" office:value-type="float" office:value="300" calcext:value-type="float">
            <text:p>300</text:p>
          </table:table-cell>
          <table:table-cell table:formula="of:=MIN([.$C617])" office:value-type="float" office:value="1" calcext:value-type="float">
            <text:p>1</text:p>
          </table:table-cell>
          <table:table-cell table:formula="of:=MEDIAN([.$B617])" office:value-type="float" office:value="300" calcext:value-type="float">
            <text:p>300</text:p>
          </table:table-cell>
          <table:table-cell table:formula="of:=MEDIAN([.$C617])" office:value-type="float" office:value="1" calcext:value-type="float">
            <text:p>1</text:p>
          </table:table-cell>
          <table:table-cell table:formula="of:=MAX([.$B617])" office:value-type="float" office:value="300" calcext:value-type="float">
            <text:p>300</text:p>
          </table:table-cell>
          <table:table-cell table:formula="of:=MAX([.$C61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1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8-[.L617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51/aso/training_set.lp</text:p>
          </table:table-cell>
          <table:table-cell office:value-type="float" office:value="29.1095" calcext:value-type="float">
            <text:p>29.1095</text:p>
          </table:table-cell>
          <table:table-cell office:value-type="float" office:value="0" calcext:value-type="float">
            <text:p>0</text:p>
          </table:table-cell>
          <table:table-cell table:formula="of:=MIN([.$B618])" office:value-type="float" office:value="29.1095" calcext:value-type="float">
            <text:p>29.1095</text:p>
          </table:table-cell>
          <table:table-cell table:formula="of:=MIN([.$C618])" office:value-type="float" office:value="0" calcext:value-type="float">
            <text:p>0</text:p>
          </table:table-cell>
          <table:table-cell table:formula="of:=MEDIAN([.$B618])" office:value-type="float" office:value="29.1095" calcext:value-type="float">
            <text:p>29.1095</text:p>
          </table:table-cell>
          <table:table-cell table:formula="of:=MEDIAN([.$C618])" office:value-type="float" office:value="0" calcext:value-type="float">
            <text:p>0</text:p>
          </table:table-cell>
          <table:table-cell table:formula="of:=MAX([.$B618])" office:value-type="float" office:value="29.1095" calcext:value-type="float">
            <text:p>29.1095</text:p>
          </table:table-cell>
          <table:table-cell table:formula="of:=MAX([.$C61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18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18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9])" office:value-type="float" office:value="300" calcext:value-type="float">
            <text:p>300</text:p>
          </table:table-cell>
          <table:table-cell table:formula="of:=MIN([.$C619])" office:value-type="float" office:value="1" calcext:value-type="float">
            <text:p>1</text:p>
          </table:table-cell>
          <table:table-cell table:formula="of:=MEDIAN([.$B619])" office:value-type="float" office:value="300" calcext:value-type="float">
            <text:p>300</text:p>
          </table:table-cell>
          <table:table-cell table:formula="of:=MEDIAN([.$C619])" office:value-type="float" office:value="1" calcext:value-type="float">
            <text:p>1</text:p>
          </table:table-cell>
          <table:table-cell table:formula="of:=MAX([.$B619])" office:value-type="float" office:value="300" calcext:value-type="float">
            <text:p>300</text:p>
          </table:table-cell>
          <table:table-cell table:formula="of:=MAX([.$C61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1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19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0])" office:value-type="float" office:value="300" calcext:value-type="float">
            <text:p>300</text:p>
          </table:table-cell>
          <table:table-cell table:formula="of:=MIN([.$C620])" office:value-type="float" office:value="1" calcext:value-type="float">
            <text:p>1</text:p>
          </table:table-cell>
          <table:table-cell table:formula="of:=MEDIAN([.$B620])" office:value-type="float" office:value="300" calcext:value-type="float">
            <text:p>300</text:p>
          </table:table-cell>
          <table:table-cell table:formula="of:=MEDIAN([.$C620])" office:value-type="float" office:value="1" calcext:value-type="float">
            <text:p>1</text:p>
          </table:table-cell>
          <table:table-cell table:formula="of:=MAX([.$B620])" office:value-type="float" office:value="300" calcext:value-type="float">
            <text:p>300</text:p>
          </table:table-cell>
          <table:table-cell table:formula="of:=MAX([.$C62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20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8-[.L620])/8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val9/training_po_full_v9/user52/aso/training_set.lp</text:p>
          </table:table-cell>
          <table:table-cell office:value-type="float" office:value="41.2163" calcext:value-type="float">
            <text:p>41.2163</text:p>
          </table:table-cell>
          <table:table-cell office:value-type="float" office:value="0" calcext:value-type="float">
            <text:p>0</text:p>
          </table:table-cell>
          <table:table-cell table:formula="of:=MIN([.$B621])" office:value-type="float" office:value="41.2163" calcext:value-type="float">
            <text:p>41.2163</text:p>
          </table:table-cell>
          <table:table-cell table:formula="of:=MIN([.$C621])" office:value-type="float" office:value="0" calcext:value-type="float">
            <text:p>0</text:p>
          </table:table-cell>
          <table:table-cell table:formula="of:=MEDIAN([.$B621])" office:value-type="float" office:value="41.2163" calcext:value-type="float">
            <text:p>41.2163</text:p>
          </table:table-cell>
          <table:table-cell table:formula="of:=MEDIAN([.$C621])" office:value-type="float" office:value="0" calcext:value-type="float">
            <text:p>0</text:p>
          </table:table-cell>
          <table:table-cell table:formula="of:=MAX([.$B621])" office:value-type="float" office:value="41.2163" calcext:value-type="float">
            <text:p>41.2163</text:p>
          </table:table-cell>
          <table:table-cell table:formula="of:=MAX([.$C62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2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2])" office:value-type="float" office:value="300" calcext:value-type="float">
            <text:p>300</text:p>
          </table:table-cell>
          <table:table-cell table:formula="of:=MIN([.$C622])" office:value-type="float" office:value="1" calcext:value-type="float">
            <text:p>1</text:p>
          </table:table-cell>
          <table:table-cell table:formula="of:=MEDIAN([.$B622])" office:value-type="float" office:value="300" calcext:value-type="float">
            <text:p>300</text:p>
          </table:table-cell>
          <table:table-cell table:formula="of:=MEDIAN([.$C622])" office:value-type="float" office:value="1" calcext:value-type="float">
            <text:p>1</text:p>
          </table:table-cell>
          <table:table-cell table:formula="of:=MAX([.$B622])" office:value-type="float" office:value="300" calcext:value-type="float">
            <text:p>300</text:p>
          </table:table-cell>
          <table:table-cell table:formula="of:=MAX([.$C62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2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3])" office:value-type="float" office:value="300" calcext:value-type="float">
            <text:p>300</text:p>
          </table:table-cell>
          <table:table-cell table:formula="of:=MIN([.$C623])" office:value-type="float" office:value="1" calcext:value-type="float">
            <text:p>1</text:p>
          </table:table-cell>
          <table:table-cell table:formula="of:=MEDIAN([.$B623])" office:value-type="float" office:value="300" calcext:value-type="float">
            <text:p>300</text:p>
          </table:table-cell>
          <table:table-cell table:formula="of:=MEDIAN([.$C623])" office:value-type="float" office:value="1" calcext:value-type="float">
            <text:p>1</text:p>
          </table:table-cell>
          <table:table-cell table:formula="of:=MAX([.$B623])" office:value-type="float" office:value="300" calcext:value-type="float">
            <text:p>300</text:p>
          </table:table-cell>
          <table:table-cell table:formula="of:=MAX([.$C6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3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3/aso/training_set.lp</text:p>
          </table:table-cell>
          <table:table-cell office:value-type="float" office:value="26.731" calcext:value-type="float">
            <text:p>26.731</text:p>
          </table:table-cell>
          <table:table-cell office:value-type="float" office:value="0" calcext:value-type="float">
            <text:p>0</text:p>
          </table:table-cell>
          <table:table-cell table:formula="of:=MIN([.$B624])" office:value-type="float" office:value="26.731" calcext:value-type="float">
            <text:p>26.731</text:p>
          </table:table-cell>
          <table:table-cell table:formula="of:=MIN([.$C624])" office:value-type="float" office:value="0" calcext:value-type="float">
            <text:p>0</text:p>
          </table:table-cell>
          <table:table-cell table:formula="of:=MEDIAN([.$B624])" office:value-type="float" office:value="26.731" calcext:value-type="float">
            <text:p>26.731</text:p>
          </table:table-cell>
          <table:table-cell table:formula="of:=MEDIAN([.$C624])" office:value-type="float" office:value="0" calcext:value-type="float">
            <text:p>0</text:p>
          </table:table-cell>
          <table:table-cell table:formula="of:=MAX([.$B624])" office:value-type="float" office:value="26.731" calcext:value-type="float">
            <text:p>26.731</text:p>
          </table:table-cell>
          <table:table-cell table:formula="of:=MAX([.$C62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62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8-[.L624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5])" office:value-type="float" office:value="300" calcext:value-type="float">
            <text:p>300</text:p>
          </table:table-cell>
          <table:table-cell table:formula="of:=MIN([.$C625])" office:value-type="float" office:value="1" calcext:value-type="float">
            <text:p>1</text:p>
          </table:table-cell>
          <table:table-cell table:formula="of:=MEDIAN([.$B625])" office:value-type="float" office:value="300" calcext:value-type="float">
            <text:p>300</text:p>
          </table:table-cell>
          <table:table-cell table:formula="of:=MEDIAN([.$C625])" office:value-type="float" office:value="1" calcext:value-type="float">
            <text:p>1</text:p>
          </table:table-cell>
          <table:table-cell table:formula="of:=MAX([.$B625])" office:value-type="float" office:value="300" calcext:value-type="float">
            <text:p>300</text:p>
          </table:table-cell>
          <table:table-cell table:formula="of:=MAX([.$C62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2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8-[.L625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6])" office:value-type="float" office:value="300" calcext:value-type="float">
            <text:p>300</text:p>
          </table:table-cell>
          <table:table-cell table:formula="of:=MIN([.$C626])" office:value-type="float" office:value="1" calcext:value-type="float">
            <text:p>1</text:p>
          </table:table-cell>
          <table:table-cell table:formula="of:=MEDIAN([.$B626])" office:value-type="float" office:value="300" calcext:value-type="float">
            <text:p>300</text:p>
          </table:table-cell>
          <table:table-cell table:formula="of:=MEDIAN([.$C626])" office:value-type="float" office:value="1" calcext:value-type="float">
            <text:p>1</text:p>
          </table:table-cell>
          <table:table-cell table:formula="of:=MAX([.$B626])" office:value-type="float" office:value="300" calcext:value-type="float">
            <text:p>300</text:p>
          </table:table-cell>
          <table:table-cell table:formula="of:=MAX([.$C62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26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8-[.L626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55/aso/training_set.lp</text:p>
          </table:table-cell>
          <table:table-cell office:value-type="float" office:value="37.4862" calcext:value-type="float">
            <text:p>37.4862</text:p>
          </table:table-cell>
          <table:table-cell office:value-type="float" office:value="0" calcext:value-type="float">
            <text:p>0</text:p>
          </table:table-cell>
          <table:table-cell table:formula="of:=MIN([.$B627])" office:value-type="float" office:value="37.4862" calcext:value-type="float">
            <text:p>37.4862</text:p>
          </table:table-cell>
          <table:table-cell table:formula="of:=MIN([.$C627])" office:value-type="float" office:value="0" calcext:value-type="float">
            <text:p>0</text:p>
          </table:table-cell>
          <table:table-cell table:formula="of:=MEDIAN([.$B627])" office:value-type="float" office:value="37.4862" calcext:value-type="float">
            <text:p>37.4862</text:p>
          </table:table-cell>
          <table:table-cell table:formula="of:=MEDIAN([.$C627])" office:value-type="float" office:value="0" calcext:value-type="float">
            <text:p>0</text:p>
          </table:table-cell>
          <table:table-cell table:formula="of:=MAX([.$B627])" office:value-type="float" office:value="37.4862" calcext:value-type="float">
            <text:p>37.4862</text:p>
          </table:table-cell>
          <table:table-cell table:formula="of:=MAX([.$C62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6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8-[.L627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8])" office:value-type="float" office:value="300" calcext:value-type="float">
            <text:p>300</text:p>
          </table:table-cell>
          <table:table-cell table:formula="of:=MIN([.$C628])" office:value-type="float" office:value="1" calcext:value-type="float">
            <text:p>1</text:p>
          </table:table-cell>
          <table:table-cell table:formula="of:=MEDIAN([.$B628])" office:value-type="float" office:value="300" calcext:value-type="float">
            <text:p>300</text:p>
          </table:table-cell>
          <table:table-cell table:formula="of:=MEDIAN([.$C628])" office:value-type="float" office:value="1" calcext:value-type="float">
            <text:p>1</text:p>
          </table:table-cell>
          <table:table-cell table:formula="of:=MAX([.$B628])" office:value-type="float" office:value="300" calcext:value-type="float">
            <text:p>300</text:p>
          </table:table-cell>
          <table:table-cell table:formula="of:=MAX([.$C62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28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9])" office:value-type="float" office:value="300" calcext:value-type="float">
            <text:p>300</text:p>
          </table:table-cell>
          <table:table-cell table:formula="of:=MIN([.$C629])" office:value-type="float" office:value="1" calcext:value-type="float">
            <text:p>1</text:p>
          </table:table-cell>
          <table:table-cell table:formula="of:=MEDIAN([.$B629])" office:value-type="float" office:value="300" calcext:value-type="float">
            <text:p>300</text:p>
          </table:table-cell>
          <table:table-cell table:formula="of:=MEDIAN([.$C629])" office:value-type="float" office:value="1" calcext:value-type="float">
            <text:p>1</text:p>
          </table:table-cell>
          <table:table-cell table:formula="of:=MAX([.$B629])" office:value-type="float" office:value="300" calcext:value-type="float">
            <text:p>300</text:p>
          </table:table-cell>
          <table:table-cell table:formula="of:=MAX([.$C62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29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8-[.L629])/8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val9/training_po_full_v9/user7/aso/training_set.lp</text:p>
          </table:table-cell>
          <table:table-cell office:value-type="float" office:value="37.606" calcext:value-type="float">
            <text:p>37.606</text:p>
          </table:table-cell>
          <table:table-cell office:value-type="float" office:value="0" calcext:value-type="float">
            <text:p>0</text:p>
          </table:table-cell>
          <table:table-cell table:formula="of:=MIN([.$B630])" office:value-type="float" office:value="37.606" calcext:value-type="float">
            <text:p>37.606</text:p>
          </table:table-cell>
          <table:table-cell table:formula="of:=MIN([.$C630])" office:value-type="float" office:value="0" calcext:value-type="float">
            <text:p>0</text:p>
          </table:table-cell>
          <table:table-cell table:formula="of:=MEDIAN([.$B630])" office:value-type="float" office:value="37.606" calcext:value-type="float">
            <text:p>37.606</text:p>
          </table:table-cell>
          <table:table-cell table:formula="of:=MEDIAN([.$C630])" office:value-type="float" office:value="0" calcext:value-type="float">
            <text:p>0</text:p>
          </table:table-cell>
          <table:table-cell table:formula="of:=MAX([.$B630])" office:value-type="float" office:value="37.606" calcext:value-type="float">
            <text:p>37.606</text:p>
          </table:table-cell>
          <table:table-cell table:formula="of:=MAX([.$C63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6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8-[.L630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1])" office:value-type="float" office:value="300" calcext:value-type="float">
            <text:p>300</text:p>
          </table:table-cell>
          <table:table-cell table:formula="of:=MIN([.$C631])" office:value-type="float" office:value="1" calcext:value-type="float">
            <text:p>1</text:p>
          </table:table-cell>
          <table:table-cell table:formula="of:=MEDIAN([.$B631])" office:value-type="float" office:value="300" calcext:value-type="float">
            <text:p>300</text:p>
          </table:table-cell>
          <table:table-cell table:formula="of:=MEDIAN([.$C631])" office:value-type="float" office:value="1" calcext:value-type="float">
            <text:p>1</text:p>
          </table:table-cell>
          <table:table-cell table:formula="of:=MAX([.$B631])" office:value-type="float" office:value="300" calcext:value-type="float">
            <text:p>300</text:p>
          </table:table-cell>
          <table:table-cell table:formula="of:=MAX([.$C6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3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8-[.L631])/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9/training_po_full_v9/user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2])" office:value-type="float" office:value="300" calcext:value-type="float">
            <text:p>300</text:p>
          </table:table-cell>
          <table:table-cell table:formula="of:=MIN([.$C632])" office:value-type="float" office:value="1" calcext:value-type="float">
            <text:p>1</text:p>
          </table:table-cell>
          <table:table-cell table:formula="of:=MEDIAN([.$B632])" office:value-type="float" office:value="300" calcext:value-type="float">
            <text:p>300</text:p>
          </table:table-cell>
          <table:table-cell table:formula="of:=MEDIAN([.$C632])" office:value-type="float" office:value="1" calcext:value-type="float">
            <text:p>1</text:p>
          </table:table-cell>
          <table:table-cell table:formula="of:=MAX([.$B632])" office:value-type="float" office:value="300" calcext:value-type="float">
            <text:p>300</text:p>
          </table:table-cell>
          <table:table-cell table:formula="of:=MAX([.$C6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63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8-[.L632])/8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AVERAGE([.K3:.K632])" office:value-type="float" office:value="0.722398589065256" calcext:value-type="float">
            <text:p>0.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632])" office:value-type="float" office:value="134831.3822" calcext:value-type="float">
            <text:p>134831.3822</text:p>
          </table:table-cell>
          <table:table-cell table:formula="of:=SUM([.C3:.C632])" office:value-type="float" office:value="420" calcext:value-type="float">
            <text:p>420</text:p>
          </table:table-cell>
          <table:table-cell table:formula="of:=SUM([.D3:.D632])" office:value-type="float" office:value="134831.3822" calcext:value-type="float">
            <text:p>134831.3822</text:p>
          </table:table-cell>
          <table:table-cell table:formula="of:=SUM([.E3:.E632])" office:value-type="float" office:value="420" calcext:value-type="float">
            <text:p>420</text:p>
          </table:table-cell>
          <table:table-cell table:formula="of:=SUM([.F3:.F632])" office:value-type="float" office:value="134831.3822" calcext:value-type="float">
            <text:p>134831.3822</text:p>
          </table:table-cell>
          <table:table-cell table:formula="of:=SUM([.G3:.G632])" office:value-type="float" office:value="420" calcext:value-type="float">
            <text:p>420</text:p>
          </table:table-cell>
          <table:table-cell table:formula="of:=SUM([.H3:.H632])" office:value-type="float" office:value="134831.3822" calcext:value-type="float">
            <text:p>134831.3822</text:p>
          </table:table-cell>
          <table:table-cell table:formula="of:=SUM([.I3:.I632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632])" office:value-type="float" office:value="214.018066984127" calcext:value-type="float">
            <text:p>214.018066984127</text:p>
          </table:table-cell>
          <table:table-cell table:formula="of:=AVERAGE([.C3:.C632])" office:value-type="float" office:value="0.666666666666667" calcext:value-type="float">
            <text:p>0.666666666666667</text:p>
          </table:table-cell>
          <table:table-cell table:formula="of:=AVERAGE([.D3:.D632])" office:value-type="float" office:value="214.018066984127" calcext:value-type="float">
            <text:p>214.018066984127</text:p>
          </table:table-cell>
          <table:table-cell table:formula="of:=AVERAGE([.E3:.E632])" office:value-type="float" office:value="0.666666666666667" calcext:value-type="float">
            <text:p>0.666666666666667</text:p>
          </table:table-cell>
          <table:table-cell table:formula="of:=AVERAGE([.F3:.F632])" office:value-type="float" office:value="214.018066984127" calcext:value-type="float">
            <text:p>214.018066984127</text:p>
          </table:table-cell>
          <table:table-cell table:formula="of:=AVERAGE([.G3:.G632])" office:value-type="float" office:value="0.666666666666667" calcext:value-type="float">
            <text:p>0.666666666666667</text:p>
          </table:table-cell>
          <table:table-cell table:formula="of:=AVERAGE([.H3:.H632])" office:value-type="float" office:value="214.018066984127" calcext:value-type="float">
            <text:p>214.018066984127</text:p>
          </table:table-cell>
          <table:table-cell table:formula="of:=AVERAGE([.I3:.I632])"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632])" office:value-type="float" office:value="121.768143121224" calcext:value-type="float">
            <text:p>121.768143121224</text:p>
          </table:table-cell>
          <table:table-cell table:formula="of:=STDEV([.C3:.C632])" office:value-type="float" office:value="0.471779097346592" calcext:value-type="float">
            <text:p>0.471779097346592</text:p>
          </table:table-cell>
          <table:table-cell table:formula="of:=STDEV([.D3:.D632])" office:value-type="float" office:value="121.768143121224" calcext:value-type="float">
            <text:p>121.768143121224</text:p>
          </table:table-cell>
          <table:table-cell table:formula="of:=STDEV([.E3:.E632])" office:value-type="float" office:value="0.471779097346592" calcext:value-type="float">
            <text:p>0.471779097346592</text:p>
          </table:table-cell>
          <table:table-cell table:formula="of:=STDEV([.F3:.F632])" office:value-type="float" office:value="121.768143121224" calcext:value-type="float">
            <text:p>121.768143121224</text:p>
          </table:table-cell>
          <table:table-cell table:formula="of:=STDEV([.G3:.G632])" office:value-type="float" office:value="0.471779097346592" calcext:value-type="float">
            <text:p>0.471779097346592</text:p>
          </table:table-cell>
          <table:table-cell table:formula="of:=STDEV([.H3:.H632])" office:value-type="float" office:value="121.768143121224" calcext:value-type="float">
            <text:p>121.768143121224</text:p>
          </table:table-cell>
          <table:table-cell table:formula="of:=STDEV([.I3:.I632])" office:value-type="float" office:value="0.471779097346592" calcext:value-type="float">
            <text:p>0.471779097346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632]-[.$D3:.$D63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632]-[.$E3:.$E632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632]=[.$D3:.$D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E3:.$E632])"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632]&l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lt;[.$G3:.$G6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632]&gt;[.$F3:.$F632])" office:value-type="float" office:value="0" calcext:value-type="float">
            <text:p>0</text:p>
          </table:table-cell>
          <table:table-cell table:number-matrix-columns-spanned="1" table:number-matrix-rows-spanned="1" table:formula="of:=SUM([.C3:.C632]&gt;[.$G3:.$G6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632]=[.$H3:.$H632])" office:value-type="float" office:value="630" calcext:value-type="float">
            <text:p>630</text:p>
          </table:table-cell>
          <table:table-cell table:number-matrix-columns-spanned="1" table:number-matrix-rows-spanned="1" table:formula="of:=SUM([.C3:.C632]=[.$I3:.$I632])" office:value-type="float" office:value="630" calcext:value-type="float">
            <text:p>630</text:p>
          </table:table-cell>
          <table:table-cell table:number-columns-repeated="10"/>
        </table:table-row>
        <table:table-row table:style-name="ro1" table:number-rows-repeated="10479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default-cell-style-name="ce5"/>
        <table:table-column table:style-name="co4" table:number-columns-repeated="8" table:default-cell-style-name="ce7"/>
        <table:table-row table:style-name="ro1">
          <table:table-cell table:style-name="ce4"/>
          <table:table-cell table:style-name="ce4" office:value-type="string" calcext:value-type="string">
            <text:p>aso train</text:p>
          </table:table-cell>
          <table:table-cell table:style-name="ce4" office:value-type="string" calcext:value-type="string">
            <text:p>lw train</text:p>
          </table:table-cell>
          <table:table-cell table:style-name="ce4" office:value-type="string" calcext:value-type="string">
            <text:p>poset train</text:p>
          </table:table-cell>
          <table:table-cell table:style-name="ce4" office:value-type="string" calcext:value-type="string">
            <text:p>overall train</text:p>
          </table:table-cell>
          <table:table-cell table:style-name="ce6" office:value-type="string" calcext:value-type="string">
            <text:p>aso val</text:p>
          </table:table-cell>
          <table:table-cell table:style-name="ce6" office:value-type="string" calcext:value-type="string">
            <text:p>lw val</text:p>
          </table:table-cell>
          <table:table-cell table:style-name="ce6" office:value-type="string" calcext:value-type="string">
            <text:p>poset val</text:p>
          </table:table-cell>
          <table:table-cell table:style-name="ce6" office:value-type="string" calcext:value-type="string">
            <text:p>overall val</text:p>
          </table:table-cell>
        </table:table-row>
        <table:table-row table:style-name="ro1">
          <table:table-cell office:value-type="string" calcext:value-type="string">
            <text:p>Val 1</text:p>
          </table:table-cell>
          <table:table-cell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)" office:value-type="float" office:value="0.994047619047619" calcext:value-type="float">
            <text:p>0.994</text:p>
          </table:table-cell>
          <table:table-cell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)" office:value-type="float" office:value="0.982142857142857" calcext:value-type="float">
            <text:p>0.982</text:p>
          </table:table-cell>
          <table:table-cell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)" office:value-type="float" office:value="0.928571428571429" calcext:value-type="float">
            <text:p>0.929</text:p>
          </table:table-cell>
          <table:table-cell table:formula="of:=AVERAGE([.B2:.D2])" office:value-type="float" office:value="0.968253968253968" calcext:value-type="float">
            <text:p>0.968</text:p>
          </table:table-cell>
          <table:table-cell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)" office:value-type="float" office:value="0.53968253968254" calcext:value-type="float">
            <text:p>0.540</text:p>
          </table:table-cell>
          <table:table-cell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)" office:value-type="float" office:value="0.830687830687831" calcext:value-type="float">
            <text:p>0.831</text:p>
          </table:table-cell>
          <table:table-cell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)" office:value-type="float" office:value="0.793650793650794" calcext:value-type="float">
            <text:p>0.794</text:p>
          </table:table-cell>
          <table:table-cell table:formula="of:=AVERAGE([.F2];[.G2];[.H2])" office:value-type="float" office:value="0.721340388007055" calcext:value-type="float">
            <text:p>0.721</text:p>
          </table:table-cell>
        </table:table-row>
        <table:table-row table:style-name="ro1">
          <table:table-cell office:value-type="string" calcext:value-type="string">
            <text:p>Val 2</text:p>
          </table:table-cell>
          <table:table-cell table:style-name="ce1" table:formula="of:=AVERAGE(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;[$Instances.M180];[$Instances.M183];[$Instances.M186];[$Instances.M189])" office:value-type="float" office:value="1" calcext:value-type="float">
            <text:p>1.000</text:p>
          </table:table-cell>
          <table:table-cell table:style-name="ce1" table:formula="of:=AVERAGE(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;[$Instances.M181];[$Instances.M184];[$Instances.M187];[$Instances.M190])" office:value-type="float" office:value="1" calcext:value-type="float">
            <text:p>1.000</text:p>
          </table:table-cell>
          <table:table-cell table:style-name="ce1" table:formula="of:=AVERAGE(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;[$Instances.M182];[$Instances.M185];[$Instances.M188];[$Instances.M191])" office:value-type="float" office:value="0.958333333333333" calcext:value-type="float">
            <text:p>0.958</text:p>
          </table:table-cell>
          <table:table-cell table:formula="of:=AVERAGE([.B3:.D3])" office:value-type="float" office:value="0.986111111111111" calcext:value-type="float">
            <text:p>0.986</text:p>
          </table:table-cell>
          <table:table-cell table:formula="of:=AVERAGE(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;[$Instances.K180];[$Instances.K183];[$Instances.K186];[$Instances.K189])" office:value-type="float" office:value="0.73015873015873" calcext:value-type="float">
            <text:p>0.730</text:p>
          </table:table-cell>
          <table:table-cell table:formula="of:=AVERAGE(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;[$Instances.K181];[$Instances.K184];[$Instances.K187];[$Instances.K190])" office:value-type="float" office:value="0.746031746031746" calcext:value-type="float">
            <text:p>0.746</text:p>
          </table:table-cell>
          <table:table-cell table:formula="of:=AVERAGE(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;[$Instances.K182];[$Instances.K185];[$Instances.K188];[$Instances.K191])" office:value-type="float" office:value="0.793650793650794" calcext:value-type="float">
            <text:p>0.794</text:p>
          </table:table-cell>
          <table:table-cell table:formula="of:=AVERAGE([.F3];[.G3];[.H3])" office:value-type="float" office:value="0.756613756613757" calcext:value-type="float">
            <text:p>0.757</text:p>
          </table:table-cell>
        </table:table-row>
        <table:table-row table:style-name="ro1">
          <table:table-cell office:value-type="string" calcext:value-type="string">
            <text:p>Val 3</text:p>
          </table:table-cell>
          <table:table-cell table:formula="of:=AVERAGE([$Instances.M192];[$Instances.M195];[$Instances.M198];[$Instances.M201];[$Instances.M204];[$Instances.M207];[$Instances.M210];[$Instances.M213];[$Instances.M216];[$Instances.M219];[$Instances.M222];[$Instances.M225];[$Instances.M228];[$Instances.M231];[$Instances.M234];[$Instances.M237];[$Instances.M240];[$Instances.M243];[$Instances.M246];[$Instances.M249];[$Instances.M252])" office:value-type="float" office:value="0.994047619047619" calcext:value-type="float">
            <text:p>0.994</text:p>
          </table:table-cell>
          <table:table-cell table:formula="of:=AVERAGE([$Instances.M193];[$Instances.M196];[$Instances.M199];[$Instances.M202];[$Instances.M205];[$Instances.M208];[$Instances.M211];[$Instances.M214];[$Instances.M217];[$Instances.M220];[$Instances.M223];[$Instances.M226];[$Instances.M229];[$Instances.M232];[$Instances.M235];[$Instances.M238];[$Instances.M241];[$Instances.M244];[$Instances.M247];[$Instances.M250];[$Instances.M253])" office:value-type="float" office:value="0.994047619047619" calcext:value-type="float">
            <text:p>0.994</text:p>
          </table:table-cell>
          <table:table-cell table:formula="of:=AVERAGE([$Instances.M194];[$Instances.M197];[$Instances.M200];[$Instances.M203];[$Instances.M206];[$Instances.M209];[$Instances.M212];[$Instances.M215];[$Instances.M218];[$Instances.M221];[$Instances.M224];[$Instances.M227];[$Instances.M230];[$Instances.M233];[$Instances.M236];[$Instances.M239];[$Instances.M242];[$Instances.M245];[$Instances.M248];[$Instances.M251];[$Instances.M254])" office:value-type="float" office:value="0.910714285714286" calcext:value-type="float">
            <text:p>0.911</text:p>
          </table:table-cell>
          <table:table-cell table:formula="of:=AVERAGE([.B4:.D4])" office:value-type="float" office:value="0.966269841269841" calcext:value-type="float">
            <text:p>0.966</text:p>
          </table:table-cell>
          <table:table-cell table:formula="of:=AVERAGE([$Instances.K192];[$Instances.K195];[$Instances.K198];[$Instances.K201];[$Instances.K204];[$Instances.K207];[$Instances.K210];[$Instances.K213];[$Instances.K216];[$Instances.K219];[$Instances.K222];[$Instances.K225];[$Instances.K228];[$Instances.K231];[$Instances.K234];[$Instances.K237];[$Instances.K240];[$Instances.K243];[$Instances.K246];[$Instances.K249];[$Instances.K252])" office:value-type="float" office:value="0.486772486772487" calcext:value-type="float">
            <text:p>0.487</text:p>
          </table:table-cell>
          <table:table-cell table:formula="of:=AVERAGE([$Instances.K193];[$Instances.K196];[$Instances.K199];[$Instances.K202];[$Instances.K205];[$Instances.K208];[$Instances.K211];[$Instances.K214];[$Instances.K217];[$Instances.K220];[$Instances.K223];[$Instances.K226];[$Instances.K229];[$Instances.K232];[$Instances.K235];[$Instances.K238];[$Instances.K241];[$Instances.K244];[$Instances.K247];[$Instances.K250];[$Instances.K253])" office:value-type="float" office:value="0.80952380952381" calcext:value-type="float">
            <text:p>0.810</text:p>
          </table:table-cell>
          <table:table-cell table:formula="of:=AVERAGE([$Instances.K194];[$Instances.K197];[$Instances.K200];[$Instances.K203];[$Instances.K206];[$Instances.K209];[$Instances.K212];[$Instances.K215];[$Instances.K218];[$Instances.K221];[$Instances.K224];[$Instances.K227];[$Instances.K230];[$Instances.K233];[$Instances.K236];[$Instances.K239];[$Instances.K242];[$Instances.K245];[$Instances.K248];[$Instances.K251];[$Instances.K254])" office:value-type="float" office:value="0.735449735449735" calcext:value-type="float">
            <text:p>0.735</text:p>
          </table:table-cell>
          <table:table-cell table:formula="of:=AVERAGE([.F4];[.G4];[.H4])" office:value-type="float" office:value="0.677248677248677" calcext:value-type="float">
            <text:p>0.677</text:p>
          </table:table-cell>
        </table:table-row>
        <table:table-row table:style-name="ro1">
          <table:table-cell office:value-type="string" calcext:value-type="string">
            <text:p>Val 4</text:p>
          </table:table-cell>
          <table:table-cell table:formula="of:=AVERAGE([$Instances.M255];[$Instances.M258];[$Instances.M261];[$Instances.M264];[$Instances.M267];[$Instances.M270];[$Instances.M273];[$Instances.M276];[$Instances.M279];[$Instances.M282];[$Instances.M285];[$Instances.M288];[$Instances.M291];[$Instances.M294];[$Instances.M297];[$Instances.M300];[$Instances.M303];[$Instances.M306];[$Instances.M309];[$Instances.M312];[$Instances.M315])" office:value-type="float" office:value="0.994047619047619" calcext:value-type="float">
            <text:p>0.994</text:p>
          </table:table-cell>
          <table:table-cell table:formula="of:=AVERAGE([$Instances.M256];[$Instances.M259];[$Instances.M262];[$Instances.M265];[$Instances.M268];[$Instances.M271];[$Instances.M274];[$Instances.M277];[$Instances.M280];[$Instances.M283];[$Instances.M286];[$Instances.M289];[$Instances.M292];[$Instances.M295];[$Instances.M298];[$Instances.M301];[$Instances.M304];[$Instances.M307];[$Instances.M310];[$Instances.M313];[$Instances.M316])" office:value-type="float" office:value="1" calcext:value-type="float">
            <text:p>1.000</text:p>
          </table:table-cell>
          <table:table-cell table:formula="of:=AVERAGE([$Instances.M257];[$Instances.M260];[$Instances.M263];[$Instances.M266];[$Instances.M269];[$Instances.M272];[$Instances.M275];[$Instances.M278];[$Instances.M281];[$Instances.M284];[$Instances.M287];[$Instances.M290];[$Instances.M293];[$Instances.M296];[$Instances.M299];[$Instances.M302];[$Instances.M305];[$Instances.M308];[$Instances.M311];[$Instances.M314];[$Instances.M317])" office:value-type="float" office:value="0.916666666666667" calcext:value-type="float">
            <text:p>0.917</text:p>
          </table:table-cell>
          <table:table-cell table:formula="of:=AVERAGE([.B5:.D5])" office:value-type="float" office:value="0.970238095238095" calcext:value-type="float">
            <text:p>0.970</text:p>
          </table:table-cell>
          <table:table-cell table:formula="of:=AVERAGE([$Instances.K255];[$Instances.K258];[$Instances.K261];[$Instances.K264];[$Instances.K267];[$Instances.K270];[$Instances.K273];[$Instances.K276];[$Instances.K279];[$Instances.K282];[$Instances.K285];[$Instances.K288];[$Instances.K291];[$Instances.K294];[$Instances.K297];[$Instances.K300];[$Instances.K303];[$Instances.K306];[$Instances.K309];[$Instances.K312];[$Instances.K315])" office:value-type="float" office:value="0.513227513227513" calcext:value-type="float">
            <text:p>0.513</text:p>
          </table:table-cell>
          <table:table-cell table:formula="of:=AVERAGE([$Instances.K256];[$Instances.K259];[$Instances.K262];[$Instances.K265];[$Instances.K268];[$Instances.K271];[$Instances.K274];[$Instances.K277];[$Instances.K280];[$Instances.K283];[$Instances.K286];[$Instances.K289];[$Instances.K292];[$Instances.K295];[$Instances.K298];[$Instances.K301];[$Instances.K304];[$Instances.K307];[$Instances.K310];[$Instances.K313];[$Instances.K316])" office:value-type="float" office:value="0.788359788359788" calcext:value-type="float">
            <text:p>0.788</text:p>
          </table:table-cell>
          <table:table-cell table:formula="of:=AVERAGE([$Instances.K257];[$Instances.K260];[$Instances.K263];[$Instances.K266];[$Instances.K269];[$Instances.K272];[$Instances.K275];[$Instances.K278];[$Instances.K281];[$Instances.K284];[$Instances.K287];[$Instances.K290];[$Instances.K293];[$Instances.K296];[$Instances.K299];[$Instances.K302];[$Instances.K305];[$Instances.K308];[$Instances.K311];[$Instances.K314];[$Instances.K317])" office:value-type="float" office:value="0.650793650793651" calcext:value-type="float">
            <text:p>0.651</text:p>
          </table:table-cell>
          <table:table-cell table:formula="of:=AVERAGE([.F5];[.G5];[.H5])" office:value-type="float" office:value="0.650793650793651" calcext:value-type="float">
            <text:p>0.651</text:p>
          </table:table-cell>
        </table:table-row>
        <table:table-row table:style-name="ro1">
          <table:table-cell office:value-type="string" calcext:value-type="string">
            <text:p>Val 5</text:p>
          </table:table-cell>
          <table:table-cell table:formula="of:=AVERAGE([$Instances.M318];[$Instances.M321];[$Instances.M324];[$Instances.M327];[$Instances.M330];[$Instances.M333];[$Instances.M336];[$Instances.M339];[$Instances.M342];[$Instances.M345];[$Instances.M348];[$Instances.M351];[$Instances.M354];[$Instances.M357];[$Instances.M360];[$Instances.M363];[$Instances.M366];[$Instances.M369];[$Instances.M372];[$Instances.M375];[$Instances.M378])" office:value-type="float" office:value="1" calcext:value-type="float">
            <text:p>1.000</text:p>
          </table:table-cell>
          <table:table-cell table:formula="of:=AVERAGE([$Instances.M319];[$Instances.M322];[$Instances.M325];[$Instances.M328];[$Instances.M331];[$Instances.M334];[$Instances.M337];[$Instances.M340];[$Instances.M343];[$Instances.M346];[$Instances.M349];[$Instances.M352];[$Instances.M355];[$Instances.M358];[$Instances.M361];[$Instances.M364];[$Instances.M367];[$Instances.M370];[$Instances.M373];[$Instances.M376];[$Instances.M379])" office:value-type="float" office:value="0.982142857142857" calcext:value-type="float">
            <text:p>0.982</text:p>
          </table:table-cell>
          <table:table-cell table:formula="of:=AVERAGE([$Instances.M320];[$Instances.M323];[$Instances.M326];[$Instances.M329];[$Instances.M332];[$Instances.M335];[$Instances.M338];[$Instances.M341];[$Instances.M344];[$Instances.M347];[$Instances.M350];[$Instances.M353];[$Instances.M356];[$Instances.M359];[$Instances.M362];[$Instances.M365];[$Instances.M368];[$Instances.M371];[$Instances.M374];[$Instances.M377];[$Instances.M380])" office:value-type="float" office:value="0.904761904761905" calcext:value-type="float">
            <text:p>0.905</text:p>
          </table:table-cell>
          <table:table-cell table:formula="of:=AVERAGE([.B6:.D6])" office:value-type="float" office:value="0.962301587301587" calcext:value-type="float">
            <text:p>0.962</text:p>
          </table:table-cell>
          <table:table-cell table:formula="of:=AVERAGE([$Instances.K318];[$Instances.K321];[$Instances.K324];[$Instances.K327];[$Instances.K330];[$Instances.K333];[$Instances.K336];[$Instances.K339];[$Instances.K342];[$Instances.K345];[$Instances.K348];[$Instances.K351];[$Instances.K354];[$Instances.K357];[$Instances.K360];[$Instances.K363];[$Instances.K366];[$Instances.K369];[$Instances.K372];[$Instances.K375];[$Instances.K378])" office:value-type="float" office:value="0.560846560846561" calcext:value-type="float">
            <text:p>0.561</text:p>
          </table:table-cell>
          <table:table-cell table:formula="of:=AVERAGE([$Instances.K319];[$Instances.K322];[$Instances.K325];[$Instances.K328];[$Instances.K331];[$Instances.K334];[$Instances.K337];[$Instances.K340];[$Instances.K343];[$Instances.K346];[$Instances.K349];[$Instances.K352];[$Instances.K355];[$Instances.K358];[$Instances.K361];[$Instances.K364];[$Instances.K367];[$Instances.K370];[$Instances.K373];[$Instances.K376];[$Instances.K379])" office:value-type="float" office:value="0.82010582010582" calcext:value-type="float">
            <text:p>0.820</text:p>
          </table:table-cell>
          <table:table-cell table:formula="of:=AVERAGE([$Instances.K320];[$Instances.K323];[$Instances.K326];[$Instances.K329];[$Instances.K332];[$Instances.K335];[$Instances.K338];[$Instances.K341];[$Instances.K344];[$Instances.K347];[$Instances.K350];[$Instances.K353];[$Instances.K356];[$Instances.K359];[$Instances.K362];[$Instances.K365];[$Instances.K368];[$Instances.K371];[$Instances.K374];[$Instances.K377];[$Instances.K380])" office:value-type="float" office:value="0.735449735449735" calcext:value-type="float">
            <text:p>0.735</text:p>
          </table:table-cell>
          <table:table-cell table:formula="of:=AVERAGE([.F6];[.G6];[.H6])" office:value-type="float" office:value="0.705467372134039" calcext:value-type="float">
            <text:p>0.705</text:p>
          </table:table-cell>
        </table:table-row>
        <table:table-row table:style-name="ro1">
          <table:table-cell office:value-type="string" calcext:value-type="string">
            <text:p>Val 6</text:p>
          </table:table-cell>
          <table:table-cell table:formula="of:=AVERAGE([$Instances.M381];[$Instances.M384];[$Instances.M387];[$Instances.M390];[$Instances.M393];[$Instances.M396];[$Instances.M399];[$Instances.M402];[$Instances.M405];[$Instances.M408];[$Instances.M411];[$Instances.M414];[$Instances.M417];[$Instances.M420];[$Instances.M423];[$Instances.M426];[$Instances.M429];[$Instances.M432];[$Instances.M435];[$Instances.M438];[$Instances.M441])" office:value-type="float" office:value="0.994047619047619" calcext:value-type="float">
            <text:p>0.994</text:p>
          </table:table-cell>
          <table:table-cell table:formula="of:=AVERAGE([$Instances.M382];[$Instances.M385];[$Instances.M388];[$Instances.M391];[$Instances.M394];[$Instances.M397];[$Instances.M400];[$Instances.M403];[$Instances.M406];[$Instances.M409];[$Instances.M412];[$Instances.M415];[$Instances.M418];[$Instances.M421];[$Instances.M424];[$Instances.M427];[$Instances.M430];[$Instances.M433];[$Instances.M436];[$Instances.M439];[$Instances.M442])" office:value-type="float" office:value="0.982142857142857" calcext:value-type="float">
            <text:p>0.982</text:p>
          </table:table-cell>
          <table:table-cell table:formula="of:=AVERAGE([$Instances.M383];[$Instances.M386];[$Instances.M389];[$Instances.M392];[$Instances.M395];[$Instances.M398];[$Instances.M401];[$Instances.M404];[$Instances.M407];[$Instances.M410];[$Instances.M413];[$Instances.M416];[$Instances.M419];[$Instances.M422];[$Instances.M425];[$Instances.M428];[$Instances.M431];[$Instances.M434];[$Instances.M437];[$Instances.M440];[$Instances.M443])" office:value-type="float" office:value="0.916666666666667" calcext:value-type="float">
            <text:p>0.917</text:p>
          </table:table-cell>
          <table:table-cell table:formula="of:=AVERAGE([.B7:.D7])" office:value-type="float" office:value="0.964285714285714" calcext:value-type="float">
            <text:p>0.964</text:p>
          </table:table-cell>
          <table:table-cell table:formula="of:=AVERAGE([$Instances.K381];[$Instances.K384];[$Instances.K387];[$Instances.K390];[$Instances.K393];[$Instances.K396];[$Instances.K399];[$Instances.K402];[$Instances.K405];[$Instances.K408];[$Instances.K411];[$Instances.K414];[$Instances.K417];[$Instances.K420];[$Instances.K423];[$Instances.K426];[$Instances.K429];[$Instances.K432];[$Instances.K435];[$Instances.K438];[$Instances.K441])" office:value-type="float" office:value="0.666666666666667" calcext:value-type="float">
            <text:p>0.667</text:p>
          </table:table-cell>
          <table:table-cell table:formula="of:=AVERAGE([$Instances.K382];[$Instances.K385];[$Instances.K388];[$Instances.K391];[$Instances.K394];[$Instances.K397];[$Instances.K400];[$Instances.K403];[$Instances.K406];[$Instances.K409];[$Instances.K412];[$Instances.K415];[$Instances.K418];[$Instances.K421];[$Instances.K424];[$Instances.K427];[$Instances.K430];[$Instances.K433];[$Instances.K436];[$Instances.K439];[$Instances.K442])" office:value-type="float" office:value="0.835978835978836" calcext:value-type="float">
            <text:p>0.836</text:p>
          </table:table-cell>
          <table:table-cell table:formula="of:=AVERAGE([$Instances.K383];[$Instances.K386];[$Instances.K389];[$Instances.K392];[$Instances.K395];[$Instances.K398];[$Instances.K401];[$Instances.K404];[$Instances.K407];[$Instances.K410];[$Instances.K413];[$Instances.K416];[$Instances.K419];[$Instances.K422];[$Instances.K425];[$Instances.K428];[$Instances.K431];[$Instances.K434];[$Instances.K437];[$Instances.K440];[$Instances.K443])" office:value-type="float" office:value="0.82010582010582" calcext:value-type="float">
            <text:p>0.820</text:p>
          </table:table-cell>
          <table:table-cell table:formula="of:=AVERAGE([.F7];[.G7];[.H7])" office:value-type="float" office:value="0.774250440917108" calcext:value-type="float">
            <text:p>0.774</text:p>
          </table:table-cell>
        </table:table-row>
        <table:table-row table:style-name="ro1">
          <table:table-cell office:value-type="string" calcext:value-type="string">
            <text:p>Val 7</text:p>
          </table:table-cell>
          <table:table-cell table:formula="of:=AVERAGE([$Instances.M444];[$Instances.M447];[$Instances.M450];[$Instances.M453];[$Instances.M456];[$Instances.M459];[$Instances.M462];[$Instances.M465];[$Instances.M468];[$Instances.M471];[$Instances.M474];[$Instances.M477];[$Instances.M480];[$Instances.M483];[$Instances.M486];[$Instances.M489];[$Instances.M492];[$Instances.M495];[$Instances.M498];[$Instances.M501];[$Instances.M504])" office:value-type="float" office:value="1" calcext:value-type="float">
            <text:p>1.000</text:p>
          </table:table-cell>
          <table:table-cell table:formula="of:=AVERAGE([$Instances.M445];[$Instances.M448];[$Instances.M451];[$Instances.M454];[$Instances.M457];[$Instances.M460];[$Instances.M463];[$Instances.M466];[$Instances.M469];[$Instances.M472];[$Instances.M475];[$Instances.M478];[$Instances.M481];[$Instances.M484];[$Instances.M487];[$Instances.M490];[$Instances.M493];[$Instances.M496];[$Instances.M499];[$Instances.M502];[$Instances.M505])" office:value-type="float" office:value="0.988095238095238" calcext:value-type="float">
            <text:p>0.988</text:p>
          </table:table-cell>
          <table:table-cell table:formula="of:=AVERAGE([$Instances.M446];[$Instances.M449];[$Instances.M452];[$Instances.M455];[$Instances.M458];[$Instances.M461];[$Instances.M464];[$Instances.M467];[$Instances.M470];[$Instances.M473];[$Instances.M476];[$Instances.M479];[$Instances.M482];[$Instances.M485];[$Instances.M488];[$Instances.M491];[$Instances.M494];[$Instances.M497];[$Instances.M500];[$Instances.M503];[$Instances.M506])" office:value-type="float" office:value="0.916666666666667" calcext:value-type="float">
            <text:p>0.917</text:p>
          </table:table-cell>
          <table:table-cell table:formula="of:=AVERAGE([.B8:.D8])" office:value-type="float" office:value="0.968253968253968" calcext:value-type="float">
            <text:p>0.968</text:p>
          </table:table-cell>
          <table:table-cell table:formula="of:=AVERAGE([$Instances.K444];[$Instances.K447];[$Instances.K450];[$Instances.K453];[$Instances.K456];[$Instances.K459];[$Instances.K462];[$Instances.K465];[$Instances.K468];[$Instances.K471];[$Instances.K474];[$Instances.K477];[$Instances.K480];[$Instances.K483];[$Instances.K486];[$Instances.K489];[$Instances.K492];[$Instances.K495];[$Instances.K498];[$Instances.K501];[$Instances.K504])" office:value-type="float" office:value="0.698412698412698" calcext:value-type="float">
            <text:p>0.698</text:p>
          </table:table-cell>
          <table:table-cell table:formula="of:=AVERAGE([$Instances.K445];[$Instances.K448];[$Instances.K451];[$Instances.K454];[$Instances.K457];[$Instances.K460];[$Instances.K463];[$Instances.K466];[$Instances.K469];[$Instances.K472];[$Instances.K475];[$Instances.K478];[$Instances.K481];[$Instances.K484];[$Instances.K487];[$Instances.K490];[$Instances.K493];[$Instances.K496];[$Instances.K499];[$Instances.K502];[$Instances.K505])" office:value-type="float" office:value="0.798941798941799" calcext:value-type="float">
            <text:p>0.799</text:p>
          </table:table-cell>
          <table:table-cell table:formula="of:=AVERAGE([$Instances.K446];[$Instances.K449];[$Instances.K452];[$Instances.K455];[$Instances.K458];[$Instances.K461];[$Instances.K464];[$Instances.K467];[$Instances.K470];[$Instances.K473];[$Instances.K476];[$Instances.K479];[$Instances.K482];[$Instances.K485];[$Instances.K488];[$Instances.K491];[$Instances.K494];[$Instances.K497];[$Instances.K500];[$Instances.K503];[$Instances.K506])" office:value-type="float" office:value="0.841269841269841" calcext:value-type="float">
            <text:p>0.841</text:p>
          </table:table-cell>
          <table:table-cell table:formula="of:=AVERAGE([.F8];[.G8];[.H8])" office:value-type="float" office:value="0.779541446208113" calcext:value-type="float">
            <text:p>0.780</text:p>
          </table:table-cell>
        </table:table-row>
        <table:table-row table:style-name="ro1">
          <table:table-cell office:value-type="string" calcext:value-type="string">
            <text:p>Val 8</text:p>
          </table:table-cell>
          <table:table-cell table:formula="of:=AVERAGE([$Instances.M507];[$Instances.M510];[$Instances.M513];[$Instances.M516];[$Instances.M519];[$Instances.M522];[$Instances.M525];[$Instances.M528];[$Instances.M531];[$Instances.M534];[$Instances.M537];[$Instances.M540];[$Instances.M543];[$Instances.M546];[$Instances.M549];[$Instances.M552];[$Instances.M555];[$Instances.M558];[$Instances.M561];[$Instances.M564];[$Instances.M567])" office:value-type="float" office:value="0.994047619047619" calcext:value-type="float">
            <text:p>0.994</text:p>
          </table:table-cell>
          <table:table-cell table:formula="of:=AVERAGE([$Instances.M508];[$Instances.M511];[$Instances.M514];[$Instances.M517];[$Instances.M520];[$Instances.M523];[$Instances.M526];[$Instances.M529];[$Instances.M532];[$Instances.M535];[$Instances.M538];[$Instances.M541];[$Instances.M544];[$Instances.M547];[$Instances.M550];[$Instances.M553];[$Instances.M556];[$Instances.M559];[$Instances.M562];[$Instances.M565];[$Instances.M568])" office:value-type="float" office:value="0.988095238095238" calcext:value-type="float">
            <text:p>0.988</text:p>
          </table:table-cell>
          <table:table-cell table:formula="of:=AVERAGE([$Instances.M509];[$Instances.M512];[$Instances.M515];[$Instances.M518];[$Instances.M521];[$Instances.M524];[$Instances.M527];[$Instances.M530];[$Instances.M533];[$Instances.M536];[$Instances.M539];[$Instances.M542];[$Instances.M545];[$Instances.M548];[$Instances.M551];[$Instances.M554];[$Instances.M557];[$Instances.M560];[$Instances.M563];[$Instances.M566];[$Instances.M569])" office:value-type="float" office:value="0.916666666666667" calcext:value-type="float">
            <text:p>0.917</text:p>
          </table:table-cell>
          <table:table-cell table:formula="of:=AVERAGE([.B9:.D9])" office:value-type="float" office:value="0.966269841269841" calcext:value-type="float">
            <text:p>0.966</text:p>
          </table:table-cell>
          <table:table-cell table:formula="of:=AVERAGE([$Instances.K507];[$Instances.K510];[$Instances.K513];[$Instances.K516];[$Instances.K519];[$Instances.K522];[$Instances.K525];[$Instances.K528];[$Instances.K531];[$Instances.K534];[$Instances.K537];[$Instances.K540];[$Instances.K543];[$Instances.K546];[$Instances.K549];[$Instances.K552];[$Instances.K555];[$Instances.K558];[$Instances.K561];[$Instances.K564];[$Instances.K567])" office:value-type="float" office:value="0.708994708994709" calcext:value-type="float">
            <text:p>0.709</text:p>
          </table:table-cell>
          <table:table-cell table:formula="of:=AVERAGE([$Instances.K508];[$Instances.K511];[$Instances.K514];[$Instances.K517];[$Instances.K520];[$Instances.K523];[$Instances.K526];[$Instances.K529];[$Instances.K532];[$Instances.K535];[$Instances.K538];[$Instances.K541];[$Instances.K544];[$Instances.K547];[$Instances.K550];[$Instances.K553];[$Instances.K556];[$Instances.K559];[$Instances.K562];[$Instances.K565];[$Instances.K568])" office:value-type="float" office:value="0.851851851851852" calcext:value-type="float">
            <text:p>0.852</text:p>
          </table:table-cell>
          <table:table-cell table:formula="of:=AVERAGE([$Instances.K509];[$Instances.K512];[$Instances.K515];[$Instances.K518];[$Instances.K521];[$Instances.K524];[$Instances.K527];[$Instances.K530];[$Instances.K533];[$Instances.K536];[$Instances.K539];[$Instances.K542];[$Instances.K545];[$Instances.K548];[$Instances.K551];[$Instances.K554];[$Instances.K557];[$Instances.K560];[$Instances.K563];[$Instances.K566];[$Instances.K569])" office:value-type="float" office:value="0.772486772486772" calcext:value-type="float">
            <text:p>0.772</text:p>
          </table:table-cell>
          <table:table-cell table:formula="of:=AVERAGE([.F9];[.G9];[.H9])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Val 9</text:p>
          </table:table-cell>
          <table:table-cell table:formula="of:=AVERAGE([$Instances.M570];[$Instances.M573];[$Instances.M576];[$Instances.M579];[$Instances.M582];[$Instances.M585];[$Instances.M588];[$Instances.M591];[$Instances.M594];[$Instances.M597];[$Instances.M600];[$Instances.M603];[$Instances.M606];[$Instances.M609];[$Instances.M612];[$Instances.M615];[$Instances.M618];[$Instances.M621];[$Instances.M624];[$Instances.M627];[$Instances.M630])" office:value-type="float" office:value="0.994047619047619" calcext:value-type="float">
            <text:p>0.994</text:p>
          </table:table-cell>
          <table:table-cell table:formula="of:=AVERAGE([$Instances.M571];[$Instances.M574];[$Instances.M577];[$Instances.M580];[$Instances.M583];[$Instances.M586];[$Instances.M589];[$Instances.M592];[$Instances.M595];[$Instances.M598];[$Instances.M601];[$Instances.M604];[$Instances.M607];[$Instances.M610];[$Instances.M613];[$Instances.M616];[$Instances.M619];[$Instances.M622];[$Instances.M625];[$Instances.M628];[$Instances.M631])" office:value-type="float" office:value="0.988095238095238" calcext:value-type="float">
            <text:p>0.988</text:p>
          </table:table-cell>
          <table:table-cell table:formula="of:=AVERAGE([$Instances.M572];[$Instances.M575];[$Instances.M578];[$Instances.M581];[$Instances.M584];[$Instances.M587];[$Instances.M590];[$Instances.M593];[$Instances.M596];[$Instances.M599];[$Instances.M602];[$Instances.M605];[$Instances.M608];[$Instances.M611];[$Instances.M614];[$Instances.M617];[$Instances.M620];[$Instances.M623];[$Instances.M626];[$Instances.M629];[$Instances.M632])" office:value-type="float" office:value="0.93452380952381" calcext:value-type="float">
            <text:p>0.935</text:p>
          </table:table-cell>
          <table:table-cell table:formula="of:=AVERAGE([.B10:.D10])" office:value-type="float" office:value="0.972222222222222" calcext:value-type="float">
            <text:p>0.972</text:p>
          </table:table-cell>
          <table:table-cell table:formula="of:=AVERAGE([$Instances.K570];[$Instances.K573];[$Instances.K576];[$Instances.K579];[$Instances.K582];[$Instances.K585];[$Instances.K588];[$Instances.K591];[$Instances.K594];[$Instances.K597];[$Instances.K600];[$Instances.K603];[$Instances.K606];[$Instances.K609];[$Instances.K612];[$Instances.K615];[$Instances.K618];[$Instances.K621];[$Instances.K624];[$Instances.K627];[$Instances.K630])" office:value-type="float" office:value="0.714285714285714" calcext:value-type="float">
            <text:p>0.714</text:p>
          </table:table-cell>
          <table:table-cell table:formula="of:=AVERAGE([$Instances.K571];[$Instances.K574];[$Instances.K577];[$Instances.K580];[$Instances.K583];[$Instances.K586];[$Instances.K589];[$Instances.K592];[$Instances.K595];[$Instances.K598];[$Instances.K601];[$Instances.K604];[$Instances.K607];[$Instances.K610];[$Instances.K613];[$Instances.K616];[$Instances.K619];[$Instances.K622];[$Instances.K625];[$Instances.K628];[$Instances.K631])" office:value-type="float" office:value="0.71957671957672" calcext:value-type="float">
            <text:p>0.720</text:p>
          </table:table-cell>
          <table:table-cell table:formula="of:=AVERAGE([$Instances.K572];[$Instances.K575];[$Instances.K578];[$Instances.K581];[$Instances.K584];[$Instances.K587];[$Instances.K590];[$Instances.K593];[$Instances.K596];[$Instances.K599];[$Instances.K602];[$Instances.K605];[$Instances.K608];[$Instances.K611];[$Instances.K614];[$Instances.K617];[$Instances.K620];[$Instances.K623];[$Instances.K626];[$Instances.K629];[$Instances.K632])" office:value-type="float" office:value="0.714285714285714" calcext:value-type="float">
            <text:p>0.714</text:p>
          </table:table-cell>
          <table:table-cell table:formula="of:=AVERAGE([.F10];[.G10];[.H10])" office:value-type="float" office:value="0.716049382716049" calcext:value-type="float">
            <text:p>0.716</text:p>
          </table:table-cell>
        </table:table-row>
        <table:table-row table:style-name="ro1">
          <table:table-cell office:value-type="string" calcext:value-type="string">
            <text:p>Val 10</text:p>
          </table:table-cell>
          <table:table-cell table:formula="of:=AVERAGE(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)" office:value-type="float" office:value="1" calcext:value-type="float">
            <text:p>1.000</text:p>
          </table:table-cell>
          <table:table-cell table:formula="of:=AVERAGE(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)" office:value-type="float" office:value="0.982142857142857" calcext:value-type="float">
            <text:p>0.982</text:p>
          </table:table-cell>
          <table:table-cell table:formula="of:=AVERAGE(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)" office:value-type="float" office:value="0.928571428571429" calcext:value-type="float">
            <text:p>0.929</text:p>
          </table:table-cell>
          <table:table-cell table:formula="of:=AVERAGE([.B11:.D11])" office:value-type="float" office:value="0.970238095238095" calcext:value-type="float">
            <text:p>0.970</text:p>
          </table:table-cell>
          <table:table-cell table:formula="of:=AVERAGE(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)" office:value-type="float" office:value="0.661375661375661" calcext:value-type="float">
            <text:p>0.661</text:p>
          </table:table-cell>
          <table:table-cell table:formula="of:=AVERAGE(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)" office:value-type="float" office:value="0.751322751322751" calcext:value-type="float">
            <text:p>0.751</text:p>
          </table:table-cell>
          <table:table-cell table:formula="of:=AVERAGE(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)" office:value-type="float" office:value="0.582010582010582" calcext:value-type="float">
            <text:p>0.582</text:p>
          </table:table-cell>
          <table:table-cell table:formula="of:=AVERAGE([.F11];[.G11];[.H11])" office:value-type="float" office:value="0.664902998236332" calcext:value-type="float">
            <text:p>0.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8T12:11:12.945877514</dc:date>
    <meta:editing-duration>PT12H4M6S</meta:editing-duration>
    <meta:editing-cycles>4</meta:editing-cycles>
    <meta:generator>LibreOffice/7.3.7.2$Linux_X86_64 LibreOffice_project/30$Build-2</meta:generator>
    <meta:document-statistic meta:table-count="2" meta:cell-count="8352" meta:object-count="0"/>
  </office:meta>
</office:document-meta>
</file>